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ngXian" svg:font-family="DengXian" style:font-pitch="variable"/>
    <style:font-face style:name="DengXian1" svg:font-family="DengXi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SimSun" svg:font-family="NSimSun" style:font-pitch="variable"/>
    <style:font-face style:name="NSimSun1" svg:font-family="NSimSu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68cm" fo:min-width="0.16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04cm" svg:stroke-color="#000000" draw:stroke-linejoin="round" svg:stroke-linecap="round" draw:fill="solid" draw:fill-color="#000000" fo:padding-top="0.002cm" fo:padding-bottom="0.002cm" fo:padding-left="0.002cm" fo:padding-right="0.002cm"/>
    </style:style>
    <style:style style:name="gr5" style:family="graphic" style:parent-style-name="standard">
      <style:graphic-properties draw:stroke="solid" svg:stroke-width="0.067cm" svg:stroke-color="#000000" draw:stroke-linejoin="round" svg:stroke-linecap="round" draw:fill="none" fo:padding-top="0.033cm" fo:padding-bottom="0.033cm" fo:padding-left="0.033cm" fo:padding-right="0.03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0.59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1cm" svg:stroke-color="#800040" draw:stroke-linejoin="round" svg:stroke-linecap="round" draw:fill="none" fo:padding-top="0.01cm" fo:padding-bottom="0.01cm" fo:padding-left="0.01cm" fo:padding-right="0.01cm"/>
    </style:style>
    <style:style style:name="gr8" style:family="graphic" style:parent-style-name="standard">
      <style:graphic-properties draw:stroke="solid" svg:stroke-width="0.021cm" svg:stroke-color="#ff00ff" draw:stroke-linejoin="round" svg:stroke-linecap="round" draw:fill="solid" draw:fill-color="#ff00ff" fo:padding-top="0.01cm" fo:padding-bottom="0.01cm" fo:padding-left="0.01cm" fo:padding-right="0.01cm"/>
    </style:style>
    <style:style style:name="gr9" style:family="graphic" style:parent-style-name="standard">
      <style:graphic-properties draw:stroke="solid" svg:stroke-width="0.021cm" svg:stroke-color="#ff0000" draw:stroke-linejoin="round" svg:stroke-linecap="round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3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64cm" fo:min-width="0.1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6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21cm" svg:stroke-color="#0000ff" draw:stroke-linejoin="miter" svg:stroke-linecap="round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5cm" fo:min-width="0.21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21cm" svg:stroke-color="#0000ff" draw:stroke-linejoin="round" svg:stroke-linecap="round" draw:fill="none" fo:padding-top="0.01cm" fo:padding-bottom="0.01cm" fo:padding-left="0.01cm" fo:padding-right="0.01cm"/>
    </style:style>
    <style:style style:name="gr18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7" style:family="paragraph">
      <loext:graphic-properties draw:fill="solid" draw:fill-color="#ff00ff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0" style:family="paragraph">
      <loext:graphic-properties draw:fill="none"/>
      <style:text-properties fo:font-size="4.69999980926514pt" style:font-size-asian="4.69999980926514pt" style:font-size-complex="4.69999980926514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Arial" fo:font-size="4.80000019073486pt" fo:font-weight="normal" style:font-size-asian="4.80000019073486pt" style:font-weight-asian="normal" style:font-name-complex="Arial" style:font-size-complex="4.80000019073486pt" style:font-weight-complex="normal"/>
    </style:style>
    <style:style style:name="T2" style:family="text">
      <style:text-properties fo:color="#000000" loext:opacity="100%" style:font-name="CourierNew" fo:font-size="16.7999992370605pt" fo:font-weight="bold" style:font-size-asian="16.7999992370605pt" style:font-weight-asian="bold" style:font-name-complex="CourierNew" style:font-size-complex="16.7999992370605pt" style:font-weight-complex="bold"/>
    </style:style>
    <style:style style:name="T3" style:family="text">
      <style:text-properties fo:color="#000000" loext:opacity="100%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ff0000" loext:opacity="100%" style:font-name="Arial" fo:font-size="6pt" fo:font-weight="normal" style:font-size-asian="6pt" style:font-weight-asian="normal" style:font-name-complex="Arial" style:font-size-complex="6pt" style:font-weight-complex="normal"/>
    </style:style>
    <style:style style:name="T5" style:family="text">
      <style:text-properties fo:color="#000000" loext:opacity="100%" style:font-name="Arial" fo:font-size="6.69999980926514pt" fo:font-weight="bold" style:font-size-asian="6.69999980926514pt" style:font-weight-asian="bold" style:font-name-complex="Arial" style:font-size-complex="6.69999980926514pt" style:font-weight-complex="bold" style:text-scale="104%"/>
    </style:style>
    <style:style style:name="T6" style:family="text">
      <style:text-properties fo:color="#000000" loext:opacity="100%" style:font-name="Arial" fo:font-size="6.69999980926514pt" fo:font-weight="bold" style:font-size-asian="6.69999980926514pt" style:font-weight-asian="bold" style:font-name-complex="Arial" style:font-size-complex="6.69999980926514pt" style:font-weight-complex="bold"/>
    </style:style>
    <style:style style:name="T7" style:family="text">
      <style:text-properties fo:color="#000000" loext:opacity="100%" style:font-name="Arial" fo:font-size="4.69999980926514pt" fo:font-weight="normal" style:font-size-asian="4.69999980926514pt" style:font-weight-asian="normal" style:font-name-complex="Arial" style:font-size-complex="4.69999980926514pt" style:font-weight-complex="normal" style:text-scale="94%"/>
    </style:style>
    <style:style style:name="T8" style:family="text">
      <style:text-properties fo:color="#000000" loext:opacity="100%" style:font-name="Arial" fo:font-size="8.10000038146973pt" fo:font-weight="normal" style:font-size-asian="8.10000038146973pt" style:font-weight-asian="normal" style:font-name-complex="Arial" style:font-size-complex="8.10000038146973pt" style:font-weight-complex="normal" style:text-scale="93%"/>
    </style:style>
    <style:style style:name="T9" style:family="text">
      <style:text-properties fo:color="#000080" loext:opacity="100%" style:font-name="Arial" fo:font-size="6pt" fo:font-weight="normal" style:font-size-asian="6pt" style:font-weight-asian="normal" style:font-name-complex="Arial" style:font-size-complex="6pt" style:font-weight-complex="normal"/>
    </style:style>
    <style:style style:name="T10" style:family="text">
      <style:text-properties fo:color="#004080" loext:opacity="100%" style:font-name="Arial" fo:font-size="6.09999990463257pt" fo:font-weight="normal" style:font-size-asian="6.09999990463257pt" style:font-weight-asian="normal" style:font-name-complex="Arial" style:font-size-complex="6.09999990463257pt" style:font-weight-complex="normal"/>
    </style:style>
    <style:style style:name="T11" style:family="text">
      <style:text-properties fo:color="#000000" loext:opacity="100%" style:font-name="Arial" fo:font-size="6.09999990463257pt" fo:font-weight="normal" style:font-size-asian="6.09999990463257pt" style:font-weight-asian="normal" style:font-name-complex="Arial" style:font-size-complex="6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89cm" svg:y1="0.623cm" svg:x2="28.799cm" svg:y2="0.623cm">
          <text:p/>
        </draw:line>
        <draw:line draw:style-name="gr1" draw:text-style-name="P1" draw:layer="layout" svg:x1="28.799cm" svg:y1="0.623cm" svg:x2="28.799cm" svg:y2="20.342cm">
          <text:p/>
        </draw:line>
        <draw:line draw:style-name="gr1" draw:text-style-name="P1" draw:layer="layout" svg:x1="28.799cm" svg:y1="20.342cm" svg:x2="0.889cm" svg:y2="20.342cm">
          <text:p/>
        </draw:line>
        <draw:line draw:style-name="gr1" draw:text-style-name="P1" draw:layer="layout" svg:x1="0.889cm" svg:y1="20.342cm" svg:x2="0.889cm" svg:y2="0.623cm">
          <text:p/>
        </draw:line>
        <draw:line draw:style-name="gr1" draw:text-style-name="P1" draw:layer="layout" svg:x1="1.126cm" svg:y1="0.86cm" svg:x2="28.558cm" svg:y2="0.86cm">
          <text:p/>
        </draw:line>
        <draw:line draw:style-name="gr1" draw:text-style-name="P1" draw:layer="layout" svg:x1="28.558cm" svg:y1="0.86cm" svg:x2="28.558cm" svg:y2="20.105cm">
          <text:p/>
        </draw:line>
        <draw:line draw:style-name="gr1" draw:text-style-name="P1" draw:layer="layout" svg:x1="28.558cm" svg:y1="20.105cm" svg:x2="1.126cm" svg:y2="20.105cm">
          <text:p/>
        </draw:line>
        <draw:line draw:style-name="gr1" draw:text-style-name="P1" draw:layer="layout" svg:x1="1.126cm" svg:y1="20.105cm" svg:x2="1.126cm" svg:y2="0.86cm">
          <text:p/>
        </draw:line>
        <draw:polygon draw:style-name="gr2" draw:text-style-name="P2" draw:layer="layout" svg:width="0.093cm" svg:height="0.19cm" svg:x="3.869cm" svg:y="0.649cm" svg:viewBox="0 0 94 191" draw:points="0,191 94,191 94,0 0,0">
          <text:p/>
        </draw:polygon>
        <draw:polygon draw:style-name="gr2" draw:text-style-name="P2" draw:layer="layout" svg:width="0.093cm" svg:height="0.191cm" svg:x="3.869cm" svg:y="20.13cm" svg:viewBox="0 0 94 192" draw:points="0,192 94,192 94,0 0,0">
          <text:p/>
        </draw:polygon>
        <draw:frame draw:style-name="gr3" draw:text-style-name="P4" draw:layer="layout" svg:width="0.168cm" svg:height="0.187cm" svg:x="3.869cm" svg:y="0.648cm">
          <draw:text-box>
            <text:p text:style-name="P3"><text:span text:style-name="T1">5</text:span></text:p>
          </draw:text-box>
        </draw:frame>
        <draw:line draw:style-name="gr1" draw:text-style-name="P1" draw:layer="layout" svg:x1="6.612cm" svg:y1="0.86cm" svg:x2="6.612cm" svg:y2="0.623cm">
          <text:p/>
        </draw:line>
        <draw:line draw:style-name="gr1" draw:text-style-name="P1" draw:layer="layout" svg:x1="6.612cm" svg:y1="20.342cm" svg:x2="6.612cm" svg:y2="20.105cm">
          <text:p/>
        </draw:line>
        <draw:polygon draw:style-name="gr2" draw:text-style-name="P2" draw:layer="layout" svg:width="0.093cm" svg:height="0.19cm" svg:x="9.355cm" svg:y="0.649cm" svg:viewBox="0 0 94 191" draw:points="0,191 94,191 94,0 0,0">
          <text:p/>
        </draw:polygon>
        <draw:frame draw:style-name="gr3" draw:text-style-name="P4" draw:layer="layout" svg:width="0.168cm" svg:height="0.187cm" svg:x="3.869cm" svg:y="20.13cm">
          <draw:text-box>
            <text:p text:style-name="P3"><text:span text:style-name="T1">5</text:span></text:p>
          </draw:text-box>
        </draw:frame>
        <draw:polygon draw:style-name="gr2" draw:text-style-name="P2" draw:layer="layout" svg:width="0.093cm" svg:height="0.191cm" svg:x="9.355cm" svg:y="20.13cm" svg:viewBox="0 0 94 192" draw:points="0,192 94,192 94,0 0,0">
          <text:p/>
        </draw:polygon>
        <draw:frame draw:style-name="gr3" draw:text-style-name="P4" draw:layer="layout" svg:width="0.168cm" svg:height="0.187cm" svg:x="9.356cm" svg:y="0.648cm">
          <draw:text-box>
            <text:p text:style-name="P3"><text:span text:style-name="T1">4</text:span></text:p>
          </draw:text-box>
        </draw:frame>
        <draw:line draw:style-name="gr1" draw:text-style-name="P1" draw:layer="layout" svg:x1="12.098cm" svg:y1="0.86cm" svg:x2="12.098cm" svg:y2="0.623cm">
          <text:p/>
        </draw:line>
        <draw:line draw:style-name="gr1" draw:text-style-name="P1" draw:layer="layout" svg:x1="12.098cm" svg:y1="20.342cm" svg:x2="12.098cm" svg:y2="20.105cm">
          <text:p/>
        </draw:line>
        <draw:polygon draw:style-name="gr2" draw:text-style-name="P2" draw:layer="layout" svg:width="0.093cm" svg:height="0.19cm" svg:x="14.842cm" svg:y="0.649cm" svg:viewBox="0 0 94 191" draw:points="0,191 94,191 94,0 0,0">
          <text:p/>
        </draw:polygon>
        <draw:frame draw:style-name="gr3" draw:text-style-name="P4" draw:layer="layout" svg:width="0.168cm" svg:height="0.187cm" svg:x="9.356cm" svg:y="20.13cm">
          <draw:text-box>
            <text:p text:style-name="P3"><text:span text:style-name="T1">4</text:span></text:p>
          </draw:text-box>
        </draw:frame>
        <draw:polygon draw:style-name="gr2" draw:text-style-name="P2" draw:layer="layout" svg:width="0.093cm" svg:height="0.191cm" svg:x="14.842cm" svg:y="20.13cm" svg:viewBox="0 0 94 192" draw:points="0,192 94,192 94,0 0,0">
          <text:p/>
        </draw:polygon>
        <draw:frame draw:style-name="gr3" draw:text-style-name="P4" draw:layer="layout" svg:width="0.168cm" svg:height="0.187cm" svg:x="14.842cm" svg:y="0.648cm">
          <draw:text-box>
            <text:p text:style-name="P3"><text:span text:style-name="T1">3</text:span></text:p>
          </draw:text-box>
        </draw:frame>
        <draw:line draw:style-name="gr1" draw:text-style-name="P1" draw:layer="layout" svg:x1="17.585cm" svg:y1="0.86cm" svg:x2="17.585cm" svg:y2="0.623cm">
          <text:p/>
        </draw:line>
        <draw:line draw:style-name="gr1" draw:text-style-name="P1" draw:layer="layout" svg:x1="17.585cm" svg:y1="20.342cm" svg:x2="17.585cm" svg:y2="20.105cm">
          <text:p/>
        </draw:line>
        <draw:polygon draw:style-name="gr2" draw:text-style-name="P2" draw:layer="layout" svg:width="0.093cm" svg:height="0.19cm" svg:x="20.328cm" svg:y="0.649cm" svg:viewBox="0 0 94 191" draw:points="0,191 94,191 94,0 0,0">
          <text:p/>
        </draw:polygon>
        <draw:frame draw:style-name="gr3" draw:text-style-name="P4" draw:layer="layout" svg:width="0.168cm" svg:height="0.187cm" svg:x="14.842cm" svg:y="20.13cm">
          <draw:text-box>
            <text:p text:style-name="P3"><text:span text:style-name="T1">3</text:span></text:p>
          </draw:text-box>
        </draw:frame>
        <draw:polygon draw:style-name="gr2" draw:text-style-name="P2" draw:layer="layout" svg:width="0.093cm" svg:height="0.191cm" svg:x="20.328cm" svg:y="20.13cm" svg:viewBox="0 0 94 192" draw:points="0,192 94,192 94,0 0,0">
          <text:p/>
        </draw:polygon>
        <draw:frame draw:style-name="gr3" draw:text-style-name="P4" draw:layer="layout" svg:width="0.168cm" svg:height="0.187cm" svg:x="20.328cm" svg:y="0.648cm">
          <draw:text-box>
            <text:p text:style-name="P3"><text:span text:style-name="T1">2</text:span></text:p>
          </draw:text-box>
        </draw:frame>
        <draw:line draw:style-name="gr1" draw:text-style-name="P1" draw:layer="layout" svg:x1="23.071cm" svg:y1="0.86cm" svg:x2="23.071cm" svg:y2="0.623cm">
          <text:p/>
        </draw:line>
        <draw:line draw:style-name="gr1" draw:text-style-name="P1" draw:layer="layout" svg:x1="23.071cm" svg:y1="20.342cm" svg:x2="23.071cm" svg:y2="20.105cm">
          <text:p/>
        </draw:line>
        <draw:polygon draw:style-name="gr2" draw:text-style-name="P2" draw:layer="layout" svg:width="0.094cm" svg:height="0.19cm" svg:x="25.814cm" svg:y="0.649cm" svg:viewBox="0 0 95 191" draw:points="0,191 95,191 95,0 0,0">
          <text:p/>
        </draw:polygon>
        <draw:frame draw:style-name="gr3" draw:text-style-name="P4" draw:layer="layout" svg:width="0.168cm" svg:height="0.187cm" svg:x="20.328cm" svg:y="20.13cm">
          <draw:text-box>
            <text:p text:style-name="P3"><text:span text:style-name="T1">2</text:span></text:p>
          </draw:text-box>
        </draw:frame>
        <draw:polygon draw:style-name="gr2" draw:text-style-name="P2" draw:layer="layout" svg:width="0.094cm" svg:height="0.191cm" svg:x="25.814cm" svg:y="20.13cm" svg:viewBox="0 0 95 192" draw:points="0,192 95,192 95,0 0,0">
          <text:p/>
        </draw:polygon>
        <draw:frame draw:style-name="gr3" draw:text-style-name="P4" draw:layer="layout" svg:width="0.168cm" svg:height="0.187cm" svg:x="25.815cm" svg:y="0.648cm">
          <draw:text-box>
            <text:p text:style-name="P3"><text:span text:style-name="T1">1</text:span></text:p>
          </draw:text-box>
        </draw:frame>
        <draw:polygon draw:style-name="gr2" draw:text-style-name="P2" draw:layer="layout" svg:width="0.123cm" svg:height="0.19cm" svg:x="0.948cm" svg:y="3.265cm" svg:viewBox="0 0 124 191" draw:points="0,191 124,191 124,0 0,0">
          <text:p/>
        </draw:polygon>
        <draw:frame draw:style-name="gr3" draw:text-style-name="P4" draw:layer="layout" svg:width="0.168cm" svg:height="0.187cm" svg:x="25.815cm" svg:y="20.13cm">
          <draw:text-box>
            <text:p text:style-name="P3"><text:span text:style-name="T1">1</text:span></text:p>
          </draw:text-box>
        </draw:frame>
        <draw:polygon draw:style-name="gr2" draw:text-style-name="P2" draw:layer="layout" svg:width="0.123cm" svg:height="0.19cm" svg:x="28.617cm" svg:y="3.265cm" svg:viewBox="0 0 124 191" draw:points="0,191 124,191 124,0 0,0">
          <text:p/>
        </draw:polygon>
        <draw:frame draw:style-name="gr3" draw:text-style-name="P4" draw:layer="layout" svg:width="0.168cm" svg:height="0.187cm" svg:x="0.948cm" svg:y="3.264cm">
          <draw:text-box>
            <text:p text:style-name="P3"><text:span text:style-name="T1">D</text:span></text:p>
          </draw:text-box>
        </draw:frame>
        <draw:polygon draw:style-name="gr2" draw:text-style-name="P2" draw:layer="layout" svg:width="0.123cm" svg:height="0.19cm" svg:x="0.948cm" svg:y="8.074cm" svg:viewBox="0 0 124 191" draw:points="0,191 124,191 124,0 0,0">
          <text:p/>
        </draw:polygon>
        <draw:frame draw:style-name="gr3" draw:text-style-name="P4" draw:layer="layout" svg:width="0.168cm" svg:height="0.187cm" svg:x="28.617cm" svg:y="3.264cm">
          <draw:text-box>
            <text:p text:style-name="P3"><text:span text:style-name="T1">D</text:span></text:p>
          </draw:text-box>
        </draw:frame>
        <draw:polygon draw:style-name="gr2" draw:text-style-name="P2" draw:layer="layout" svg:width="0.123cm" svg:height="0.19cm" svg:x="28.617cm" svg:y="8.074cm" svg:viewBox="0 0 124 191" draw:points="0,191 124,191 124,0 0,0">
          <text:p/>
        </draw:polygon>
        <draw:frame draw:style-name="gr3" draw:text-style-name="P4" draw:layer="layout" svg:width="0.168cm" svg:height="0.187cm" svg:x="0.948cm" svg:y="8.074cm">
          <draw:text-box>
            <text:p text:style-name="P3"><text:span text:style-name="T1">C</text:span></text:p>
          </draw:text-box>
        </draw:frame>
        <draw:line draw:style-name="gr1" draw:text-style-name="P1" draw:layer="layout" svg:x1="1.126cm" svg:y1="5.669cm" svg:x2="0.889cm" svg:y2="5.669cm">
          <text:p/>
        </draw:line>
        <draw:line draw:style-name="gr1" draw:text-style-name="P1" draw:layer="layout" svg:x1="28.795cm" svg:y1="5.669cm" svg:x2="28.558cm" svg:y2="5.669cm">
          <text:p/>
        </draw:line>
        <draw:polygon draw:style-name="gr2" draw:text-style-name="P2" draw:layer="layout" svg:width="0.114cm" svg:height="0.191cm" svg:x="0.948cm" svg:y="12.887cm" svg:viewBox="0 0 115 192" draw:points="0,192 115,192 115,0 0,0">
          <text:p/>
        </draw:polygon>
        <draw:frame draw:style-name="gr3" draw:text-style-name="P4" draw:layer="layout" svg:width="0.168cm" svg:height="0.187cm" svg:x="28.617cm" svg:y="8.074cm">
          <draw:text-box>
            <text:p text:style-name="P3"><text:span text:style-name="T1">C</text:span></text:p>
          </draw:text-box>
        </draw:frame>
        <draw:polygon draw:style-name="gr2" draw:text-style-name="P2" draw:layer="layout" svg:width="0.114cm" svg:height="0.191cm" svg:x="28.617cm" svg:y="12.887cm" svg:viewBox="0 0 115 192" draw:points="0,192 115,192 115,0 0,0">
          <text:p/>
        </draw:polygon>
        <draw:frame draw:style-name="gr3" draw:text-style-name="P4" draw:layer="layout" svg:width="0.168cm" svg:height="0.187cm" svg:x="0.948cm" svg:y="12.887cm">
          <draw:text-box>
            <text:p text:style-name="P3"><text:span text:style-name="T1">B</text:span></text:p>
          </draw:text-box>
        </draw:frame>
        <draw:line draw:style-name="gr1" draw:text-style-name="P1" draw:layer="layout" svg:x1="1.126cm" svg:y1="10.483cm" svg:x2="0.889cm" svg:y2="10.483cm">
          <text:p/>
        </draw:line>
        <draw:line draw:style-name="gr1" draw:text-style-name="P1" draw:layer="layout" svg:x1="28.795cm" svg:y1="10.483cm" svg:x2="28.558cm" svg:y2="10.483cm">
          <text:p/>
        </draw:line>
        <draw:polygon draw:style-name="gr4" draw:text-style-name="P5" draw:layer="layout" svg:width="0.119cm" svg:height="0.139cm" svg:x="1.007cm" svg:y="10.411cm" svg:viewBox="0 0 120 140" draw:points="120,72 0,0 0,140">
          <text:p/>
        </draw:polygon>
        <draw:polygon draw:style-name="gr4" draw:text-style-name="P5" draw:layer="layout" svg:width="0.118cm" svg:height="0.139cm" svg:x="28.558cm" svg:y="10.411cm" svg:viewBox="0 0 119 140" draw:points="0,72 119,0 119,140">
          <text:p/>
        </draw:polygon>
        <draw:polygon draw:style-name="gr2" draw:text-style-name="P2" draw:layer="layout" svg:width="0.114cm" svg:height="0.191cm" svg:x="0.948cm" svg:y="17.696cm" svg:viewBox="0 0 115 192" draw:points="0,192 115,192 115,0 0,0">
          <text:p/>
        </draw:polygon>
        <draw:frame draw:style-name="gr3" draw:text-style-name="P4" draw:layer="layout" svg:width="0.168cm" svg:height="0.187cm" svg:x="28.617cm" svg:y="12.887cm">
          <draw:text-box>
            <text:p text:style-name="P3"><text:span text:style-name="T1">B</text:span></text:p>
          </draw:text-box>
        </draw:frame>
        <draw:polygon draw:style-name="gr2" draw:text-style-name="P2" draw:layer="layout" svg:width="0.114cm" svg:height="0.191cm" svg:x="28.617cm" svg:y="17.696cm" svg:viewBox="0 0 115 192" draw:points="0,192 115,192 115,0 0,0">
          <text:p/>
        </draw:polygon>
        <draw:frame draw:style-name="gr3" draw:text-style-name="P4" draw:layer="layout" svg:width="0.168cm" svg:height="0.187cm" svg:x="0.948cm" svg:y="17.696cm">
          <draw:text-box>
            <text:p text:style-name="P3"><text:span text:style-name="T1">A</text:span></text:p>
          </draw:text-box>
        </draw:frame>
        <draw:line draw:style-name="gr1" draw:text-style-name="P1" draw:layer="layout" svg:x1="1.126cm" svg:y1="15.292cm" svg:x2="0.889cm" svg:y2="15.292cm">
          <text:p/>
        </draw:line>
        <draw:line draw:style-name="gr1" draw:text-style-name="P1" draw:layer="layout" svg:x1="28.795cm" svg:y1="15.292cm" svg:x2="28.558cm" svg:y2="15.292cm">
          <text:p/>
        </draw:line>
        <draw:line draw:style-name="gr5" draw:text-style-name="P1" draw:layer="layout" svg:x1="9.961cm" svg:y1="1.097cm" svg:x2="9.961cm" svg:y2="19.246cm">
          <text:p/>
        </draw:line>
        <draw:line draw:style-name="gr5" draw:text-style-name="P1" draw:layer="layout" svg:x1="19.511cm" svg:y1="1.097cm" svg:x2="19.511cm" svg:y2="19.246cm">
          <text:p/>
        </draw:line>
        <draw:frame draw:style-name="gr3" draw:text-style-name="P4" draw:layer="layout" svg:width="0.168cm" svg:height="0.187cm" svg:x="28.617cm" svg:y="17.696cm">
          <draw:text-box>
            <text:p text:style-name="P3"><text:span text:style-name="T1">A</text:span></text:p>
          </draw:text-box>
        </draw:frame>
        <draw:frame draw:style-name="gr6" draw:text-style-name="P6" draw:layer="layout" svg:width="2.491cm" svg:height="0.674cm" svg:x="1.363cm" svg:y="1.104cm">
          <draw:text-box>
            <text:p text:style-name="P3"><text:span text:style-name="T2">Camera</text:span><text:span text:style-name="T2">1</text:span></text:p>
          </draw:text-box>
        </draw:frame>
        <draw:frame draw:style-name="gr6" draw:text-style-name="P6" draw:layer="layout" svg:width="2.491cm" svg:height="0.674cm" svg:x="10.676cm" svg:y="1.104cm">
          <draw:text-box>
            <text:p text:style-name="P3"><text:span text:style-name="T2">Camera</text:span><text:span text:style-name="T2">2</text:span></text:p>
          </draw:text-box>
        </draw:frame>
        <draw:line draw:style-name="gr7" draw:text-style-name="P1" draw:layer="layout" svg:x1="23.571cm" svg:y1="9.217cm" svg:x2="22.851cm" svg:y2="9.217cm">
          <text:p/>
        </draw:line>
        <draw:line draw:style-name="gr7" draw:text-style-name="P1" draw:layer="layout" svg:x1="20.942cm" svg:y1="11.367cm" svg:x2="20.463cm" svg:y2="11.367cm">
          <text:p/>
        </draw:line>
        <draw:line draw:style-name="gr7" draw:text-style-name="P1" draw:layer="layout" svg:x1="20.942cm" svg:y1="11.367cm" svg:x2="20.942cm" svg:y2="11.126cm">
          <text:p/>
        </draw:line>
        <draw:line draw:style-name="gr7" draw:text-style-name="P1" draw:layer="layout" svg:x1="20.463cm" svg:y1="11.367cm" svg:x2="20.463cm" svg:y2="11.126cm">
          <text:p/>
        </draw:line>
        <draw:path draw:style-name="gr8" draw:text-style-name="P7" draw:layer="layout" svg:width="0.093cm" svg:height="0.093cm" svg:x="20.417cm" svg:y="11.317cm" svg:viewBox="0 0 94 94" svg:d="M94 46c0-29-22-46-48-46-29 0-46 17-46 46 0 26 17 48 46 48 26 0 48-22 48-48z">
          <text:p/>
        </draw:path>
        <draw:line draw:style-name="gr7" draw:text-style-name="P1" draw:layer="layout" svg:x1="23.092cm" svg:y1="3.485cm" svg:x2="22.851cm" svg:y2="3.485cm">
          <text:p/>
        </draw:line>
        <draw:line draw:style-name="gr7" draw:text-style-name="P1" draw:layer="layout" svg:x1="23.092cm" svg:y1="4.205cm" svg:x2="22.851cm" svg:y2="4.205cm">
          <text:p/>
        </draw:line>
        <draw:line draw:style-name="gr7" draw:text-style-name="P1" draw:layer="layout" svg:x1="23.092cm" svg:y1="4.92cm" svg:x2="22.851cm" svg:y2="4.92cm">
          <text:p/>
        </draw:line>
        <draw:line draw:style-name="gr7" draw:text-style-name="P1" draw:layer="layout" svg:x1="23.092cm" svg:y1="5.635cm" svg:x2="22.851cm" svg:y2="5.635cm">
          <text:p/>
        </draw:line>
        <draw:line draw:style-name="gr7" draw:text-style-name="P1" draw:layer="layout" svg:x1="23.092cm" svg:y1="6.351cm" svg:x2="22.851cm" svg:y2="6.351cm">
          <text:p/>
        </draw:line>
        <draw:line draw:style-name="gr7" draw:text-style-name="P1" draw:layer="layout" svg:x1="23.092cm" svg:y1="7.066cm" svg:x2="22.851cm" svg:y2="7.066cm">
          <text:p/>
        </draw:line>
        <draw:line draw:style-name="gr7" draw:text-style-name="P1" draw:layer="layout" svg:x1="23.808cm" svg:y1="6.592cm" svg:x2="22.851cm" svg:y2="6.592cm">
          <text:p/>
        </draw:line>
        <draw:line draw:style-name="gr7" draw:text-style-name="P1" draw:layer="layout" svg:x1="23.808cm" svg:y1="6.829cm" svg:x2="22.851cm" svg:y2="6.829cm">
          <text:p/>
        </draw:line>
        <draw:line draw:style-name="gr7" draw:text-style-name="P1" draw:layer="layout" svg:x1="23.808cm" svg:y1="5.873cm" svg:x2="22.851cm" svg:y2="5.873cm">
          <text:p/>
        </draw:line>
        <draw:line draw:style-name="gr7" draw:text-style-name="P1" draw:layer="layout" svg:x1="23.808cm" svg:y1="6.114cm" svg:x2="22.851cm" svg:y2="6.114cm">
          <text:p/>
        </draw:line>
        <draw:line draw:style-name="gr7" draw:text-style-name="P1" draw:layer="layout" svg:x1="23.808cm" svg:y1="3.726cm" svg:x2="22.851cm" svg:y2="3.726cm">
          <text:p/>
        </draw:line>
        <draw:line draw:style-name="gr7" draw:text-style-name="P1" draw:layer="layout" svg:x1="23.808cm" svg:y1="3.963cm" svg:x2="22.851cm" svg:y2="3.963cm">
          <text:p/>
        </draw:line>
        <draw:line draw:style-name="gr7" draw:text-style-name="P1" draw:layer="layout" svg:x1="23.808cm" svg:y1="4.442cm" svg:x2="22.851cm" svg:y2="4.442cm">
          <text:p/>
        </draw:line>
        <draw:line draw:style-name="gr7" draw:text-style-name="P1" draw:layer="layout" svg:x1="23.808cm" svg:y1="4.679cm" svg:x2="22.851cm" svg:y2="4.679cm">
          <text:p/>
        </draw:line>
        <draw:line draw:style-name="gr7" draw:text-style-name="P1" draw:layer="layout" svg:x1="23.808cm" svg:y1="5.157cm" svg:x2="22.851cm" svg:y2="5.157cm">
          <text:p/>
        </draw:line>
        <draw:line draw:style-name="gr7" draw:text-style-name="P1" draw:layer="layout" svg:x1="23.808cm" svg:y1="5.398cm" svg:x2="22.851cm" svg:y2="5.398cm">
          <text:p/>
        </draw:line>
        <draw:line draw:style-name="gr7" draw:text-style-name="P1" draw:layer="layout" svg:x1="23.571cm" svg:y1="9.932cm" svg:x2="23.092cm" svg:y2="9.932cm">
          <text:p/>
        </draw:line>
        <draw:path draw:style-name="gr8" draw:text-style-name="P7" draw:layer="layout" svg:width="0.089cm" svg:height="0.089cm" svg:x="23.046cm" svg:y="9.886cm" svg:viewBox="0 0 90 90" svg:d="M90 43c0-25-21-43-48-43-25 0-42 18-42 43s17 47 42 47c27 0 48-22 48-47z">
          <text:p/>
        </draw:path>
        <draw:line draw:style-name="gr7" draw:text-style-name="P1" draw:layer="layout" svg:x1="23.092cm" svg:y1="10.174cm" svg:x2="22.851cm" svg:y2="10.174cm">
          <text:p/>
        </draw:line>
        <draw:path draw:style-name="gr8" draw:text-style-name="P7" draw:layer="layout" svg:width="0.089cm" svg:height="0.093cm" svg:x="23.046cm" svg:y="10.123cm" svg:viewBox="0 0 90 94" svg:d="M90 46c0-29-21-46-48-46-25 0-42 17-42 46 0 27 17 48 42 48 27 0 48-21 48-48z">
          <text:p/>
        </draw:path>
        <draw:line draw:style-name="gr7" draw:text-style-name="P1" draw:layer="layout" svg:x1="23.092cm" svg:y1="10.174cm" svg:x2="23.092cm" svg:y2="9.932cm">
          <text:p/>
        </draw:line>
        <draw:line draw:style-name="gr7" draw:text-style-name="P1" draw:layer="layout" svg:x1="23.092cm" svg:y1="9.932cm" svg:x2="22.851cm" svg:y2="9.932cm">
          <text:p/>
        </draw:line>
        <draw:line draw:style-name="gr7" draw:text-style-name="P1" draw:layer="layout" svg:x1="23.092cm" svg:y1="10.411cm" svg:x2="22.851cm" svg:y2="10.411cm">
          <text:p/>
        </draw:line>
        <draw:line draw:style-name="gr7" draw:text-style-name="P1" draw:layer="layout" svg:x1="23.092cm" svg:y1="10.411cm" svg:x2="23.092cm" svg:y2="10.174cm">
          <text:p/>
        </draw:line>
        <draw:line draw:style-name="gr7" draw:text-style-name="P1" draw:layer="layout" svg:x1="23.329cm" svg:y1="9.454cm" svg:x2="23.092cm" svg:y2="9.454cm">
          <text:p/>
        </draw:line>
        <draw:line draw:style-name="gr7" draw:text-style-name="P1" draw:layer="layout" svg:x1="23.092cm" svg:y1="9.454cm" svg:x2="22.851cm" svg:y2="9.454cm">
          <text:p/>
        </draw:line>
        <draw:line draw:style-name="gr7" draw:text-style-name="P1" draw:layer="layout" svg:x1="23.092cm" svg:y1="9.695cm" svg:x2="23.092cm" svg:y2="9.454cm">
          <text:p/>
        </draw:line>
        <draw:path draw:style-name="gr8" draw:text-style-name="P7" draw:layer="layout" svg:width="0.089cm" svg:height="0.094cm" svg:x="23.046cm" svg:y="9.407cm" svg:viewBox="0 0 90 95" svg:d="M90 48c0-31-21-48-48-48-25 0-42 17-42 48 0 25 17 47 42 47 27 0 48-22 48-47z">
          <text:p/>
        </draw:path>
        <draw:line draw:style-name="gr7" draw:text-style-name="P1" draw:layer="layout" svg:x1="23.092cm" svg:y1="9.695cm" svg:x2="22.851cm" svg:y2="9.695cm">
          <text:p/>
        </draw:line>
        <draw:line draw:style-name="gr7" draw:text-style-name="P1" draw:layer="layout" svg:x1="23.808cm" svg:y1="7.308cm" svg:x2="22.851cm" svg:y2="7.308cm">
          <text:p/>
        </draw:line>
        <draw:line draw:style-name="gr7" draw:text-style-name="P1" draw:layer="layout" svg:x1="20.463cm" svg:y1="11.604cm" svg:x2="20.463cm" svg:y2="11.367cm">
          <text:p/>
        </draw:line>
        <draw:line draw:style-name="gr7" draw:text-style-name="P1" draw:layer="layout" svg:x1="23.808cm" svg:y1="7.545cm" svg:x2="22.851cm" svg:y2="7.545cm">
          <text:p/>
        </draw:line>
        <draw:line draw:style-name="gr7" draw:text-style-name="P1" draw:layer="layout" svg:x1="23.808cm" svg:y1="8.26cm" svg:x2="22.851cm" svg:y2="8.26cm">
          <text:p/>
        </draw:line>
        <draw:line draw:style-name="gr7" draw:text-style-name="P1" draw:layer="layout" svg:x1="23.808cm" svg:y1="8.023cm" svg:x2="22.851cm" svg:y2="8.023cm">
          <text:p/>
        </draw:line>
        <draw:line draw:style-name="gr7" draw:text-style-name="P1" draw:layer="layout" svg:x1="23.808cm" svg:y1="8.501cm" svg:x2="22.851cm" svg:y2="8.501cm">
          <text:p/>
        </draw:line>
        <draw:line draw:style-name="gr7" draw:text-style-name="P1" draw:layer="layout" svg:x1="23.808cm" svg:y1="8.739cm" svg:x2="22.851cm" svg:y2="8.739cm">
          <text:p/>
        </draw:line>
        <draw:line draw:style-name="gr7" draw:text-style-name="P1" draw:layer="layout" svg:x1="23.808cm" svg:y1="7.786cm" svg:x2="22.851cm" svg:y2="7.786cm">
          <text:p/>
        </draw:line>
        <draw:line draw:style-name="gr7" draw:text-style-name="P1" draw:layer="layout" svg:x1="23.808cm" svg:y1="8.98cm" svg:x2="22.851cm" svg:y2="8.98cm">
          <text:p/>
        </draw:line>
        <draw:line draw:style-name="gr7" draw:text-style-name="P1" draw:layer="layout" svg:x1="10.913cm" svg:y1="11.126cm" svg:x2="10.913cm" svg:y2="11.367cm">
          <text:p/>
        </draw:line>
        <draw:line draw:style-name="gr7" draw:text-style-name="P1" draw:layer="layout" svg:x1="11.391cm" svg:y1="11.126cm" svg:x2="11.391cm" svg:y2="11.367cm">
          <text:p/>
        </draw:line>
        <draw:line draw:style-name="gr7" draw:text-style-name="P1" draw:layer="layout" svg:x1="11.391cm" svg:y1="11.367cm" svg:x2="10.913cm" svg:y2="11.367cm">
          <text:p/>
        </draw:line>
        <draw:path draw:style-name="gr8" draw:text-style-name="P7" draw:layer="layout" svg:width="0.094cm" svg:height="0.093cm" svg:x="10.866cm" svg:y="11.317cm" svg:viewBox="0 0 95 94" svg:d="M95 46c0-29-22-46-48-46-30 0-47 17-47 46 0 26 17 48 47 48 26 0 48-22 48-48z">
          <text:p/>
        </draw:path>
        <draw:line draw:style-name="gr7" draw:text-style-name="P1" draw:layer="layout" svg:x1="10.913cm" svg:y1="11.367cm" svg:x2="10.913cm" svg:y2="11.604cm">
          <text:p/>
        </draw:line>
        <draw:line draw:style-name="gr7" draw:text-style-name="P1" draw:layer="layout" svg:x1="15.451cm" svg:y1="8.98cm" svg:x2="13.301cm" svg:y2="8.98cm">
          <text:p/>
        </draw:line>
        <draw:line draw:style-name="gr7" draw:text-style-name="P1" draw:layer="layout" svg:x1="14.02cm" svg:y1="9.217cm" svg:x2="13.301cm" svg:y2="9.217cm">
          <text:p/>
        </draw:line>
        <draw:line draw:style-name="gr7" draw:text-style-name="P1" draw:layer="layout" svg:x1="13.542cm" svg:y1="3.485cm" svg:x2="13.301cm" svg:y2="3.485cm">
          <text:p/>
        </draw:line>
        <draw:line draw:style-name="gr7" draw:text-style-name="P1" draw:layer="layout" svg:x1="13.542cm" svg:y1="4.205cm" svg:x2="13.301cm" svg:y2="4.205cm">
          <text:p/>
        </draw:line>
        <draw:line draw:style-name="gr7" draw:text-style-name="P1" draw:layer="layout" svg:x1="13.542cm" svg:y1="4.92cm" svg:x2="13.301cm" svg:y2="4.92cm">
          <text:p/>
        </draw:line>
        <draw:line draw:style-name="gr7" draw:text-style-name="P1" draw:layer="layout" svg:x1="13.542cm" svg:y1="5.635cm" svg:x2="13.301cm" svg:y2="5.635cm">
          <text:p/>
        </draw:line>
        <draw:line draw:style-name="gr7" draw:text-style-name="P1" draw:layer="layout" svg:x1="13.542cm" svg:y1="6.351cm" svg:x2="13.301cm" svg:y2="6.351cm">
          <text:p/>
        </draw:line>
        <draw:line draw:style-name="gr7" draw:text-style-name="P1" draw:layer="layout" svg:x1="13.542cm" svg:y1="7.066cm" svg:x2="13.301cm" svg:y2="7.066cm">
          <text:p/>
        </draw:line>
        <draw:line draw:style-name="gr7" draw:text-style-name="P1" draw:layer="layout" svg:x1="15.451cm" svg:y1="6.592cm" svg:x2="13.301cm" svg:y2="6.592cm">
          <text:p/>
        </draw:line>
        <draw:line draw:style-name="gr7" draw:text-style-name="P1" draw:layer="layout" svg:x1="15.451cm" svg:y1="6.829cm" svg:x2="13.301cm" svg:y2="6.829cm">
          <text:p/>
        </draw:line>
        <draw:line draw:style-name="gr7" draw:text-style-name="P1" draw:layer="layout" svg:x1="15.451cm" svg:y1="5.873cm" svg:x2="13.301cm" svg:y2="5.873cm">
          <text:p/>
        </draw:line>
        <draw:line draw:style-name="gr7" draw:text-style-name="P1" draw:layer="layout" svg:x1="15.451cm" svg:y1="6.114cm" svg:x2="13.301cm" svg:y2="6.114cm">
          <text:p/>
        </draw:line>
        <draw:line draw:style-name="gr7" draw:text-style-name="P1" draw:layer="layout" svg:x1="15.451cm" svg:y1="3.726cm" svg:x2="13.301cm" svg:y2="3.726cm">
          <text:p/>
        </draw:line>
        <draw:line draw:style-name="gr7" draw:text-style-name="P1" draw:layer="layout" svg:x1="15.451cm" svg:y1="3.963cm" svg:x2="13.301cm" svg:y2="3.963cm">
          <text:p/>
        </draw:line>
        <draw:line draw:style-name="gr7" draw:text-style-name="P1" draw:layer="layout" svg:x1="15.451cm" svg:y1="4.442cm" svg:x2="13.301cm" svg:y2="4.442cm">
          <text:p/>
        </draw:line>
        <draw:line draw:style-name="gr7" draw:text-style-name="P1" draw:layer="layout" svg:x1="15.451cm" svg:y1="4.679cm" svg:x2="13.301cm" svg:y2="4.679cm">
          <text:p/>
        </draw:line>
        <draw:line draw:style-name="gr7" draw:text-style-name="P1" draw:layer="layout" svg:x1="14.02cm" svg:y1="9.932cm" svg:x2="13.542cm" svg:y2="9.932cm">
          <text:p/>
        </draw:line>
        <draw:line draw:style-name="gr7" draw:text-style-name="P1" draw:layer="layout" svg:x1="13.542cm" svg:y1="10.174cm" svg:x2="13.301cm" svg:y2="10.174cm">
          <text:p/>
        </draw:line>
        <draw:line draw:style-name="gr7" draw:text-style-name="P1" draw:layer="layout" svg:x1="13.542cm" svg:y1="9.932cm" svg:x2="13.542cm" svg:y2="10.174cm">
          <text:p/>
        </draw:line>
        <draw:path draw:style-name="gr8" draw:text-style-name="P7" draw:layer="layout" svg:width="0.089cm" svg:height="0.089cm" svg:x="13.495cm" svg:y="9.886cm" svg:viewBox="0 0 90 90" svg:d="M90 43c0-25-21-43-46-43-26 0-44 18-44 43s18 47 44 47c25 0 46-22 46-47z">
          <text:p/>
        </draw:path>
        <draw:path draw:style-name="gr8" draw:text-style-name="P7" draw:layer="layout" svg:width="0.089cm" svg:height="0.093cm" svg:x="13.495cm" svg:y="10.123cm" svg:viewBox="0 0 90 94" svg:d="M90 46c0-29-21-46-46-46-26 0-44 17-44 46 0 27 18 48 44 48 25 0 46-21 46-48z">
          <text:p/>
        </draw:path>
        <draw:line draw:style-name="gr7" draw:text-style-name="P1" draw:layer="layout" svg:x1="13.542cm" svg:y1="9.932cm" svg:x2="13.301cm" svg:y2="9.932cm">
          <text:p/>
        </draw:line>
        <draw:line draw:style-name="gr7" draw:text-style-name="P1" draw:layer="layout" svg:x1="13.542cm" svg:y1="10.411cm" svg:x2="13.301cm" svg:y2="10.411cm">
          <text:p/>
        </draw:line>
        <draw:line draw:style-name="gr7" draw:text-style-name="P1" draw:layer="layout" svg:x1="13.542cm" svg:y1="10.174cm" svg:x2="13.542cm" svg:y2="10.411cm">
          <text:p/>
        </draw:line>
        <draw:line draw:style-name="gr7" draw:text-style-name="P1" draw:layer="layout" svg:x1="13.779cm" svg:y1="9.454cm" svg:x2="13.542cm" svg:y2="9.454cm">
          <text:p/>
        </draw:line>
        <draw:line draw:style-name="gr7" draw:text-style-name="P1" draw:layer="layout" svg:x1="13.542cm" svg:y1="9.454cm" svg:x2="13.301cm" svg:y2="9.454cm">
          <text:p/>
        </draw:line>
        <draw:path draw:style-name="gr8" draw:text-style-name="P7" draw:layer="layout" svg:width="0.089cm" svg:height="0.094cm" svg:x="13.495cm" svg:y="9.407cm" svg:viewBox="0 0 90 95" svg:d="M90 48c0-31-21-48-46-48-26 0-44 17-44 48 0 25 18 47 44 47 25 0 46-22 46-47z">
          <text:p/>
        </draw:path>
        <draw:line draw:style-name="gr7" draw:text-style-name="P1" draw:layer="layout" svg:x1="13.542cm" svg:y1="9.454cm" svg:x2="13.542cm" svg:y2="9.695cm">
          <text:p/>
        </draw:line>
        <draw:line draw:style-name="gr7" draw:text-style-name="P1" draw:layer="layout" svg:x1="13.542cm" svg:y1="9.695cm" svg:x2="13.301cm" svg:y2="9.695cm">
          <text:p/>
        </draw:line>
        <draw:line draw:style-name="gr7" draw:text-style-name="P1" draw:layer="layout" svg:x1="15.451cm" svg:y1="7.308cm" svg:x2="13.301cm" svg:y2="7.308cm">
          <text:p/>
        </draw:line>
        <draw:line draw:style-name="gr7" draw:text-style-name="P1" draw:layer="layout" svg:x1="15.451cm" svg:y1="7.545cm" svg:x2="13.301cm" svg:y2="7.545cm">
          <text:p/>
        </draw:line>
        <draw:line draw:style-name="gr7" draw:text-style-name="P1" draw:layer="layout" svg:x1="15.451cm" svg:y1="8.26cm" svg:x2="13.301cm" svg:y2="8.26cm">
          <text:p/>
        </draw:line>
        <draw:line draw:style-name="gr7" draw:text-style-name="P1" draw:layer="layout" svg:x1="15.451cm" svg:y1="8.023cm" svg:x2="13.301cm" svg:y2="8.023cm">
          <text:p/>
        </draw:line>
        <draw:line draw:style-name="gr7" draw:text-style-name="P1" draw:layer="layout" svg:x1="15.451cm" svg:y1="7.786cm" svg:x2="13.301cm" svg:y2="7.786cm">
          <text:p/>
        </draw:line>
        <draw:line draw:style-name="gr7" draw:text-style-name="P1" draw:layer="layout" svg:x1="15.451cm" svg:y1="8.739cm" svg:x2="14.494cm" svg:y2="8.739cm">
          <text:p/>
        </draw:line>
        <draw:line draw:style-name="gr7" draw:text-style-name="P1" draw:layer="layout" svg:x1="4.707cm" svg:y1="3.485cm" svg:x2="4.47cm" svg:y2="3.485cm">
          <text:p/>
        </draw:line>
        <draw:line draw:style-name="gr7" draw:text-style-name="P1" draw:layer="layout" svg:x1="4.707cm" svg:y1="4.205cm" svg:x2="4.47cm" svg:y2="4.205cm">
          <text:p/>
        </draw:line>
        <draw:line draw:style-name="gr7" draw:text-style-name="P1" draw:layer="layout" svg:x1="4.707cm" svg:y1="4.92cm" svg:x2="4.47cm" svg:y2="4.92cm">
          <text:p/>
        </draw:line>
        <draw:line draw:style-name="gr7" draw:text-style-name="P1" draw:layer="layout" svg:x1="4.707cm" svg:y1="5.635cm" svg:x2="4.47cm" svg:y2="5.635cm">
          <text:p/>
        </draw:line>
        <draw:line draw:style-name="gr7" draw:text-style-name="P1" draw:layer="layout" svg:x1="4.707cm" svg:y1="6.351cm" svg:x2="4.47cm" svg:y2="6.351cm">
          <text:p/>
        </draw:line>
        <draw:line draw:style-name="gr7" draw:text-style-name="P1" draw:layer="layout" svg:x1="4.707cm" svg:y1="7.066cm" svg:x2="4.47cm" svg:y2="7.066cm">
          <text:p/>
        </draw:line>
        <draw:line draw:style-name="gr7" draw:text-style-name="P1" draw:layer="layout" svg:x1="6.616cm" svg:y1="6.592cm" svg:x2="4.47cm" svg:y2="6.592cm">
          <text:p/>
        </draw:line>
        <draw:line draw:style-name="gr7" draw:text-style-name="P1" draw:layer="layout" svg:x1="6.616cm" svg:y1="6.829cm" svg:x2="4.47cm" svg:y2="6.829cm">
          <text:p/>
        </draw:line>
        <draw:line draw:style-name="gr7" draw:text-style-name="P1" draw:layer="layout" svg:x1="6.616cm" svg:y1="5.873cm" svg:x2="4.47cm" svg:y2="5.873cm">
          <text:p/>
        </draw:line>
        <draw:line draw:style-name="gr7" draw:text-style-name="P1" draw:layer="layout" svg:x1="6.616cm" svg:y1="6.114cm" svg:x2="4.47cm" svg:y2="6.114cm">
          <text:p/>
        </draw:line>
        <draw:line draw:style-name="gr7" draw:text-style-name="P1" draw:layer="layout" svg:x1="6.616cm" svg:y1="3.726cm" svg:x2="4.47cm" svg:y2="3.726cm">
          <text:p/>
        </draw:line>
        <draw:line draw:style-name="gr7" draw:text-style-name="P1" draw:layer="layout" svg:x1="6.616cm" svg:y1="3.963cm" svg:x2="4.47cm" svg:y2="3.963cm">
          <text:p/>
        </draw:line>
        <draw:line draw:style-name="gr7" draw:text-style-name="P1" draw:layer="layout" svg:x1="6.616cm" svg:y1="4.442cm" svg:x2="4.47cm" svg:y2="4.442cm">
          <text:p/>
        </draw:line>
        <draw:line draw:style-name="gr7" draw:text-style-name="P1" draw:layer="layout" svg:x1="6.616cm" svg:y1="4.679cm" svg:x2="4.47cm" svg:y2="4.679cm">
          <text:p/>
        </draw:line>
        <draw:line draw:style-name="gr7" draw:text-style-name="P1" draw:layer="layout" svg:x1="6.616cm" svg:y1="7.308cm" svg:x2="4.47cm" svg:y2="7.308cm">
          <text:p/>
        </draw:line>
        <draw:line draw:style-name="gr7" draw:text-style-name="P1" draw:layer="layout" svg:x1="6.616cm" svg:y1="7.545cm" svg:x2="4.47cm" svg:y2="7.545cm">
          <text:p/>
        </draw:line>
        <draw:line draw:style-name="gr7" draw:text-style-name="P1" draw:layer="layout" svg:x1="2.082cm" svg:y1="11.367cm" svg:x2="2.082cm" svg:y2="11.126cm">
          <text:p/>
        </draw:line>
        <draw:path draw:style-name="gr8" draw:text-style-name="P7" draw:layer="layout" svg:width="0.093cm" svg:height="0.093cm" svg:x="2.032cm" svg:y="11.317cm" svg:viewBox="0 0 94 94" svg:d="M94 46c0-29-22-46-48-46-30 0-46 17-46 46 0 26 16 48 46 48 26 0 48-22 48-48z">
          <text:p/>
        </draw:path>
        <draw:line draw:style-name="gr7" draw:text-style-name="P1" draw:layer="layout" svg:x1="2.556cm" svg:y1="11.367cm" svg:x2="2.556cm" svg:y2="11.126cm">
          <text:p/>
        </draw:line>
        <draw:line draw:style-name="gr7" draw:text-style-name="P1" draw:layer="layout" svg:x1="2.082cm" svg:y1="11.367cm" svg:x2="2.556cm" svg:y2="11.367cm">
          <text:p/>
        </draw:line>
        <draw:line draw:style-name="gr7" draw:text-style-name="P1" draw:layer="layout" svg:x1="2.082cm" svg:y1="11.604cm" svg:x2="2.082cm" svg:y2="11.367cm">
          <text:p/>
        </draw:line>
        <draw:line draw:style-name="gr7" draw:text-style-name="P1" draw:layer="layout" svg:x1="6.616cm" svg:y1="7.786cm" svg:x2="4.47cm" svg:y2="7.786cm">
          <text:p/>
        </draw:line>
        <draw:line draw:style-name="gr7" draw:text-style-name="P1" draw:layer="layout" svg:x1="6.616cm" svg:y1="8.26cm" svg:x2="4.47cm" svg:y2="8.26cm">
          <text:p/>
        </draw:line>
        <draw:line draw:style-name="gr7" draw:text-style-name="P1" draw:layer="layout" svg:x1="6.616cm" svg:y1="8.023cm" svg:x2="4.47cm" svg:y2="8.023cm">
          <text:p/>
        </draw:line>
        <draw:line draw:style-name="gr7" draw:text-style-name="P1" draw:layer="layout" svg:x1="5.185cm" svg:y1="9.217cm" svg:x2="4.47cm" svg:y2="9.217cm">
          <text:p/>
        </draw:line>
        <draw:line draw:style-name="gr7" draw:text-style-name="P1" draw:layer="layout" svg:x1="4.707cm" svg:y1="9.932cm" svg:x2="5.185cm" svg:y2="9.932cm">
          <text:p/>
        </draw:line>
        <draw:line draw:style-name="gr7" draw:text-style-name="P1" draw:layer="layout" svg:x1="4.707cm" svg:y1="10.174cm" svg:x2="4.47cm" svg:y2="10.174cm">
          <text:p/>
        </draw:line>
        <draw:path draw:style-name="gr8" draw:text-style-name="P7" draw:layer="layout" svg:width="0.089cm" svg:height="0.093cm" svg:x="4.66cm" svg:y="10.123cm" svg:viewBox="0 0 90 94" svg:d="M90 46c0-29-21-46-47-46s-43 17-43 46c0 27 17 48 43 48s47-21 47-48z">
          <text:p/>
        </draw:path>
        <draw:line draw:style-name="gr7" draw:text-style-name="P1" draw:layer="layout" svg:x1="4.707cm" svg:y1="10.174cm" svg:x2="4.707cm" svg:y2="9.932cm">
          <text:p/>
        </draw:line>
        <draw:line draw:style-name="gr7" draw:text-style-name="P1" draw:layer="layout" svg:x1="4.707cm" svg:y1="9.932cm" svg:x2="4.47cm" svg:y2="9.932cm">
          <text:p/>
        </draw:line>
        <draw:path draw:style-name="gr8" draw:text-style-name="P7" draw:layer="layout" svg:width="0.089cm" svg:height="0.089cm" svg:x="4.66cm" svg:y="9.886cm" svg:viewBox="0 0 90 90" svg:d="M90 43c0-25-21-43-47-43s-43 18-43 43 17 47 43 47 47-22 47-47z">
          <text:p/>
        </draw:path>
        <draw:line draw:style-name="gr7" draw:text-style-name="P1" draw:layer="layout" svg:x1="4.707cm" svg:y1="10.411cm" svg:x2="4.47cm" svg:y2="10.411cm">
          <text:p/>
        </draw:line>
        <draw:line draw:style-name="gr7" draw:text-style-name="P1" draw:layer="layout" svg:x1="4.707cm" svg:y1="10.411cm" svg:x2="4.707cm" svg:y2="10.174cm">
          <text:p/>
        </draw:line>
        <draw:line draw:style-name="gr7" draw:text-style-name="P1" draw:layer="layout" svg:x1="4.944cm" svg:y1="9.454cm" svg:x2="4.707cm" svg:y2="9.454cm">
          <text:p/>
        </draw:line>
        <draw:line draw:style-name="gr7" draw:text-style-name="P1" draw:layer="layout" svg:x1="4.707cm" svg:y1="9.454cm" svg:x2="4.47cm" svg:y2="9.454cm">
          <text:p/>
        </draw:line>
        <draw:path draw:style-name="gr8" draw:text-style-name="P7" draw:layer="layout" svg:width="0.089cm" svg:height="0.094cm" svg:x="4.66cm" svg:y="9.407cm" svg:viewBox="0 0 90 95" svg:d="M90 48c0-31-21-48-47-48s-43 17-43 48c0 25 17 47 43 47s47-22 47-47z">
          <text:p/>
        </draw:path>
        <draw:line draw:style-name="gr7" draw:text-style-name="P1" draw:layer="layout" svg:x1="4.707cm" svg:y1="9.695cm" svg:x2="4.707cm" svg:y2="9.454cm">
          <text:p/>
        </draw:line>
        <draw:line draw:style-name="gr7" draw:text-style-name="P1" draw:layer="layout" svg:x1="4.707cm" svg:y1="9.695cm" svg:x2="4.47cm" svg:y2="9.695cm">
          <text:p/>
        </draw:line>
        <draw:line draw:style-name="gr7" draw:text-style-name="P1" draw:layer="layout" svg:x1="6.616cm" svg:y1="8.98cm" svg:x2="4.47cm" svg:y2="8.98cm">
          <text:p/>
        </draw:line>
        <draw:line draw:style-name="gr7" draw:text-style-name="P1" draw:layer="layout" svg:x1="2.319cm" svg:y1="14.47cm" svg:x2="2.319cm" svg:y2="14.229cm">
          <text:p/>
        </draw:line>
        <draw:line draw:style-name="gr7" draw:text-style-name="P1" draw:layer="layout" svg:x1="2.319cm" svg:y1="13.514cm" svg:x2="2.319cm" svg:y2="13.277cm">
          <text:p/>
        </draw:line>
        <draw:line draw:style-name="gr7" draw:text-style-name="P1" draw:layer="layout" svg:x1="2.319cm" svg:y1="15.901cm" svg:x2="2.319cm" svg:y2="15.664cm">
          <text:p/>
        </draw:line>
        <draw:line draw:style-name="gr7" draw:text-style-name="P1" draw:layer="layout" svg:x1="2.319cm" svg:y1="16.858cm" svg:x2="2.319cm" svg:y2="16.617cm">
          <text:p/>
        </draw:line>
        <draw:line draw:style-name="gr7" draw:text-style-name="P1" draw:layer="layout" svg:x1="11.391cm" svg:y1="14.229cm" svg:x2="11.391cm" svg:y2="13.992cm">
          <text:p/>
        </draw:line>
        <draw:line draw:style-name="gr7" draw:text-style-name="P1" draw:layer="layout" svg:x1="11.391cm" svg:y1="13.277cm" svg:x2="11.391cm" svg:y2="13.035cm">
          <text:p/>
        </draw:line>
        <draw:line draw:style-name="gr7" draw:text-style-name="P1" draw:layer="layout" svg:x1="11.391cm" svg:y1="15.664cm" svg:x2="11.391cm" svg:y2="15.423cm">
          <text:p/>
        </draw:line>
        <draw:line draw:style-name="gr7" draw:text-style-name="P1" draw:layer="layout" svg:x1="11.391cm" svg:y1="16.617cm" svg:x2="11.391cm" svg:y2="16.38cm">
          <text:p/>
        </draw:line>
        <draw:line draw:style-name="gr7" draw:text-style-name="P1" draw:layer="layout" svg:x1="20.942cm" svg:y1="14.229cm" svg:x2="20.942cm" svg:y2="13.992cm">
          <text:p/>
        </draw:line>
        <draw:line draw:style-name="gr7" draw:text-style-name="P1" draw:layer="layout" svg:x1="20.942cm" svg:y1="13.277cm" svg:x2="20.942cm" svg:y2="13.035cm">
          <text:p/>
        </draw:line>
        <draw:line draw:style-name="gr7" draw:text-style-name="P1" draw:layer="layout" svg:x1="22.614cm" svg:y1="15.423cm" svg:x2="22.614cm" svg:y2="15.664cm">
          <text:p/>
        </draw:line>
        <draw:line draw:style-name="gr7" draw:text-style-name="P1" draw:layer="layout" svg:x1="22.614cm" svg:y1="16.38cm" svg:x2="22.614cm" svg:y2="16.617cm">
          <text:p/>
        </draw:line>
        <draw:line draw:style-name="gr7" draw:text-style-name="P1" draw:layer="layout" svg:x1="3.75cm" svg:y1="15.901cm" svg:x2="3.75cm" svg:y2="15.664cm">
          <text:p/>
        </draw:line>
        <draw:line draw:style-name="gr7" draw:text-style-name="P1" draw:layer="layout" svg:x1="3.75cm" svg:y1="16.858cm" svg:x2="3.75cm" svg:y2="16.617cm">
          <text:p/>
        </draw:line>
        <draw:line draw:style-name="gr7" draw:text-style-name="P1" draw:layer="layout" svg:x1="12.827cm" svg:y1="15.664cm" svg:x2="12.827cm" svg:y2="15.423cm">
          <text:p/>
        </draw:line>
        <draw:line draw:style-name="gr7" draw:text-style-name="P1" draw:layer="layout" svg:x1="12.827cm" svg:y1="16.617cm" svg:x2="12.827cm" svg:y2="16.38cm">
          <text:p/>
        </draw:line>
        <draw:line draw:style-name="gr7" draw:text-style-name="P1" draw:layer="layout" svg:x1="20.942cm" svg:y1="15.423cm" svg:x2="20.942cm" svg:y2="15.664cm">
          <text:p/>
        </draw:line>
        <draw:line draw:style-name="gr7" draw:text-style-name="P1" draw:layer="layout" svg:x1="20.942cm" svg:y1="16.38cm" svg:x2="20.942cm" svg:y2="16.617cm">
          <text:p/>
        </draw:line>
        <draw:line draw:style-name="gr7" draw:text-style-name="P1" draw:layer="layout" svg:x1="15.451cm" svg:y1="8.501cm" svg:x2="14.494cm" svg:y2="8.501cm">
          <text:p/>
        </draw:line>
        <draw:line draw:style-name="gr7" draw:text-style-name="P1" draw:layer="layout" svg:x1="6.616cm" svg:y1="8.501cm" svg:x2="5.664cm" svg:y2="8.501cm">
          <text:p/>
        </draw:line>
        <draw:line draw:style-name="gr7" draw:text-style-name="P1" draw:layer="layout" svg:x1="6.616cm" svg:y1="8.739cm" svg:x2="5.664cm" svg:y2="8.739cm">
          <text:p/>
        </draw:line>
        <draw:line draw:style-name="gr9" draw:text-style-name="P1" draw:layer="layout" svg:x1="20.226cm" svg:y1="11.604cm" svg:x2="20.705cm" svg:y2="11.604cm">
          <text:p/>
        </draw:line>
        <draw:line draw:style-name="gr9" draw:text-style-name="P1" draw:layer="layout" svg:x1="20.298cm" svg:y1="11.676cm" svg:x2="20.633cm" svg:y2="11.676cm">
          <text:p/>
        </draw:line>
        <draw:line draw:style-name="gr9" draw:text-style-name="P1" draw:layer="layout" svg:x1="20.561cm" svg:y1="11.748cm" svg:x2="20.37cm" svg:y2="11.748cm">
          <text:p/>
        </draw:line>
        <draw:line draw:style-name="gr9" draw:text-style-name="P1" draw:layer="layout" svg:x1="20.442cm" svg:y1="11.82cm" svg:x2="20.489cm" svg:y2="11.82cm">
          <text:p/>
        </draw:line>
        <draw:line draw:style-name="gr9" draw:text-style-name="P1" draw:layer="layout" svg:x1="23.664cm" svg:y1="9.217cm" svg:x2="23.571cm" svg:y2="9.217cm">
          <text:p/>
        </draw:line>
        <draw:path draw:style-name="gr9" draw:text-style-name="P1" draw:layer="layout" svg:width="0.14cm" svg:height="0.14cm" svg:x="23.664cm" svg:y="9.145cm" svg:viewBox="0 0 141 141" svg:d="M141 68c0-38-34-68-72-68-40 0-69 30-69 68 0 39 29 73 69 73 38 0 72-34 72-73z">
          <text:p/>
        </draw:path>
        <draw:frame draw:style-name="gr6" draw:text-style-name="P6" draw:layer="layout" svg:width="2.491cm" svg:height="0.674cm" svg:x="19.99cm" svg:y="1.104cm">
          <draw:text-box>
            <text:p text:style-name="P3"><text:span text:style-name="T2">Camera3</text:span></text:p>
          </draw:text-box>
        </draw:frame>
        <draw:line draw:style-name="gr9" draw:text-style-name="P1" draw:layer="layout" svg:x1="23.664cm" svg:y1="9.932cm" svg:x2="23.571cm" svg:y2="9.932cm">
          <text:p/>
        </draw:line>
        <draw:path draw:style-name="gr9" draw:text-style-name="P1" draw:layer="layout" svg:width="0.14cm" svg:height="0.14cm" svg:x="23.664cm" svg:y="9.86cm" svg:viewBox="0 0 141 141" svg:d="M141 68c0-38-34-68-72-68-40 0-69 30-69 68 0 39 29 73 69 73 38 0 72-34 72-73z">
          <text:p/>
        </draw:path>
        <draw:frame draw:style-name="gr10" draw:text-style-name="P8" draw:layer="layout" svg:width="1.319cm" svg:height="0.239cm" svg:x="23.88cm" svg:y="9.102cm">
          <draw:text-box>
            <text:p text:style-name="P3"><text:span text:style-name="T3">VCC_1V8_S0</text:span></text:p>
          </draw:text-box>
        </draw:frame>
        <draw:line draw:style-name="gr9" draw:text-style-name="P1" draw:layer="layout" svg:x1="23.092cm" svg:y1="3.726cm" svg:x2="23.092cm" svg:y2="3.248cm">
          <text:p/>
        </draw:line>
        <draw:line draw:style-name="gr9" draw:text-style-name="P1" draw:layer="layout" svg:x1="23.164cm" svg:y1="3.654cm" svg:x2="23.164cm" svg:y2="3.32cm">
          <text:p/>
        </draw:line>
        <draw:line draw:style-name="gr9" draw:text-style-name="P1" draw:layer="layout" svg:x1="23.236cm" svg:y1="3.392cm" svg:x2="23.236cm" svg:y2="3.582cm">
          <text:p/>
        </draw:line>
        <draw:line draw:style-name="gr9" draw:text-style-name="P1" draw:layer="layout" svg:x1="23.308cm" svg:y1="3.51cm" svg:x2="23.308cm" svg:y2="3.464cm">
          <text:p/>
        </draw:line>
        <draw:line draw:style-name="gr9" draw:text-style-name="P1" draw:layer="layout" svg:x1="23.092cm" svg:y1="4.442cm" svg:x2="23.092cm" svg:y2="3.963cm">
          <text:p/>
        </draw:line>
        <draw:line draw:style-name="gr9" draw:text-style-name="P1" draw:layer="layout" svg:x1="23.164cm" svg:y1="4.37cm" svg:x2="23.164cm" svg:y2="4.035cm">
          <text:p/>
        </draw:line>
        <draw:line draw:style-name="gr9" draw:text-style-name="P1" draw:layer="layout" svg:x1="23.236cm" svg:y1="4.107cm" svg:x2="23.236cm" svg:y2="4.298cm">
          <text:p/>
        </draw:line>
        <draw:line draw:style-name="gr9" draw:text-style-name="P1" draw:layer="layout" svg:x1="23.308cm" svg:y1="4.226cm" svg:x2="23.308cm" svg:y2="4.179cm">
          <text:p/>
        </draw:line>
        <draw:line draw:style-name="gr9" draw:text-style-name="P1" draw:layer="layout" svg:x1="23.092cm" svg:y1="5.157cm" svg:x2="23.092cm" svg:y2="4.679cm">
          <text:p/>
        </draw:line>
        <draw:line draw:style-name="gr9" draw:text-style-name="P1" draw:layer="layout" svg:x1="23.164cm" svg:y1="5.085cm" svg:x2="23.164cm" svg:y2="4.751cm">
          <text:p/>
        </draw:line>
        <draw:line draw:style-name="gr9" draw:text-style-name="P1" draw:layer="layout" svg:x1="23.236cm" svg:y1="4.823cm" svg:x2="23.236cm" svg:y2="5.013cm">
          <text:p/>
        </draw:line>
        <draw:line draw:style-name="gr9" draw:text-style-name="P1" draw:layer="layout" svg:x1="23.308cm" svg:y1="4.941cm" svg:x2="23.308cm" svg:y2="4.895cm">
          <text:p/>
        </draw:line>
        <draw:line draw:style-name="gr9" draw:text-style-name="P1" draw:layer="layout" svg:x1="23.092cm" svg:y1="5.873cm" svg:x2="23.092cm" svg:y2="5.398cm">
          <text:p/>
        </draw:line>
        <draw:line draw:style-name="gr9" draw:text-style-name="P1" draw:layer="layout" svg:x1="23.164cm" svg:y1="5.801cm" svg:x2="23.164cm" svg:y2="5.47cm">
          <text:p/>
        </draw:line>
        <draw:line draw:style-name="gr9" draw:text-style-name="P1" draw:layer="layout" svg:x1="23.236cm" svg:y1="5.538cm" svg:x2="23.236cm" svg:y2="5.733cm">
          <text:p/>
        </draw:line>
        <draw:line draw:style-name="gr9" draw:text-style-name="P1" draw:layer="layout" svg:x1="23.308cm" svg:y1="5.661cm" svg:x2="23.308cm" svg:y2="5.61cm">
          <text:p/>
        </draw:line>
        <draw:line draw:style-name="gr9" draw:text-style-name="P1" draw:layer="layout" svg:x1="23.092cm" svg:y1="6.592cm" svg:x2="23.092cm" svg:y2="6.114cm">
          <text:p/>
        </draw:line>
        <draw:line draw:style-name="gr9" draw:text-style-name="P1" draw:layer="layout" svg:x1="23.164cm" svg:y1="6.52cm" svg:x2="23.164cm" svg:y2="6.186cm">
          <text:p/>
        </draw:line>
        <draw:line draw:style-name="gr9" draw:text-style-name="P1" draw:layer="layout" svg:x1="23.236cm" svg:y1="6.258cm" svg:x2="23.236cm" svg:y2="6.448cm">
          <text:p/>
        </draw:line>
        <draw:line draw:style-name="gr9" draw:text-style-name="P1" draw:layer="layout" svg:x1="23.308cm" svg:y1="6.376cm" svg:x2="23.308cm" svg:y2="6.33cm">
          <text:p/>
        </draw:line>
        <draw:line draw:style-name="gr9" draw:text-style-name="P1" draw:layer="layout" svg:x1="23.092cm" svg:y1="7.308cm" svg:x2="23.092cm" svg:y2="6.829cm">
          <text:p/>
        </draw:line>
        <draw:line draw:style-name="gr9" draw:text-style-name="P1" draw:layer="layout" svg:x1="23.164cm" svg:y1="7.236cm" svg:x2="23.164cm" svg:y2="6.901cm">
          <text:p/>
        </draw:line>
        <draw:line draw:style-name="gr9" draw:text-style-name="P1" draw:layer="layout" svg:x1="23.236cm" svg:y1="6.973cm" svg:x2="23.236cm" svg:y2="7.164cm">
          <text:p/>
        </draw:line>
        <draw:line draw:style-name="gr9" draw:text-style-name="P1" draw:layer="layout" svg:x1="23.308cm" svg:y1="7.092cm" svg:x2="23.308cm" svg:y2="7.045cm">
          <text:p/>
        </draw:line>
        <draw:line draw:style-name="gr9" draw:text-style-name="P1" draw:layer="layout" svg:x1="23.329cm" svg:y1="9.695cm" svg:x2="23.329cm" svg:y2="9.217cm">
          <text:p/>
        </draw:line>
        <draw:line draw:style-name="gr9" draw:text-style-name="P1" draw:layer="layout" svg:x1="23.401cm" svg:y1="9.623cm" svg:x2="23.401cm" svg:y2="9.289cm">
          <text:p/>
        </draw:line>
        <draw:line draw:style-name="gr9" draw:text-style-name="P1" draw:layer="layout" svg:x1="23.473cm" svg:y1="9.361cm" svg:x2="23.473cm" svg:y2="9.551cm">
          <text:p/>
        </draw:line>
        <draw:line draw:style-name="gr9" draw:text-style-name="P1" draw:layer="layout" svg:x1="23.545cm" svg:y1="9.479cm" svg:x2="23.545cm" svg:y2="9.433cm">
          <text:p/>
        </draw:line>
        <draw:line draw:style-name="gr9" draw:text-style-name="P1" draw:layer="layout" svg:x1="11.154cm" svg:y1="11.604cm" svg:x2="10.676cm" svg:y2="11.604cm">
          <text:p/>
        </draw:line>
        <draw:line draw:style-name="gr9" draw:text-style-name="P1" draw:layer="layout" svg:x1="11.082cm" svg:y1="11.676cm" svg:x2="10.748cm" svg:y2="11.676cm">
          <text:p/>
        </draw:line>
        <draw:line draw:style-name="gr9" draw:text-style-name="P1" draw:layer="layout" svg:x1="10.82cm" svg:y1="11.748cm" svg:x2="11.01cm" svg:y2="11.748cm">
          <text:p/>
        </draw:line>
        <draw:line draw:style-name="gr9" draw:text-style-name="P1" draw:layer="layout" svg:x1="10.938cm" svg:y1="11.82cm" svg:x2="10.892cm" svg:y2="11.82cm">
          <text:p/>
        </draw:line>
        <draw:line draw:style-name="gr9" draw:text-style-name="P1" draw:layer="layout" svg:x1="14.113cm" svg:y1="9.217cm" svg:x2="14.02cm" svg:y2="9.217cm">
          <text:p/>
        </draw:line>
        <draw:path draw:style-name="gr9" draw:text-style-name="P1" draw:layer="layout" svg:width="0.14cm" svg:height="0.14cm" svg:x="14.113cm" svg:y="9.145cm" svg:viewBox="0 0 141 141" svg:d="M141 68c0-38-35-68-73-68s-68 30-68 68c0 39 30 73 68 73s73-34 73-73z">
          <text:p/>
        </draw:path>
        <draw:frame draw:style-name="gr10" draw:text-style-name="P8" draw:layer="layout" svg:width="1.319cm" svg:height="0.239cm" svg:x="23.88cm" svg:y="9.817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14.113cm" svg:y1="9.932cm" svg:x2="14.02cm" svg:y2="9.932cm">
          <text:p/>
        </draw:line>
        <draw:path draw:style-name="gr9" draw:text-style-name="P1" draw:layer="layout" svg:width="0.14cm" svg:height="0.14cm" svg:x="14.113cm" svg:y="9.86cm" svg:viewBox="0 0 141 141" svg:d="M141 68c0-38-35-68-73-68s-68 30-68 68c0 39 30 73 68 73s73-34 73-73z">
          <text:p/>
        </draw:path>
        <draw:frame draw:style-name="gr10" draw:text-style-name="P8" draw:layer="layout" svg:width="1.319cm" svg:height="0.239cm" svg:x="14.33cm" svg:y="9.102cm">
          <draw:text-box>
            <text:p text:style-name="P3"><text:span text:style-name="T3">VCC_1V8_S0</text:span></text:p>
          </draw:text-box>
        </draw:frame>
        <draw:line draw:style-name="gr9" draw:text-style-name="P1" draw:layer="layout" svg:x1="13.542cm" svg:y1="3.726cm" svg:x2="13.542cm" svg:y2="3.248cm">
          <text:p/>
        </draw:line>
        <draw:line draw:style-name="gr9" draw:text-style-name="P1" draw:layer="layout" svg:x1="13.614cm" svg:y1="3.654cm" svg:x2="13.614cm" svg:y2="3.32cm">
          <text:p/>
        </draw:line>
        <draw:line draw:style-name="gr9" draw:text-style-name="P1" draw:layer="layout" svg:x1="13.686cm" svg:y1="3.392cm" svg:x2="13.686cm" svg:y2="3.582cm">
          <text:p/>
        </draw:line>
        <draw:line draw:style-name="gr9" draw:text-style-name="P1" draw:layer="layout" svg:x1="13.758cm" svg:y1="3.51cm" svg:x2="13.758cm" svg:y2="3.464cm">
          <text:p/>
        </draw:line>
        <draw:line draw:style-name="gr9" draw:text-style-name="P1" draw:layer="layout" svg:x1="13.542cm" svg:y1="4.442cm" svg:x2="13.542cm" svg:y2="3.963cm">
          <text:p/>
        </draw:line>
        <draw:line draw:style-name="gr9" draw:text-style-name="P1" draw:layer="layout" svg:x1="13.614cm" svg:y1="4.37cm" svg:x2="13.614cm" svg:y2="4.035cm">
          <text:p/>
        </draw:line>
        <draw:line draw:style-name="gr9" draw:text-style-name="P1" draw:layer="layout" svg:x1="13.686cm" svg:y1="4.107cm" svg:x2="13.686cm" svg:y2="4.298cm">
          <text:p/>
        </draw:line>
        <draw:line draw:style-name="gr9" draw:text-style-name="P1" draw:layer="layout" svg:x1="13.758cm" svg:y1="4.226cm" svg:x2="13.758cm" svg:y2="4.179cm">
          <text:p/>
        </draw:line>
        <draw:line draw:style-name="gr9" draw:text-style-name="P1" draw:layer="layout" svg:x1="13.542cm" svg:y1="5.157cm" svg:x2="13.542cm" svg:y2="4.679cm">
          <text:p/>
        </draw:line>
        <draw:line draw:style-name="gr9" draw:text-style-name="P1" draw:layer="layout" svg:x1="13.614cm" svg:y1="5.085cm" svg:x2="13.614cm" svg:y2="4.751cm">
          <text:p/>
        </draw:line>
        <draw:line draw:style-name="gr9" draw:text-style-name="P1" draw:layer="layout" svg:x1="13.686cm" svg:y1="4.823cm" svg:x2="13.686cm" svg:y2="5.013cm">
          <text:p/>
        </draw:line>
        <draw:line draw:style-name="gr9" draw:text-style-name="P1" draw:layer="layout" svg:x1="13.758cm" svg:y1="4.941cm" svg:x2="13.758cm" svg:y2="4.895cm">
          <text:p/>
        </draw:line>
        <draw:line draw:style-name="gr9" draw:text-style-name="P1" draw:layer="layout" svg:x1="13.542cm" svg:y1="5.873cm" svg:x2="13.542cm" svg:y2="5.398cm">
          <text:p/>
        </draw:line>
        <draw:line draw:style-name="gr9" draw:text-style-name="P1" draw:layer="layout" svg:x1="13.614cm" svg:y1="5.801cm" svg:x2="13.614cm" svg:y2="5.47cm">
          <text:p/>
        </draw:line>
        <draw:line draw:style-name="gr9" draw:text-style-name="P1" draw:layer="layout" svg:x1="13.686cm" svg:y1="5.538cm" svg:x2="13.686cm" svg:y2="5.733cm">
          <text:p/>
        </draw:line>
        <draw:line draw:style-name="gr9" draw:text-style-name="P1" draw:layer="layout" svg:x1="13.758cm" svg:y1="5.661cm" svg:x2="13.758cm" svg:y2="5.61cm">
          <text:p/>
        </draw:line>
        <draw:line draw:style-name="gr9" draw:text-style-name="P1" draw:layer="layout" svg:x1="13.542cm" svg:y1="6.592cm" svg:x2="13.542cm" svg:y2="6.114cm">
          <text:p/>
        </draw:line>
        <draw:line draw:style-name="gr9" draw:text-style-name="P1" draw:layer="layout" svg:x1="13.614cm" svg:y1="6.52cm" svg:x2="13.614cm" svg:y2="6.186cm">
          <text:p/>
        </draw:line>
        <draw:line draw:style-name="gr9" draw:text-style-name="P1" draw:layer="layout" svg:x1="13.686cm" svg:y1="6.258cm" svg:x2="13.686cm" svg:y2="6.448cm">
          <text:p/>
        </draw:line>
        <draw:line draw:style-name="gr9" draw:text-style-name="P1" draw:layer="layout" svg:x1="13.758cm" svg:y1="6.376cm" svg:x2="13.758cm" svg:y2="6.33cm">
          <text:p/>
        </draw:line>
        <draw:line draw:style-name="gr9" draw:text-style-name="P1" draw:layer="layout" svg:x1="13.542cm" svg:y1="7.308cm" svg:x2="13.542cm" svg:y2="6.829cm">
          <text:p/>
        </draw:line>
        <draw:line draw:style-name="gr9" draw:text-style-name="P1" draw:layer="layout" svg:x1="13.614cm" svg:y1="7.236cm" svg:x2="13.614cm" svg:y2="6.901cm">
          <text:p/>
        </draw:line>
        <draw:line draw:style-name="gr9" draw:text-style-name="P1" draw:layer="layout" svg:x1="13.686cm" svg:y1="6.973cm" svg:x2="13.686cm" svg:y2="7.164cm">
          <text:p/>
        </draw:line>
        <draw:line draw:style-name="gr9" draw:text-style-name="P1" draw:layer="layout" svg:x1="13.758cm" svg:y1="7.092cm" svg:x2="13.758cm" svg:y2="7.045cm">
          <text:p/>
        </draw:line>
        <draw:line draw:style-name="gr9" draw:text-style-name="P1" draw:layer="layout" svg:x1="13.779cm" svg:y1="9.695cm" svg:x2="13.779cm" svg:y2="9.217cm">
          <text:p/>
        </draw:line>
        <draw:line draw:style-name="gr9" draw:text-style-name="P1" draw:layer="layout" svg:x1="13.851cm" svg:y1="9.623cm" svg:x2="13.851cm" svg:y2="9.289cm">
          <text:p/>
        </draw:line>
        <draw:line draw:style-name="gr9" draw:text-style-name="P1" draw:layer="layout" svg:x1="13.923cm" svg:y1="9.361cm" svg:x2="13.923cm" svg:y2="9.551cm">
          <text:p/>
        </draw:line>
        <draw:line draw:style-name="gr9" draw:text-style-name="P1" draw:layer="layout" svg:x1="13.995cm" svg:y1="9.479cm" svg:x2="13.995cm" svg:y2="9.433cm">
          <text:p/>
        </draw:line>
        <draw:line draw:style-name="gr9" draw:text-style-name="P1" draw:layer="layout" svg:x1="4.707cm" svg:y1="3.726cm" svg:x2="4.707cm" svg:y2="3.248cm">
          <text:p/>
        </draw:line>
        <draw:line draw:style-name="gr9" draw:text-style-name="P1" draw:layer="layout" svg:x1="4.779cm" svg:y1="3.654cm" svg:x2="4.779cm" svg:y2="3.32cm">
          <text:p/>
        </draw:line>
        <draw:line draw:style-name="gr9" draw:text-style-name="P1" draw:layer="layout" svg:x1="4.851cm" svg:y1="3.392cm" svg:x2="4.851cm" svg:y2="3.582cm">
          <text:p/>
        </draw:line>
        <draw:line draw:style-name="gr9" draw:text-style-name="P1" draw:layer="layout" svg:x1="4.923cm" svg:y1="3.51cm" svg:x2="4.923cm" svg:y2="3.464cm">
          <text:p/>
        </draw:line>
        <draw:line draw:style-name="gr9" draw:text-style-name="P1" draw:layer="layout" svg:x1="4.707cm" svg:y1="4.442cm" svg:x2="4.707cm" svg:y2="3.963cm">
          <text:p/>
        </draw:line>
        <draw:line draw:style-name="gr9" draw:text-style-name="P1" draw:layer="layout" svg:x1="4.779cm" svg:y1="4.37cm" svg:x2="4.779cm" svg:y2="4.035cm">
          <text:p/>
        </draw:line>
        <draw:line draw:style-name="gr9" draw:text-style-name="P1" draw:layer="layout" svg:x1="4.851cm" svg:y1="4.107cm" svg:x2="4.851cm" svg:y2="4.298cm">
          <text:p/>
        </draw:line>
        <draw:line draw:style-name="gr9" draw:text-style-name="P1" draw:layer="layout" svg:x1="4.923cm" svg:y1="4.226cm" svg:x2="4.923cm" svg:y2="4.179cm">
          <text:p/>
        </draw:line>
        <draw:line draw:style-name="gr9" draw:text-style-name="P1" draw:layer="layout" svg:x1="4.707cm" svg:y1="5.157cm" svg:x2="4.707cm" svg:y2="4.679cm">
          <text:p/>
        </draw:line>
        <draw:line draw:style-name="gr9" draw:text-style-name="P1" draw:layer="layout" svg:x1="4.779cm" svg:y1="5.085cm" svg:x2="4.779cm" svg:y2="4.751cm">
          <text:p/>
        </draw:line>
        <draw:line draw:style-name="gr9" draw:text-style-name="P1" draw:layer="layout" svg:x1="4.851cm" svg:y1="4.823cm" svg:x2="4.851cm" svg:y2="5.013cm">
          <text:p/>
        </draw:line>
        <draw:line draw:style-name="gr9" draw:text-style-name="P1" draw:layer="layout" svg:x1="4.923cm" svg:y1="4.941cm" svg:x2="4.923cm" svg:y2="4.895cm">
          <text:p/>
        </draw:line>
        <draw:line draw:style-name="gr9" draw:text-style-name="P1" draw:layer="layout" svg:x1="4.707cm" svg:y1="5.873cm" svg:x2="4.707cm" svg:y2="5.398cm">
          <text:p/>
        </draw:line>
        <draw:line draw:style-name="gr9" draw:text-style-name="P1" draw:layer="layout" svg:x1="4.779cm" svg:y1="5.801cm" svg:x2="4.779cm" svg:y2="5.47cm">
          <text:p/>
        </draw:line>
        <draw:line draw:style-name="gr9" draw:text-style-name="P1" draw:layer="layout" svg:x1="4.851cm" svg:y1="5.538cm" svg:x2="4.851cm" svg:y2="5.733cm">
          <text:p/>
        </draw:line>
        <draw:line draw:style-name="gr9" draw:text-style-name="P1" draw:layer="layout" svg:x1="4.923cm" svg:y1="5.661cm" svg:x2="4.923cm" svg:y2="5.61cm">
          <text:p/>
        </draw:line>
        <draw:line draw:style-name="gr9" draw:text-style-name="P1" draw:layer="layout" svg:x1="4.707cm" svg:y1="6.592cm" svg:x2="4.707cm" svg:y2="6.114cm">
          <text:p/>
        </draw:line>
        <draw:line draw:style-name="gr9" draw:text-style-name="P1" draw:layer="layout" svg:x1="4.779cm" svg:y1="6.52cm" svg:x2="4.779cm" svg:y2="6.186cm">
          <text:p/>
        </draw:line>
        <draw:line draw:style-name="gr9" draw:text-style-name="P1" draw:layer="layout" svg:x1="4.851cm" svg:y1="6.258cm" svg:x2="4.851cm" svg:y2="6.448cm">
          <text:p/>
        </draw:line>
        <draw:line draw:style-name="gr9" draw:text-style-name="P1" draw:layer="layout" svg:x1="4.923cm" svg:y1="6.376cm" svg:x2="4.923cm" svg:y2="6.33cm">
          <text:p/>
        </draw:line>
        <draw:line draw:style-name="gr9" draw:text-style-name="P1" draw:layer="layout" svg:x1="4.707cm" svg:y1="7.308cm" svg:x2="4.707cm" svg:y2="6.829cm">
          <text:p/>
        </draw:line>
        <draw:line draw:style-name="gr9" draw:text-style-name="P1" draw:layer="layout" svg:x1="4.779cm" svg:y1="7.236cm" svg:x2="4.779cm" svg:y2="6.901cm">
          <text:p/>
        </draw:line>
        <draw:line draw:style-name="gr9" draw:text-style-name="P1" draw:layer="layout" svg:x1="4.851cm" svg:y1="6.973cm" svg:x2="4.851cm" svg:y2="7.164cm">
          <text:p/>
        </draw:line>
        <draw:line draw:style-name="gr9" draw:text-style-name="P1" draw:layer="layout" svg:x1="4.923cm" svg:y1="7.092cm" svg:x2="4.923cm" svg:y2="7.045cm">
          <text:p/>
        </draw:line>
        <draw:line draw:style-name="gr9" draw:text-style-name="P1" draw:layer="layout" svg:x1="2.319cm" svg:y1="11.604cm" svg:x2="1.841cm" svg:y2="11.604cm">
          <text:p/>
        </draw:line>
        <draw:line draw:style-name="gr9" draw:text-style-name="P1" draw:layer="layout" svg:x1="2.247cm" svg:y1="11.676cm" svg:x2="1.913cm" svg:y2="11.676cm">
          <text:p/>
        </draw:line>
        <draw:line draw:style-name="gr9" draw:text-style-name="P1" draw:layer="layout" svg:x1="1.985cm" svg:y1="11.748cm" svg:x2="2.175cm" svg:y2="11.748cm">
          <text:p/>
        </draw:line>
        <draw:line draw:style-name="gr9" draw:text-style-name="P1" draw:layer="layout" svg:x1="2.103cm" svg:y1="11.82cm" svg:x2="2.057cm" svg:y2="11.82cm">
          <text:p/>
        </draw:line>
        <draw:line draw:style-name="gr9" draw:text-style-name="P1" draw:layer="layout" svg:x1="5.278cm" svg:y1="9.217cm" svg:x2="5.185cm" svg:y2="9.217cm">
          <text:p/>
        </draw:line>
        <draw:path draw:style-name="gr9" draw:text-style-name="P1" draw:layer="layout" svg:width="0.14cm" svg:height="0.14cm" svg:x="5.278cm" svg:y="9.145cm" svg:viewBox="0 0 141 141" svg:d="M141 68c0-38-34-68-73-68-38 0-68 30-68 68 0 39 30 73 68 73 39 0 73-34 73-73z">
          <text:p/>
        </draw:path>
        <draw:frame draw:style-name="gr10" draw:text-style-name="P8" draw:layer="layout" svg:width="1.319cm" svg:height="0.239cm" svg:x="14.33cm" svg:y="9.817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5.278cm" svg:y1="9.932cm" svg:x2="5.185cm" svg:y2="9.932cm">
          <text:p/>
        </draw:line>
        <draw:path draw:style-name="gr9" draw:text-style-name="P1" draw:layer="layout" svg:width="0.14cm" svg:height="0.14cm" svg:x="5.278cm" svg:y="9.86cm" svg:viewBox="0 0 141 141" svg:d="M141 68c0-38-34-68-73-68-38 0-68 30-68 68 0 39 30 73 68 73 39 0 73-34 73-73z">
          <text:p/>
        </draw:path>
        <draw:frame draw:style-name="gr10" draw:text-style-name="P8" draw:layer="layout" svg:width="1.319cm" svg:height="0.239cm" svg:x="5.495cm" svg:y="9.102cm">
          <draw:text-box>
            <text:p text:style-name="P3"><text:span text:style-name="T3">VCC_1V8_S0</text:span></text:p>
          </draw:text-box>
        </draw:frame>
        <draw:line draw:style-name="gr9" draw:text-style-name="P1" draw:layer="layout" svg:x1="4.944cm" svg:y1="9.695cm" svg:x2="4.944cm" svg:y2="9.217cm">
          <text:p/>
        </draw:line>
        <draw:line draw:style-name="gr9" draw:text-style-name="P1" draw:layer="layout" svg:x1="5.016cm" svg:y1="9.623cm" svg:x2="5.016cm" svg:y2="9.289cm">
          <text:p/>
        </draw:line>
        <draw:line draw:style-name="gr9" draw:text-style-name="P1" draw:layer="layout" svg:x1="5.088cm" svg:y1="9.361cm" svg:x2="5.088cm" svg:y2="9.551cm">
          <text:p/>
        </draw:line>
        <draw:line draw:style-name="gr9" draw:text-style-name="P1" draw:layer="layout" svg:x1="5.16cm" svg:y1="9.479cm" svg:x2="5.16cm" svg:y2="9.433cm">
          <text:p/>
        </draw:line>
        <draw:line draw:style-name="gr9" draw:text-style-name="P1" draw:layer="layout" svg:x1="2.319cm" svg:y1="13.179cm" svg:x2="2.319cm" svg:y2="13.277cm">
          <text:p/>
        </draw:line>
        <draw:path draw:style-name="gr9" draw:text-style-name="P1" draw:layer="layout" svg:width="0.14cm" svg:height="0.14cm" svg:x="2.247cm" svg:y="13.035cm" svg:viewBox="0 0 141 141" svg:d="M141 68c0-38-34-68-72-68-39 0-69 30-69 68 0 39 30 73 69 73 38 0 72-34 72-73z">
          <text:p/>
        </draw:path>
        <draw:frame draw:style-name="gr10" draw:text-style-name="P8" draw:layer="layout" svg:width="1.319cm" svg:height="0.239cm" svg:x="5.495cm" svg:y="9.817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2.082cm" svg:y1="14.47cm" svg:x2="2.556cm" svg:y2="14.47cm">
          <text:p/>
        </draw:line>
        <draw:line draw:style-name="gr9" draw:text-style-name="P1" draw:layer="layout" svg:x1="2.154cm" svg:y1="14.542cm" svg:x2="2.484cm" svg:y2="14.542cm">
          <text:p/>
        </draw:line>
        <draw:line draw:style-name="gr9" draw:text-style-name="P1" draw:layer="layout" svg:x1="2.417cm" svg:y1="14.614cm" svg:x2="2.222cm" svg:y2="14.614cm">
          <text:p/>
        </draw:line>
        <draw:line draw:style-name="gr9" draw:text-style-name="P1" draw:layer="layout" svg:x1="2.294cm" svg:y1="14.686cm" svg:x2="2.345cm" svg:y2="14.686cm">
          <text:p/>
        </draw:line>
        <draw:line draw:style-name="gr9" draw:text-style-name="P1" draw:layer="layout" svg:x1="2.082cm" svg:y1="16.858cm" svg:x2="2.556cm" svg:y2="16.858cm">
          <text:p/>
        </draw:line>
        <draw:line draw:style-name="gr9" draw:text-style-name="P1" draw:layer="layout" svg:x1="2.154cm" svg:y1="16.93cm" svg:x2="2.484cm" svg:y2="16.93cm">
          <text:p/>
        </draw:line>
        <draw:line draw:style-name="gr9" draw:text-style-name="P1" draw:layer="layout" svg:x1="2.417cm" svg:y1="17.002cm" svg:x2="2.222cm" svg:y2="17.002cm">
          <text:p/>
        </draw:line>
        <draw:line draw:style-name="gr9" draw:text-style-name="P1" draw:layer="layout" svg:x1="2.294cm" svg:y1="17.074cm" svg:x2="2.345cm" svg:y2="17.074cm">
          <text:p/>
        </draw:line>
        <draw:line draw:style-name="gr9" draw:text-style-name="P1" draw:layer="layout" svg:x1="2.319cm" svg:y1="15.567cm" svg:x2="2.319cm" svg:y2="15.664cm">
          <text:p/>
        </draw:line>
        <draw:path draw:style-name="gr9" draw:text-style-name="P1" draw:layer="layout" svg:width="0.14cm" svg:height="0.14cm" svg:x="2.247cm" svg:y="15.423cm" svg:viewBox="0 0 141 141" svg:d="M141 68c0-38-34-68-72-68-39 0-69 30-69 68 0 39 30 73 69 73 38 0 72-34 72-73z">
          <text:p/>
        </draw:path>
        <draw:frame draw:style-name="gr10" draw:text-style-name="P8" draw:layer="layout" svg:width="1.319cm" svg:height="0.239cm" svg:x="1.626cm" svg:y="12.755cm">
          <draw:text-box>
            <text:p text:style-name="P3"><text:span text:style-name="T3">VCC_1V8_S0</text:span></text:p>
          </draw:text-box>
        </draw:frame>
        <draw:line draw:style-name="gr9" draw:text-style-name="P1" draw:layer="layout" svg:x1="11.391cm" svg:y1="12.942cm" svg:x2="11.391cm" svg:y2="13.035cm">
          <text:p/>
        </draw:line>
        <draw:path draw:style-name="gr9" draw:text-style-name="P1" draw:layer="layout" svg:width="0.14cm" svg:height="0.14cm" svg:x="11.319cm" svg:y="12.798cm" svg:viewBox="0 0 141 141" svg:d="M141 69c0-39-34-69-72-69s-69 30-69 69c0 38 31 72 69 72s72-34 72-72z">
          <text:p/>
        </draw:path>
        <draw:frame draw:style-name="gr10" draw:text-style-name="P8" draw:layer="layout" svg:width="1.319cm" svg:height="0.239cm" svg:x="1.626cm" svg:y="15.143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11.154cm" svg:y1="14.229cm" svg:x2="11.633cm" svg:y2="14.229cm">
          <text:p/>
        </draw:line>
        <draw:line draw:style-name="gr9" draw:text-style-name="P1" draw:layer="layout" svg:x1="11.226cm" svg:y1="14.301cm" svg:x2="11.561cm" svg:y2="14.301cm">
          <text:p/>
        </draw:line>
        <draw:line draw:style-name="gr9" draw:text-style-name="P1" draw:layer="layout" svg:x1="11.489cm" svg:y1="14.373cm" svg:x2="11.298cm" svg:y2="14.373cm">
          <text:p/>
        </draw:line>
        <draw:line draw:style-name="gr9" draw:text-style-name="P1" draw:layer="layout" svg:x1="11.37cm" svg:y1="14.445cm" svg:x2="11.417cm" svg:y2="14.445cm">
          <text:p/>
        </draw:line>
        <draw:line draw:style-name="gr9" draw:text-style-name="P1" draw:layer="layout" svg:x1="11.154cm" svg:y1="16.617cm" svg:x2="11.633cm" svg:y2="16.617cm">
          <text:p/>
        </draw:line>
        <draw:line draw:style-name="gr9" draw:text-style-name="P1" draw:layer="layout" svg:x1="11.226cm" svg:y1="16.689cm" svg:x2="11.561cm" svg:y2="16.689cm">
          <text:p/>
        </draw:line>
        <draw:line draw:style-name="gr9" draw:text-style-name="P1" draw:layer="layout" svg:x1="11.489cm" svg:y1="16.761cm" svg:x2="11.298cm" svg:y2="16.761cm">
          <text:p/>
        </draw:line>
        <draw:line draw:style-name="gr9" draw:text-style-name="P1" draw:layer="layout" svg:x1="11.37cm" svg:y1="16.833cm" svg:x2="11.417cm" svg:y2="16.833cm">
          <text:p/>
        </draw:line>
        <draw:line draw:style-name="gr9" draw:text-style-name="P1" draw:layer="layout" svg:x1="11.391cm" svg:y1="15.33cm" svg:x2="11.391cm" svg:y2="15.423cm">
          <text:p/>
        </draw:line>
        <draw:path draw:style-name="gr9" draw:text-style-name="P1" draw:layer="layout" svg:width="0.14cm" svg:height="0.14cm" svg:x="11.319cm" svg:y="15.186cm" svg:viewBox="0 0 141 141" svg:d="M141 69c0-39-34-69-72-69s-69 30-69 69c0 38 31 72 69 72s72-34 72-72z">
          <text:p/>
        </draw:path>
        <draw:frame draw:style-name="gr10" draw:text-style-name="P8" draw:layer="layout" svg:width="1.319cm" svg:height="0.239cm" svg:x="10.702cm" svg:y="12.514cm">
          <draw:text-box>
            <text:p text:style-name="P3"><text:span text:style-name="T3">VCC_1V8_S0</text:span></text:p>
          </draw:text-box>
        </draw:frame>
        <draw:line draw:style-name="gr9" draw:text-style-name="P1" draw:layer="layout" svg:x1="20.942cm" svg:y1="12.942cm" svg:x2="20.942cm" svg:y2="13.035cm">
          <text:p/>
        </draw:line>
        <draw:path draw:style-name="gr9" draw:text-style-name="P1" draw:layer="layout" svg:width="0.14cm" svg:height="0.14cm" svg:x="20.87cm" svg:y="12.798cm" svg:viewBox="0 0 141 141" svg:d="M141 69c0-39-34-69-72-69-40 0-69 30-69 69 0 38 29 72 69 72 38 0 72-34 72-72z">
          <text:p/>
        </draw:path>
        <draw:frame draw:style-name="gr10" draw:text-style-name="P8" draw:layer="layout" svg:width="1.319cm" svg:height="0.239cm" svg:x="10.702cm" svg:y="14.902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20.705cm" svg:y1="14.229cm" svg:x2="21.183cm" svg:y2="14.229cm">
          <text:p/>
        </draw:line>
        <draw:line draw:style-name="gr9" draw:text-style-name="P1" draw:layer="layout" svg:x1="20.777cm" svg:y1="14.301cm" svg:x2="21.111cm" svg:y2="14.301cm">
          <text:p/>
        </draw:line>
        <draw:line draw:style-name="gr9" draw:text-style-name="P1" draw:layer="layout" svg:x1="21.039cm" svg:y1="14.373cm" svg:x2="20.849cm" svg:y2="14.373cm">
          <text:p/>
        </draw:line>
        <draw:line draw:style-name="gr9" draw:text-style-name="P1" draw:layer="layout" svg:x1="20.921cm" svg:y1="14.445cm" svg:x2="20.967cm" svg:y2="14.445cm">
          <text:p/>
        </draw:line>
        <draw:line draw:style-name="gr9" draw:text-style-name="P1" draw:layer="layout" svg:x1="22.377cm" svg:y1="16.617cm" svg:x2="22.851cm" svg:y2="16.617cm">
          <text:p/>
        </draw:line>
        <draw:line draw:style-name="gr9" draw:text-style-name="P1" draw:layer="layout" svg:x1="22.449cm" svg:y1="16.689cm" svg:x2="22.779cm" svg:y2="16.689cm">
          <text:p/>
        </draw:line>
        <draw:line draw:style-name="gr9" draw:text-style-name="P1" draw:layer="layout" svg:x1="22.711cm" svg:y1="16.761cm" svg:x2="22.517cm" svg:y2="16.761cm">
          <text:p/>
        </draw:line>
        <draw:line draw:style-name="gr9" draw:text-style-name="P1" draw:layer="layout" svg:x1="22.589cm" svg:y1="16.833cm" svg:x2="22.639cm" svg:y2="16.833cm">
          <text:p/>
        </draw:line>
        <draw:line draw:style-name="gr9" draw:text-style-name="P1" draw:layer="layout" svg:x1="22.614cm" svg:y1="15.33cm" svg:x2="22.614cm" svg:y2="15.423cm">
          <text:p/>
        </draw:line>
        <draw:path draw:style-name="gr9" draw:text-style-name="P1" draw:layer="layout" svg:width="0.14cm" svg:height="0.14cm" svg:x="22.542cm" svg:y="15.186cm" svg:viewBox="0 0 141 141" svg:d="M141 69c0-39-34-69-72-69-39 0-69 30-69 69 0 38 30 72 69 72 38 0 72-34 72-72z">
          <text:p/>
        </draw:path>
        <draw:frame draw:style-name="gr10" draw:text-style-name="P8" draw:layer="layout" svg:width="1.319cm" svg:height="0.239cm" svg:x="20.252cm" svg:y="12.514cm">
          <draw:text-box>
            <text:p text:style-name="P3"><text:span text:style-name="T3">VCC_1V8_S0</text:span></text:p>
          </draw:text-box>
        </draw:frame>
        <draw:line draw:style-name="gr9" draw:text-style-name="P1" draw:layer="layout" svg:x1="3.513cm" svg:y1="16.858cm" svg:x2="3.992cm" svg:y2="16.858cm">
          <text:p/>
        </draw:line>
        <draw:line draw:style-name="gr9" draw:text-style-name="P1" draw:layer="layout" svg:x1="3.585cm" svg:y1="16.93cm" svg:x2="3.92cm" svg:y2="16.93cm">
          <text:p/>
        </draw:line>
        <draw:line draw:style-name="gr9" draw:text-style-name="P1" draw:layer="layout" svg:x1="3.848cm" svg:y1="17.002cm" svg:x2="3.657cm" svg:y2="17.002cm">
          <text:p/>
        </draw:line>
        <draw:line draw:style-name="gr9" draw:text-style-name="P1" draw:layer="layout" svg:x1="3.729cm" svg:y1="17.074cm" svg:x2="3.776cm" svg:y2="17.074cm">
          <text:p/>
        </draw:line>
        <draw:line draw:style-name="gr9" draw:text-style-name="P1" draw:layer="layout" svg:x1="3.75cm" svg:y1="15.567cm" svg:x2="3.75cm" svg:y2="15.664cm">
          <text:p/>
        </draw:line>
        <draw:path draw:style-name="gr9" draw:text-style-name="P1" draw:layer="layout" svg:width="0.14cm" svg:height="0.14cm" svg:x="3.678cm" svg:y="15.423cm" svg:viewBox="0 0 141 141" svg:d="M141 68c0-38-34-68-72-68s-69 30-69 68c0 39 31 73 69 73s72-34 72-73z">
          <text:p/>
        </draw:path>
        <draw:frame draw:style-name="gr10" draw:text-style-name="P8" draw:layer="layout" svg:width="1.319cm" svg:height="0.239cm" svg:x="21.92cm" svg:y="14.902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12.585cm" svg:y1="16.617cm" svg:x2="13.064cm" svg:y2="16.617cm">
          <text:p/>
        </draw:line>
        <draw:line draw:style-name="gr9" draw:text-style-name="P1" draw:layer="layout" svg:x1="12.657cm" svg:y1="16.689cm" svg:x2="12.992cm" svg:y2="16.689cm">
          <text:p/>
        </draw:line>
        <draw:line draw:style-name="gr9" draw:text-style-name="P1" draw:layer="layout" svg:x1="12.92cm" svg:y1="16.761cm" svg:x2="12.729cm" svg:y2="16.761cm">
          <text:p/>
        </draw:line>
        <draw:line draw:style-name="gr9" draw:text-style-name="P1" draw:layer="layout" svg:x1="12.801cm" svg:y1="16.833cm" svg:x2="12.848cm" svg:y2="16.833cm">
          <text:p/>
        </draw:line>
        <draw:line draw:style-name="gr9" draw:text-style-name="P1" draw:layer="layout" svg:x1="12.827cm" svg:y1="15.33cm" svg:x2="12.827cm" svg:y2="15.423cm">
          <text:p/>
        </draw:line>
        <draw:path draw:style-name="gr9" draw:text-style-name="P1" draw:layer="layout" svg:width="0.139cm" svg:height="0.14cm" svg:x="12.755cm" svg:y="15.186cm" svg:viewBox="0 0 140 141" svg:d="M140 69c0-39-34-69-73-69-38 0-67 30-67 69 0 38 29 72 67 72 39 0 73-34 73-72z">
          <text:p/>
        </draw:path>
        <draw:frame draw:style-name="gr10" draw:text-style-name="P8" draw:layer="layout" svg:width="1.319cm" svg:height="0.239cm" svg:x="3.061cm" svg:y="15.143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20.705cm" svg:y1="16.617cm" svg:x2="21.183cm" svg:y2="16.617cm">
          <text:p/>
        </draw:line>
        <draw:line draw:style-name="gr9" draw:text-style-name="P1" draw:layer="layout" svg:x1="20.777cm" svg:y1="16.689cm" svg:x2="21.111cm" svg:y2="16.689cm">
          <text:p/>
        </draw:line>
        <draw:line draw:style-name="gr9" draw:text-style-name="P1" draw:layer="layout" svg:x1="21.039cm" svg:y1="16.761cm" svg:x2="20.849cm" svg:y2="16.761cm">
          <text:p/>
        </draw:line>
        <draw:line draw:style-name="gr9" draw:text-style-name="P1" draw:layer="layout" svg:x1="20.921cm" svg:y1="16.833cm" svg:x2="20.967cm" svg:y2="16.833cm">
          <text:p/>
        </draw:line>
        <draw:line draw:style-name="gr9" draw:text-style-name="P1" draw:layer="layout" svg:x1="20.942cm" svg:y1="15.33cm" svg:x2="20.942cm" svg:y2="15.423cm">
          <text:p/>
        </draw:line>
        <draw:path draw:style-name="gr9" draw:text-style-name="P1" draw:layer="layout" svg:width="0.14cm" svg:height="0.14cm" svg:x="20.87cm" svg:y="15.186cm" svg:viewBox="0 0 141 141" svg:d="M141 69c0-39-34-69-72-69-40 0-69 30-69 69 0 38 29 72 69 72 38 0 72-34 72-72z">
          <text:p/>
        </draw:path>
        <draw:frame draw:style-name="gr10" draw:text-style-name="P8" draw:layer="layout" svg:width="1.319cm" svg:height="0.239cm" svg:x="12.133cm" svg:y="14.902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6.859cm" svg:y1="3.727cm" svg:x2="6.735cm" svg:y2="3.608cm">
          <text:p/>
        </draw:line>
        <draw:line draw:style-name="gr9" draw:text-style-name="P1" draw:layer="layout" svg:x1="6.859cm" svg:y1="3.726cm" svg:x2="6.735cm" svg:y2="3.846cm">
          <text:p/>
        </draw:line>
        <draw:line draw:style-name="gr9" draw:text-style-name="P1" draw:layer="layout" svg:x1="6.736cm" svg:y1="3.727cm" svg:x2="6.616cm" svg:y2="3.608cm">
          <text:p/>
        </draw:line>
        <draw:line draw:style-name="gr9" draw:text-style-name="P1" draw:layer="layout" svg:x1="6.736cm" svg:y1="3.726cm" svg:x2="6.616cm" svg:y2="3.846cm">
          <text:p/>
        </draw:line>
        <draw:frame draw:style-name="gr10" draw:text-style-name="P8" draw:layer="layout" svg:width="1.319cm" svg:height="0.239cm" svg:x="20.252cm" svg:y="14.902cm">
          <draw:text-box>
            <text:p text:style-name="P3"><text:span text:style-name="T3">VCC_3V3_S0</text:span></text:p>
          </draw:text-box>
        </draw:frame>
        <draw:line draw:style-name="gr9" draw:text-style-name="P1" draw:layer="layout" svg:x1="6.859cm" svg:y1="3.964cm" svg:x2="6.735cm" svg:y2="3.845cm">
          <text:p/>
        </draw:line>
        <draw:line draw:style-name="gr9" draw:text-style-name="P1" draw:layer="layout" svg:x1="6.859cm" svg:y1="3.963cm" svg:x2="6.735cm" svg:y2="4.083cm">
          <text:p/>
        </draw:line>
        <draw:line draw:style-name="gr9" draw:text-style-name="P1" draw:layer="layout" svg:x1="6.736cm" svg:y1="3.964cm" svg:x2="6.616cm" svg:y2="3.845cm">
          <text:p/>
        </draw:line>
        <draw:line draw:style-name="gr9" draw:text-style-name="P1" draw:layer="layout" svg:x1="6.736cm" svg:y1="3.963cm" svg:x2="6.616cm" svg:y2="4.083cm">
          <text:p/>
        </draw:line>
        <draw:frame draw:style-name="gr10" draw:text-style-name="P8" draw:layer="layout" svg:width="2.212cm" svg:height="0.239cm" svg:x="6.879cm" svg:y="3.611cm">
          <draw:text-box>
            <text:p text:style-name="P3"><text:span text:style-name="T4">MIPI_DPHY1_RX_D3N</text:span></text:p>
          </draw:text-box>
        </draw:frame>
        <draw:line draw:style-name="gr9" draw:text-style-name="P1" draw:layer="layout" svg:x1="6.859cm" svg:y1="4.443cm" svg:x2="6.735cm" svg:y2="4.323cm">
          <text:p/>
        </draw:line>
        <draw:line draw:style-name="gr9" draw:text-style-name="P1" draw:layer="layout" svg:x1="6.859cm" svg:y1="4.442cm" svg:x2="6.735cm" svg:y2="4.561cm">
          <text:p/>
        </draw:line>
        <draw:line draw:style-name="gr9" draw:text-style-name="P1" draw:layer="layout" svg:x1="6.736cm" svg:y1="4.443cm" svg:x2="6.616cm" svg:y2="4.323cm">
          <text:p/>
        </draw:line>
        <draw:line draw:style-name="gr9" draw:text-style-name="P1" draw:layer="layout" svg:x1="6.736cm" svg:y1="4.442cm" svg:x2="6.616cm" svg:y2="4.561cm">
          <text:p/>
        </draw:line>
        <draw:frame draw:style-name="gr10" draw:text-style-name="P8" draw:layer="layout" svg:width="2.199cm" svg:height="0.239cm" svg:x="6.879cm" svg:y="3.848cm">
          <draw:text-box>
            <text:p text:style-name="P3"><text:span text:style-name="T4">MIPI_DPHY1_RX_D3P</text:span></text:p>
          </draw:text-box>
        </draw:frame>
        <draw:line draw:style-name="gr9" draw:text-style-name="P1" draw:layer="layout" svg:x1="6.859cm" svg:y1="4.68cm" svg:x2="6.735cm" svg:y2="4.56cm">
          <text:p/>
        </draw:line>
        <draw:line draw:style-name="gr9" draw:text-style-name="P1" draw:layer="layout" svg:x1="6.859cm" svg:y1="4.679cm" svg:x2="6.735cm" svg:y2="4.803cm">
          <text:p/>
        </draw:line>
        <draw:line draw:style-name="gr9" draw:text-style-name="P1" draw:layer="layout" svg:x1="6.736cm" svg:y1="4.68cm" svg:x2="6.616cm" svg:y2="4.56cm">
          <text:p/>
        </draw:line>
        <draw:line draw:style-name="gr9" draw:text-style-name="P1" draw:layer="layout" svg:x1="6.736cm" svg:y1="4.679cm" svg:x2="6.616cm" svg:y2="4.803cm">
          <text:p/>
        </draw:line>
        <draw:frame draw:style-name="gr10" draw:text-style-name="P8" draw:layer="layout" svg:width="2.212cm" svg:height="0.239cm" svg:x="6.879cm" svg:y="4.327cm">
          <draw:text-box>
            <text:p text:style-name="P3"><text:span text:style-name="T4">MIPI_DPHY1_RX_D2N</text:span></text:p>
          </draw:text-box>
        </draw:frame>
        <draw:line draw:style-name="gr9" draw:text-style-name="P1" draw:layer="layout" svg:x1="6.859cm" svg:y1="5.874cm" svg:x2="6.735cm" svg:y2="5.754cm">
          <text:p/>
        </draw:line>
        <draw:line draw:style-name="gr9" draw:text-style-name="P1" draw:layer="layout" svg:x1="6.859cm" svg:y1="5.873cm" svg:x2="6.735cm" svg:y2="5.996cm">
          <text:p/>
        </draw:line>
        <draw:line draw:style-name="gr9" draw:text-style-name="P1" draw:layer="layout" svg:x1="6.736cm" svg:y1="5.874cm" svg:x2="6.616cm" svg:y2="5.754cm">
          <text:p/>
        </draw:line>
        <draw:line draw:style-name="gr9" draw:text-style-name="P1" draw:layer="layout" svg:x1="6.736cm" svg:y1="5.873cm" svg:x2="6.616cm" svg:y2="5.996cm">
          <text:p/>
        </draw:line>
        <draw:frame draw:style-name="gr10" draw:text-style-name="P8" draw:layer="layout" svg:width="2.199cm" svg:height="0.239cm" svg:x="6.879cm" svg:y="4.564cm">
          <draw:text-box>
            <text:p text:style-name="P3"><text:span text:style-name="T4">MIPI_DPHY1_RX_D2P</text:span></text:p>
          </draw:text-box>
        </draw:frame>
        <draw:line draw:style-name="gr9" draw:text-style-name="P1" draw:layer="layout" svg:x1="6.859cm" svg:y1="6.115cm" svg:x2="6.735cm" svg:y2="5.995cm">
          <text:p/>
        </draw:line>
        <draw:line draw:style-name="gr9" draw:text-style-name="P1" draw:layer="layout" svg:x1="6.859cm" svg:y1="6.114cm" svg:x2="6.735cm" svg:y2="6.233cm">
          <text:p/>
        </draw:line>
        <draw:line draw:style-name="gr9" draw:text-style-name="P1" draw:layer="layout" svg:x1="6.736cm" svg:y1="6.115cm" svg:x2="6.616cm" svg:y2="5.995cm">
          <text:p/>
        </draw:line>
        <draw:line draw:style-name="gr9" draw:text-style-name="P1" draw:layer="layout" svg:x1="6.736cm" svg:y1="6.114cm" svg:x2="6.616cm" svg:y2="6.233cm">
          <text:p/>
        </draw:line>
        <draw:frame draw:style-name="gr10" draw:text-style-name="P8" draw:layer="layout" svg:width="2.212cm" svg:height="0.239cm" svg:x="6.879cm" svg:y="5.758cm">
          <draw:text-box>
            <text:p text:style-name="P3"><text:span text:style-name="T4">MIPI_DPHY1_RX_D1N</text:span></text:p>
          </draw:text-box>
        </draw:frame>
        <draw:line draw:style-name="gr9" draw:text-style-name="P1" draw:layer="layout" svg:x1="6.859cm" svg:y1="6.593cm" svg:x2="6.735cm" svg:y2="6.469cm">
          <text:p/>
        </draw:line>
        <draw:line draw:style-name="gr9" draw:text-style-name="P1" draw:layer="layout" svg:x1="6.859cm" svg:y1="6.592cm" svg:x2="6.735cm" svg:y2="6.712cm">
          <text:p/>
        </draw:line>
        <draw:line draw:style-name="gr9" draw:text-style-name="P1" draw:layer="layout" svg:x1="6.736cm" svg:y1="6.593cm" svg:x2="6.616cm" svg:y2="6.469cm">
          <text:p/>
        </draw:line>
        <draw:line draw:style-name="gr9" draw:text-style-name="P1" draw:layer="layout" svg:x1="6.736cm" svg:y1="6.592cm" svg:x2="6.616cm" svg:y2="6.712cm">
          <text:p/>
        </draw:line>
        <draw:frame draw:style-name="gr10" draw:text-style-name="P8" draw:layer="layout" svg:width="2.199cm" svg:height="0.239cm" svg:x="6.879cm" svg:y="5.999cm">
          <draw:text-box>
            <text:p text:style-name="P3"><text:span text:style-name="T4">MIPI_DPHY1_RX_D1P</text:span></text:p>
          </draw:text-box>
        </draw:frame>
        <draw:line draw:style-name="gr9" draw:text-style-name="P1" draw:layer="layout" svg:x1="6.859cm" svg:y1="6.83cm" svg:x2="6.735cm" svg:y2="6.711cm">
          <text:p/>
        </draw:line>
        <draw:line draw:style-name="gr9" draw:text-style-name="P1" draw:layer="layout" svg:x1="6.859cm" svg:y1="6.829cm" svg:x2="6.735cm" svg:y2="6.949cm">
          <text:p/>
        </draw:line>
        <draw:line draw:style-name="gr9" draw:text-style-name="P1" draw:layer="layout" svg:x1="6.736cm" svg:y1="6.83cm" svg:x2="6.616cm" svg:y2="6.711cm">
          <text:p/>
        </draw:line>
        <draw:line draw:style-name="gr9" draw:text-style-name="P1" draw:layer="layout" svg:x1="6.736cm" svg:y1="6.829cm" svg:x2="6.616cm" svg:y2="6.949cm">
          <text:p/>
        </draw:line>
        <draw:frame draw:style-name="gr10" draw:text-style-name="P8" draw:layer="layout" svg:width="2.212cm" svg:height="0.239cm" svg:x="6.879cm" svg:y="6.473cm">
          <draw:text-box>
            <text:p text:style-name="P3"><text:span text:style-name="T4">MIPI_DPHY1_RX_D0N</text:span></text:p>
          </draw:text-box>
        </draw:frame>
        <draw:line draw:style-name="gr9" draw:text-style-name="P1" draw:layer="layout" svg:x1="6.859cm" svg:y1="7.309cm" svg:x2="6.735cm" svg:y2="7.189cm">
          <text:p/>
        </draw:line>
        <draw:line draw:style-name="gr9" draw:text-style-name="P1" draw:layer="layout" svg:x1="6.859cm" svg:y1="7.308cm" svg:x2="6.735cm" svg:y2="7.427cm">
          <text:p/>
        </draw:line>
        <draw:line draw:style-name="gr9" draw:text-style-name="P1" draw:layer="layout" svg:x1="6.736cm" svg:y1="7.309cm" svg:x2="6.616cm" svg:y2="7.189cm">
          <text:p/>
        </draw:line>
        <draw:line draw:style-name="gr9" draw:text-style-name="P1" draw:layer="layout" svg:x1="6.736cm" svg:y1="7.308cm" svg:x2="6.616cm" svg:y2="7.427cm">
          <text:p/>
        </draw:line>
        <draw:frame draw:style-name="gr10" draw:text-style-name="P8" draw:layer="layout" svg:width="2.199cm" svg:height="0.239cm" svg:x="6.879cm" svg:y="6.714cm">
          <draw:text-box>
            <text:p text:style-name="P3"><text:span text:style-name="T4">MIPI_DPHY1_RX_D0P</text:span></text:p>
          </draw:text-box>
        </draw:frame>
        <draw:line draw:style-name="gr9" draw:text-style-name="P1" draw:layer="layout" svg:x1="6.859cm" svg:y1="7.546cm" svg:x2="6.735cm" svg:y2="7.426cm">
          <text:p/>
        </draw:line>
        <draw:line draw:style-name="gr9" draw:text-style-name="P1" draw:layer="layout" svg:x1="6.859cm" svg:y1="7.545cm" svg:x2="6.735cm" svg:y2="7.664cm">
          <text:p/>
        </draw:line>
        <draw:line draw:style-name="gr9" draw:text-style-name="P1" draw:layer="layout" svg:x1="6.736cm" svg:y1="7.546cm" svg:x2="6.616cm" svg:y2="7.426cm">
          <text:p/>
        </draw:line>
        <draw:line draw:style-name="gr9" draw:text-style-name="P1" draw:layer="layout" svg:x1="6.736cm" svg:y1="7.545cm" svg:x2="6.616cm" svg:y2="7.664cm">
          <text:p/>
        </draw:line>
        <draw:frame draw:style-name="gr10" draw:text-style-name="P8" draw:layer="layout" svg:width="2.352cm" svg:height="0.239cm" svg:x="6.879cm" svg:y="7.193cm">
          <draw:text-box>
            <text:p text:style-name="P3"><text:span text:style-name="T4">MIPI_DPHY1_RX_CLKN</text:span></text:p>
          </draw:text-box>
        </draw:frame>
        <draw:line draw:style-name="gr9" draw:text-style-name="P1" draw:layer="layout" svg:x1="6.616cm" svg:y1="7.786cm" svg:x2="6.736cm" svg:y2="7.906cm">
          <text:p/>
        </draw:line>
        <draw:line draw:style-name="gr9" draw:text-style-name="P1" draw:layer="layout" svg:x1="6.616cm" svg:y1="7.787cm" svg:x2="6.736cm" svg:y2="7.663cm">
          <text:p/>
        </draw:line>
        <draw:line draw:style-name="gr9" draw:text-style-name="P1" draw:layer="layout" svg:x1="6.735cm" svg:y1="7.787cm" svg:x2="6.859cm" svg:y2="7.663cm">
          <text:p/>
        </draw:line>
        <draw:line draw:style-name="gr9" draw:text-style-name="P1" draw:layer="layout" svg:x1="6.735cm" svg:y1="7.786cm" svg:x2="6.859cm" svg:y2="7.906cm">
          <text:p/>
        </draw:line>
        <draw:frame draw:style-name="gr10" draw:text-style-name="P8" draw:layer="layout" svg:width="2.339cm" svg:height="0.239cm" svg:x="6.879cm" svg:y="7.43cm">
          <draw:text-box>
            <text:p text:style-name="P3"><text:span text:style-name="T4">MIPI_DPHY1_RX_CLKP</text:span></text:p>
          </draw:text-box>
        </draw:frame>
        <draw:line draw:style-name="gr9" draw:text-style-name="P1" draw:layer="layout" svg:x1="6.616cm" svg:y1="8.023cm" svg:x2="6.736cm" svg:y2="8.143cm">
          <text:p/>
        </draw:line>
        <draw:line draw:style-name="gr9" draw:text-style-name="P1" draw:layer="layout" svg:x1="6.616cm" svg:y1="8.024cm" svg:x2="6.736cm" svg:y2="7.905cm">
          <text:p/>
        </draw:line>
        <draw:line draw:style-name="gr9" draw:text-style-name="P1" draw:layer="layout" svg:x1="6.735cm" svg:y1="8.024cm" svg:x2="6.859cm" svg:y2="7.905cm">
          <text:p/>
        </draw:line>
        <draw:line draw:style-name="gr9" draw:text-style-name="P1" draw:layer="layout" svg:x1="6.735cm" svg:y1="8.023cm" svg:x2="6.859cm" svg:y2="8.143cm">
          <text:p/>
        </draw:line>
        <draw:frame draw:style-name="gr10" draw:text-style-name="P8" draw:layer="layout" svg:width="1.272cm" svg:height="0.239cm" svg:x="6.879cm" svg:y="7.667cm">
          <draw:text-box>
            <text:p text:style-name="P3"><text:span text:style-name="T4">CAM1_PDN1</text:span></text:p>
          </draw:text-box>
        </draw:frame>
        <draw:line draw:style-name="gr9" draw:text-style-name="P1" draw:layer="layout" svg:x1="6.616cm" svg:y1="8.26cm" svg:x2="6.736cm" svg:y2="8.384cm">
          <text:p/>
        </draw:line>
        <draw:line draw:style-name="gr9" draw:text-style-name="P1" draw:layer="layout" svg:x1="6.616cm" svg:y1="8.261cm" svg:x2="6.736cm" svg:y2="8.142cm">
          <text:p/>
        </draw:line>
        <draw:line draw:style-name="gr9" draw:text-style-name="P1" draw:layer="layout" svg:x1="6.735cm" svg:y1="8.261cm" svg:x2="6.859cm" svg:y2="8.142cm">
          <text:p/>
        </draw:line>
        <draw:line draw:style-name="gr9" draw:text-style-name="P1" draw:layer="layout" svg:x1="6.735cm" svg:y1="8.26cm" svg:x2="6.859cm" svg:y2="8.384cm">
          <text:p/>
        </draw:line>
        <draw:frame draw:style-name="gr10" draw:text-style-name="P8" draw:layer="layout" svg:width="1.297cm" svg:height="0.239cm" svg:x="6.879cm" svg:y="7.908cm">
          <draw:text-box>
            <text:p text:style-name="P3"><text:span text:style-name="T4">CAM1_MCLK</text:span></text:p>
          </draw:text-box>
        </draw:frame>
        <draw:line draw:style-name="gr9" draw:text-style-name="P1" draw:layer="layout" svg:x1="6.616cm" svg:y1="8.501cm" svg:x2="6.736cm" svg:y2="8.621cm">
          <text:p/>
        </draw:line>
        <draw:line draw:style-name="gr9" draw:text-style-name="P1" draw:layer="layout" svg:x1="6.616cm" svg:y1="8.502cm" svg:x2="6.736cm" svg:y2="8.383cm">
          <text:p/>
        </draw:line>
        <draw:line draw:style-name="gr9" draw:text-style-name="P1" draw:layer="layout" svg:x1="6.735cm" svg:y1="8.502cm" svg:x2="6.859cm" svg:y2="8.383cm">
          <text:p/>
        </draw:line>
        <draw:line draw:style-name="gr9" draw:text-style-name="P1" draw:layer="layout" svg:x1="6.735cm" svg:y1="8.501cm" svg:x2="6.859cm" svg:y2="8.621cm">
          <text:p/>
        </draw:line>
        <draw:frame draw:style-name="gr10" draw:text-style-name="P8" draw:layer="layout" svg:width="1.132cm" svg:height="0.239cm" svg:x="6.879cm" svg:y="8.145cm">
          <draw:text-box>
            <text:p text:style-name="P3"><text:span text:style-name="T4">CAM1_RST</text:span></text:p>
          </draw:text-box>
        </draw:frame>
        <draw:line draw:style-name="gr9" draw:text-style-name="P1" draw:layer="layout" svg:x1="6.616cm" svg:y1="8.739cm" svg:x2="6.736cm" svg:y2="8.858cm">
          <text:p/>
        </draw:line>
        <draw:line draw:style-name="gr9" draw:text-style-name="P1" draw:layer="layout" svg:x1="6.616cm" svg:y1="8.74cm" svg:x2="6.736cm" svg:y2="8.62cm">
          <text:p/>
        </draw:line>
        <draw:line draw:style-name="gr9" draw:text-style-name="P1" draw:layer="layout" svg:x1="6.735cm" svg:y1="8.74cm" svg:x2="6.859cm" svg:y2="8.62cm">
          <text:p/>
        </draw:line>
        <draw:line draw:style-name="gr9" draw:text-style-name="P1" draw:layer="layout" svg:x1="6.735cm" svg:y1="8.739cm" svg:x2="6.859cm" svg:y2="8.858cm">
          <text:p/>
        </draw:line>
        <draw:frame draw:style-name="gr10" draw:text-style-name="P8" draw:layer="layout" svg:width="2.275cm" svg:height="0.239cm" svg:x="6.879cm" svg:y="8.387cm">
          <draw:text-box>
            <text:p text:style-name="P3"><text:span text:style-name="T4">I2C3_SCL_M0_CODEC</text:span></text:p>
          </draw:text-box>
        </draw:frame>
        <draw:line draw:style-name="gr9" draw:text-style-name="P1" draw:layer="layout" svg:x1="6.616cm" svg:y1="8.98cm" svg:x2="6.736cm" svg:y2="9.099cm">
          <text:p/>
        </draw:line>
        <draw:line draw:style-name="gr9" draw:text-style-name="P1" draw:layer="layout" svg:x1="6.616cm" svg:y1="8.981cm" svg:x2="6.736cm" svg:y2="8.857cm">
          <text:p/>
        </draw:line>
        <draw:line draw:style-name="gr9" draw:text-style-name="P1" draw:layer="layout" svg:x1="6.735cm" svg:y1="8.981cm" svg:x2="6.859cm" svg:y2="8.857cm">
          <text:p/>
        </draw:line>
        <draw:line draw:style-name="gr9" draw:text-style-name="P1" draw:layer="layout" svg:x1="6.735cm" svg:y1="8.98cm" svg:x2="6.859cm" svg:y2="9.099cm">
          <text:p/>
        </draw:line>
        <draw:frame draw:style-name="gr10" draw:text-style-name="P8" draw:layer="layout" svg:width="2.296cm" svg:height="0.239cm" svg:x="6.879cm" svg:y="8.624cm">
          <draw:text-box>
            <text:p text:style-name="P3"><text:span text:style-name="T4">I2C3_SDA_M0_CODEC</text:span></text:p>
          </draw:text-box>
        </draw:frame>
        <draw:line draw:style-name="gr9" draw:text-style-name="P1" draw:layer="layout" svg:x1="15.689cm" svg:y1="3.727cm" svg:x2="15.57cm" svg:y2="3.608cm">
          <text:p/>
        </draw:line>
        <draw:line draw:style-name="gr9" draw:text-style-name="P1" draw:layer="layout" svg:x1="15.689cm" svg:y1="3.726cm" svg:x2="15.57cm" svg:y2="3.846cm">
          <text:p/>
        </draw:line>
        <draw:line draw:style-name="gr9" draw:text-style-name="P1" draw:layer="layout" svg:x1="15.571cm" svg:y1="3.727cm" svg:x2="15.451cm" svg:y2="3.608cm">
          <text:p/>
        </draw:line>
        <draw:line draw:style-name="gr9" draw:text-style-name="P1" draw:layer="layout" svg:x1="15.571cm" svg:y1="3.726cm" svg:x2="15.451cm" svg:y2="3.846cm">
          <text:p/>
        </draw:line>
        <draw:frame draw:style-name="gr10" draw:text-style-name="P8" draw:layer="layout" svg:width="1.272cm" svg:height="0.239cm" svg:x="6.879cm" svg:y="8.861cm">
          <draw:text-box>
            <text:p text:style-name="P3"><text:span text:style-name="T4">CAM1_PDN2</text:span></text:p>
          </draw:text-box>
        </draw:frame>
        <draw:line draw:style-name="gr9" draw:text-style-name="P1" draw:layer="layout" svg:x1="15.689cm" svg:y1="3.964cm" svg:x2="15.57cm" svg:y2="3.845cm">
          <text:p/>
        </draw:line>
        <draw:line draw:style-name="gr9" draw:text-style-name="P1" draw:layer="layout" svg:x1="15.689cm" svg:y1="3.963cm" svg:x2="15.57cm" svg:y2="4.083cm">
          <text:p/>
        </draw:line>
        <draw:line draw:style-name="gr9" draw:text-style-name="P1" draw:layer="layout" svg:x1="15.571cm" svg:y1="3.964cm" svg:x2="15.451cm" svg:y2="3.845cm">
          <text:p/>
        </draw:line>
        <draw:line draw:style-name="gr9" draw:text-style-name="P1" draw:layer="layout" svg:x1="15.571cm" svg:y1="3.963cm" svg:x2="15.451cm" svg:y2="4.083cm">
          <text:p/>
        </draw:line>
        <draw:frame draw:style-name="gr10" draw:text-style-name="P8" draw:layer="layout" svg:width="2.212cm" svg:height="0.239cm" svg:x="15.714cm" svg:y="3.611cm">
          <draw:text-box>
            <text:p text:style-name="P3"><text:span text:style-name="T4">MIPI_DPHY0_RX_D3N</text:span></text:p>
          </draw:text-box>
        </draw:frame>
        <draw:line draw:style-name="gr9" draw:text-style-name="P1" draw:layer="layout" svg:x1="15.689cm" svg:y1="4.443cm" svg:x2="15.57cm" svg:y2="4.323cm">
          <text:p/>
        </draw:line>
        <draw:line draw:style-name="gr9" draw:text-style-name="P1" draw:layer="layout" svg:x1="15.689cm" svg:y1="4.442cm" svg:x2="15.57cm" svg:y2="4.561cm">
          <text:p/>
        </draw:line>
        <draw:line draw:style-name="gr9" draw:text-style-name="P1" draw:layer="layout" svg:x1="15.571cm" svg:y1="4.443cm" svg:x2="15.451cm" svg:y2="4.323cm">
          <text:p/>
        </draw:line>
        <draw:line draw:style-name="gr9" draw:text-style-name="P1" draw:layer="layout" svg:x1="15.571cm" svg:y1="4.442cm" svg:x2="15.451cm" svg:y2="4.561cm">
          <text:p/>
        </draw:line>
        <draw:frame draw:style-name="gr10" draw:text-style-name="P8" draw:layer="layout" svg:width="2.199cm" svg:height="0.239cm" svg:x="15.714cm" svg:y="3.848cm">
          <draw:text-box>
            <text:p text:style-name="P3"><text:span text:style-name="T4">MIPI_DPHY0_RX_D3P</text:span></text:p>
          </draw:text-box>
        </draw:frame>
        <draw:line draw:style-name="gr9" draw:text-style-name="P1" draw:layer="layout" svg:x1="15.689cm" svg:y1="4.68cm" svg:x2="15.57cm" svg:y2="4.56cm">
          <text:p/>
        </draw:line>
        <draw:line draw:style-name="gr9" draw:text-style-name="P1" draw:layer="layout" svg:x1="15.689cm" svg:y1="4.679cm" svg:x2="15.57cm" svg:y2="4.803cm">
          <text:p/>
        </draw:line>
        <draw:line draw:style-name="gr9" draw:text-style-name="P1" draw:layer="layout" svg:x1="15.571cm" svg:y1="4.68cm" svg:x2="15.451cm" svg:y2="4.56cm">
          <text:p/>
        </draw:line>
        <draw:line draw:style-name="gr9" draw:text-style-name="P1" draw:layer="layout" svg:x1="15.571cm" svg:y1="4.679cm" svg:x2="15.451cm" svg:y2="4.803cm">
          <text:p/>
        </draw:line>
        <draw:frame draw:style-name="gr10" draw:text-style-name="P8" draw:layer="layout" svg:width="2.212cm" svg:height="0.239cm" svg:x="15.714cm" svg:y="4.327cm">
          <draw:text-box>
            <text:p text:style-name="P3"><text:span text:style-name="T4">MIPI_DPHY0_RX_D2N</text:span></text:p>
          </draw:text-box>
        </draw:frame>
        <draw:line draw:style-name="gr9" draw:text-style-name="P1" draw:layer="layout" svg:x1="15.689cm" svg:y1="5.874cm" svg:x2="15.57cm" svg:y2="5.754cm">
          <text:p/>
        </draw:line>
        <draw:line draw:style-name="gr9" draw:text-style-name="P1" draw:layer="layout" svg:x1="15.689cm" svg:y1="5.873cm" svg:x2="15.57cm" svg:y2="5.996cm">
          <text:p/>
        </draw:line>
        <draw:line draw:style-name="gr9" draw:text-style-name="P1" draw:layer="layout" svg:x1="15.571cm" svg:y1="5.874cm" svg:x2="15.451cm" svg:y2="5.754cm">
          <text:p/>
        </draw:line>
        <draw:line draw:style-name="gr9" draw:text-style-name="P1" draw:layer="layout" svg:x1="15.571cm" svg:y1="5.873cm" svg:x2="15.451cm" svg:y2="5.996cm">
          <text:p/>
        </draw:line>
        <draw:frame draw:style-name="gr10" draw:text-style-name="P8" draw:layer="layout" svg:width="2.199cm" svg:height="0.239cm" svg:x="15.714cm" svg:y="4.564cm">
          <draw:text-box>
            <text:p text:style-name="P3"><text:span text:style-name="T4">MIPI_DPHY0_RX_D2P</text:span></text:p>
          </draw:text-box>
        </draw:frame>
        <draw:line draw:style-name="gr9" draw:text-style-name="P1" draw:layer="layout" svg:x1="15.689cm" svg:y1="6.115cm" svg:x2="15.57cm" svg:y2="5.995cm">
          <text:p/>
        </draw:line>
        <draw:line draw:style-name="gr9" draw:text-style-name="P1" draw:layer="layout" svg:x1="15.689cm" svg:y1="6.114cm" svg:x2="15.57cm" svg:y2="6.233cm">
          <text:p/>
        </draw:line>
        <draw:line draw:style-name="gr9" draw:text-style-name="P1" draw:layer="layout" svg:x1="15.571cm" svg:y1="6.115cm" svg:x2="15.451cm" svg:y2="5.995cm">
          <text:p/>
        </draw:line>
        <draw:line draw:style-name="gr9" draw:text-style-name="P1" draw:layer="layout" svg:x1="15.571cm" svg:y1="6.114cm" svg:x2="15.451cm" svg:y2="6.233cm">
          <text:p/>
        </draw:line>
        <draw:frame draw:style-name="gr10" draw:text-style-name="P8" draw:layer="layout" svg:width="2.212cm" svg:height="0.239cm" svg:x="15.714cm" svg:y="5.758cm">
          <draw:text-box>
            <text:p text:style-name="P3"><text:span text:style-name="T4">MIPI_DPHY0_RX_D1N</text:span></text:p>
          </draw:text-box>
        </draw:frame>
        <draw:line draw:style-name="gr9" draw:text-style-name="P1" draw:layer="layout" svg:x1="15.689cm" svg:y1="6.593cm" svg:x2="15.57cm" svg:y2="6.469cm">
          <text:p/>
        </draw:line>
        <draw:line draw:style-name="gr9" draw:text-style-name="P1" draw:layer="layout" svg:x1="15.689cm" svg:y1="6.592cm" svg:x2="15.57cm" svg:y2="6.712cm">
          <text:p/>
        </draw:line>
        <draw:line draw:style-name="gr9" draw:text-style-name="P1" draw:layer="layout" svg:x1="15.571cm" svg:y1="6.593cm" svg:x2="15.451cm" svg:y2="6.469cm">
          <text:p/>
        </draw:line>
        <draw:line draw:style-name="gr9" draw:text-style-name="P1" draw:layer="layout" svg:x1="15.571cm" svg:y1="6.592cm" svg:x2="15.451cm" svg:y2="6.712cm">
          <text:p/>
        </draw:line>
        <draw:frame draw:style-name="gr10" draw:text-style-name="P8" draw:layer="layout" svg:width="2.199cm" svg:height="0.239cm" svg:x="15.714cm" svg:y="5.999cm">
          <draw:text-box>
            <text:p text:style-name="P3"><text:span text:style-name="T4">MIPI_DPHY0_RX_D1P</text:span></text:p>
          </draw:text-box>
        </draw:frame>
        <draw:line draw:style-name="gr9" draw:text-style-name="P1" draw:layer="layout" svg:x1="15.689cm" svg:y1="6.83cm" svg:x2="15.57cm" svg:y2="6.711cm">
          <text:p/>
        </draw:line>
        <draw:line draw:style-name="gr9" draw:text-style-name="P1" draw:layer="layout" svg:x1="15.689cm" svg:y1="6.829cm" svg:x2="15.57cm" svg:y2="6.949cm">
          <text:p/>
        </draw:line>
        <draw:line draw:style-name="gr9" draw:text-style-name="P1" draw:layer="layout" svg:x1="15.571cm" svg:y1="6.83cm" svg:x2="15.451cm" svg:y2="6.711cm">
          <text:p/>
        </draw:line>
        <draw:line draw:style-name="gr9" draw:text-style-name="P1" draw:layer="layout" svg:x1="15.571cm" svg:y1="6.829cm" svg:x2="15.451cm" svg:y2="6.949cm">
          <text:p/>
        </draw:line>
        <draw:frame draw:style-name="gr10" draw:text-style-name="P8" draw:layer="layout" svg:width="2.212cm" svg:height="0.239cm" svg:x="15.714cm" svg:y="6.473cm">
          <draw:text-box>
            <text:p text:style-name="P3"><text:span text:style-name="T4">MIPI_DPHY0_RX_D0N</text:span></text:p>
          </draw:text-box>
        </draw:frame>
        <draw:line draw:style-name="gr9" draw:text-style-name="P1" draw:layer="layout" svg:x1="15.689cm" svg:y1="7.309cm" svg:x2="15.57cm" svg:y2="7.189cm">
          <text:p/>
        </draw:line>
        <draw:line draw:style-name="gr9" draw:text-style-name="P1" draw:layer="layout" svg:x1="15.689cm" svg:y1="7.308cm" svg:x2="15.57cm" svg:y2="7.427cm">
          <text:p/>
        </draw:line>
        <draw:line draw:style-name="gr9" draw:text-style-name="P1" draw:layer="layout" svg:x1="15.571cm" svg:y1="7.309cm" svg:x2="15.451cm" svg:y2="7.189cm">
          <text:p/>
        </draw:line>
        <draw:line draw:style-name="gr9" draw:text-style-name="P1" draw:layer="layout" svg:x1="15.571cm" svg:y1="7.308cm" svg:x2="15.451cm" svg:y2="7.427cm">
          <text:p/>
        </draw:line>
        <draw:frame draw:style-name="gr10" draw:text-style-name="P8" draw:layer="layout" svg:width="2.199cm" svg:height="0.239cm" svg:x="15.714cm" svg:y="6.714cm">
          <draw:text-box>
            <text:p text:style-name="P3"><text:span text:style-name="T4">MIPI_DPHY0_RX_D0P</text:span></text:p>
          </draw:text-box>
        </draw:frame>
        <draw:line draw:style-name="gr9" draw:text-style-name="P1" draw:layer="layout" svg:x1="15.689cm" svg:y1="7.546cm" svg:x2="15.57cm" svg:y2="7.426cm">
          <text:p/>
        </draw:line>
        <draw:line draw:style-name="gr9" draw:text-style-name="P1" draw:layer="layout" svg:x1="15.689cm" svg:y1="7.545cm" svg:x2="15.57cm" svg:y2="7.664cm">
          <text:p/>
        </draw:line>
        <draw:line draw:style-name="gr9" draw:text-style-name="P1" draw:layer="layout" svg:x1="15.571cm" svg:y1="7.546cm" svg:x2="15.451cm" svg:y2="7.426cm">
          <text:p/>
        </draw:line>
        <draw:line draw:style-name="gr9" draw:text-style-name="P1" draw:layer="layout" svg:x1="15.571cm" svg:y1="7.545cm" svg:x2="15.451cm" svg:y2="7.664cm">
          <text:p/>
        </draw:line>
        <draw:frame draw:style-name="gr10" draw:text-style-name="P8" draw:layer="layout" svg:width="2.352cm" svg:height="0.239cm" svg:x="15.714cm" svg:y="7.193cm">
          <draw:text-box>
            <text:p text:style-name="P3"><text:span text:style-name="T4">MIPI_DPHY0_RX_CLKN</text:span></text:p>
          </draw:text-box>
        </draw:frame>
        <draw:line draw:style-name="gr9" draw:text-style-name="P1" draw:layer="layout" svg:x1="15.451cm" svg:y1="7.786cm" svg:x2="15.571cm" svg:y2="7.906cm">
          <text:p/>
        </draw:line>
        <draw:line draw:style-name="gr9" draw:text-style-name="P1" draw:layer="layout" svg:x1="15.451cm" svg:y1="7.787cm" svg:x2="15.571cm" svg:y2="7.663cm">
          <text:p/>
        </draw:line>
        <draw:line draw:style-name="gr9" draw:text-style-name="P1" draw:layer="layout" svg:x1="15.57cm" svg:y1="7.787cm" svg:x2="15.689cm" svg:y2="7.663cm">
          <text:p/>
        </draw:line>
        <draw:line draw:style-name="gr9" draw:text-style-name="P1" draw:layer="layout" svg:x1="15.57cm" svg:y1="7.786cm" svg:x2="15.689cm" svg:y2="7.906cm">
          <text:p/>
        </draw:line>
        <draw:frame draw:style-name="gr10" draw:text-style-name="P8" draw:layer="layout" svg:width="2.339cm" svg:height="0.239cm" svg:x="15.714cm" svg:y="7.43cm">
          <draw:text-box>
            <text:p text:style-name="P3"><text:span text:style-name="T4">MIPI_DPHY0_RX_CLKP</text:span></text:p>
          </draw:text-box>
        </draw:frame>
        <draw:line draw:style-name="gr9" draw:text-style-name="P1" draw:layer="layout" svg:x1="15.451cm" svg:y1="8.023cm" svg:x2="15.571cm" svg:y2="8.143cm">
          <text:p/>
        </draw:line>
        <draw:line draw:style-name="gr9" draw:text-style-name="P1" draw:layer="layout" svg:x1="15.451cm" svg:y1="8.024cm" svg:x2="15.571cm" svg:y2="7.905cm">
          <text:p/>
        </draw:line>
        <draw:line draw:style-name="gr9" draw:text-style-name="P1" draw:layer="layout" svg:x1="15.57cm" svg:y1="8.024cm" svg:x2="15.689cm" svg:y2="7.905cm">
          <text:p/>
        </draw:line>
        <draw:line draw:style-name="gr9" draw:text-style-name="P1" draw:layer="layout" svg:x1="15.57cm" svg:y1="8.023cm" svg:x2="15.689cm" svg:y2="8.143cm">
          <text:p/>
        </draw:line>
        <draw:frame draw:style-name="gr10" draw:text-style-name="P8" draw:layer="layout" svg:width="1.272cm" svg:height="0.239cm" svg:x="15.714cm" svg:y="7.667cm">
          <draw:text-box>
            <text:p text:style-name="P3"><text:span text:style-name="T4">CAM2_PDN1</text:span></text:p>
          </draw:text-box>
        </draw:frame>
        <draw:line draw:style-name="gr9" draw:text-style-name="P1" draw:layer="layout" svg:x1="15.451cm" svg:y1="8.26cm" svg:x2="15.571cm" svg:y2="8.384cm">
          <text:p/>
        </draw:line>
        <draw:line draw:style-name="gr9" draw:text-style-name="P1" draw:layer="layout" svg:x1="15.451cm" svg:y1="8.261cm" svg:x2="15.571cm" svg:y2="8.142cm">
          <text:p/>
        </draw:line>
        <draw:line draw:style-name="gr9" draw:text-style-name="P1" draw:layer="layout" svg:x1="15.57cm" svg:y1="8.261cm" svg:x2="15.689cm" svg:y2="8.142cm">
          <text:p/>
        </draw:line>
        <draw:line draw:style-name="gr9" draw:text-style-name="P1" draw:layer="layout" svg:x1="15.57cm" svg:y1="8.26cm" svg:x2="15.689cm" svg:y2="8.384cm">
          <text:p/>
        </draw:line>
        <draw:frame draw:style-name="gr10" draw:text-style-name="P8" draw:layer="layout" svg:width="1.297cm" svg:height="0.239cm" svg:x="15.714cm" svg:y="7.908cm">
          <draw:text-box>
            <text:p text:style-name="P3"><text:span text:style-name="T4">CAM2_MCLK</text:span></text:p>
          </draw:text-box>
        </draw:frame>
        <draw:line draw:style-name="gr9" draw:text-style-name="P1" draw:layer="layout" svg:x1="15.451cm" svg:y1="8.501cm" svg:x2="15.571cm" svg:y2="8.621cm">
          <text:p/>
        </draw:line>
        <draw:line draw:style-name="gr9" draw:text-style-name="P1" draw:layer="layout" svg:x1="15.451cm" svg:y1="8.502cm" svg:x2="15.571cm" svg:y2="8.383cm">
          <text:p/>
        </draw:line>
        <draw:line draw:style-name="gr9" draw:text-style-name="P1" draw:layer="layout" svg:x1="15.57cm" svg:y1="8.502cm" svg:x2="15.689cm" svg:y2="8.383cm">
          <text:p/>
        </draw:line>
        <draw:line draw:style-name="gr9" draw:text-style-name="P1" draw:layer="layout" svg:x1="15.57cm" svg:y1="8.501cm" svg:x2="15.689cm" svg:y2="8.621cm">
          <text:p/>
        </draw:line>
        <draw:frame draw:style-name="gr10" draw:text-style-name="P8" draw:layer="layout" svg:width="1.132cm" svg:height="0.239cm" svg:x="15.714cm" svg:y="8.145cm">
          <draw:text-box>
            <text:p text:style-name="P3"><text:span text:style-name="T4">CAM2_RST</text:span></text:p>
          </draw:text-box>
        </draw:frame>
        <draw:line draw:style-name="gr9" draw:text-style-name="P1" draw:layer="layout" svg:x1="15.451cm" svg:y1="8.739cm" svg:x2="15.571cm" svg:y2="8.858cm">
          <text:p/>
        </draw:line>
        <draw:line draw:style-name="gr9" draw:text-style-name="P1" draw:layer="layout" svg:x1="15.451cm" svg:y1="8.74cm" svg:x2="15.571cm" svg:y2="8.62cm">
          <text:p/>
        </draw:line>
        <draw:line draw:style-name="gr9" draw:text-style-name="P1" draw:layer="layout" svg:x1="15.57cm" svg:y1="8.74cm" svg:x2="15.689cm" svg:y2="8.62cm">
          <text:p/>
        </draw:line>
        <draw:line draw:style-name="gr9" draw:text-style-name="P1" draw:layer="layout" svg:x1="15.57cm" svg:y1="8.739cm" svg:x2="15.689cm" svg:y2="8.858cm">
          <text:p/>
        </draw:line>
        <draw:frame draw:style-name="gr10" draw:text-style-name="P8" draw:layer="layout" svg:width="2.102cm" svg:height="0.239cm" svg:x="15.714cm" svg:y="8.387cm">
          <draw:text-box>
            <text:p text:style-name="P3"><text:span text:style-name="T4">CAM2_I2C4_SCL_M3</text:span></text:p>
          </draw:text-box>
        </draw:frame>
        <draw:line draw:style-name="gr9" draw:text-style-name="P1" draw:layer="layout" svg:x1="15.451cm" svg:y1="8.98cm" svg:x2="15.571cm" svg:y2="9.099cm">
          <text:p/>
        </draw:line>
        <draw:line draw:style-name="gr9" draw:text-style-name="P1" draw:layer="layout" svg:x1="15.451cm" svg:y1="8.981cm" svg:x2="15.571cm" svg:y2="8.857cm">
          <text:p/>
        </draw:line>
        <draw:line draw:style-name="gr9" draw:text-style-name="P1" draw:layer="layout" svg:x1="15.57cm" svg:y1="8.981cm" svg:x2="15.689cm" svg:y2="8.857cm">
          <text:p/>
        </draw:line>
        <draw:line draw:style-name="gr9" draw:text-style-name="P1" draw:layer="layout" svg:x1="15.57cm" svg:y1="8.98cm" svg:x2="15.689cm" svg:y2="9.099cm">
          <text:p/>
        </draw:line>
        <draw:frame draw:style-name="gr10" draw:text-style-name="P8" draw:layer="layout" svg:width="2.123cm" svg:height="0.239cm" svg:x="15.714cm" svg:y="8.624cm">
          <draw:text-box>
            <text:p text:style-name="P3"><text:span text:style-name="T4">CAM2_I2C4_SDA_M3</text:span></text:p>
          </draw:text-box>
        </draw:frame>
        <draw:line draw:style-name="gr9" draw:text-style-name="P1" draw:layer="layout" svg:x1="24.046cm" svg:y1="3.727cm" svg:x2="23.926cm" svg:y2="3.608cm">
          <text:p/>
        </draw:line>
        <draw:line draw:style-name="gr9" draw:text-style-name="P1" draw:layer="layout" svg:x1="24.046cm" svg:y1="3.726cm" svg:x2="23.926cm" svg:y2="3.846cm">
          <text:p/>
        </draw:line>
        <draw:line draw:style-name="gr9" draw:text-style-name="P1" draw:layer="layout" svg:x1="23.927cm" svg:y1="3.727cm" svg:x2="23.808cm" svg:y2="3.608cm">
          <text:p/>
        </draw:line>
        <draw:line draw:style-name="gr9" draw:text-style-name="P1" draw:layer="layout" svg:x1="23.927cm" svg:y1="3.726cm" svg:x2="23.808cm" svg:y2="3.846cm">
          <text:p/>
        </draw:line>
        <draw:frame draw:style-name="gr10" draw:text-style-name="P8" draw:layer="layout" svg:width="1.272cm" svg:height="0.239cm" svg:x="15.714cm" svg:y="8.861cm">
          <draw:text-box>
            <text:p text:style-name="P3"><text:span text:style-name="T4">CAM2_PDN2</text:span></text:p>
          </draw:text-box>
        </draw:frame>
        <draw:line draw:style-name="gr9" draw:text-style-name="P1" draw:layer="layout" svg:x1="24.046cm" svg:y1="3.964cm" svg:x2="23.926cm" svg:y2="3.845cm">
          <text:p/>
        </draw:line>
        <draw:line draw:style-name="gr9" draw:text-style-name="P1" draw:layer="layout" svg:x1="24.046cm" svg:y1="3.963cm" svg:x2="23.926cm" svg:y2="4.083cm">
          <text:p/>
        </draw:line>
        <draw:line draw:style-name="gr9" draw:text-style-name="P1" draw:layer="layout" svg:x1="23.927cm" svg:y1="3.964cm" svg:x2="23.808cm" svg:y2="3.845cm">
          <text:p/>
        </draw:line>
        <draw:line draw:style-name="gr9" draw:text-style-name="P1" draw:layer="layout" svg:x1="23.927cm" svg:y1="3.963cm" svg:x2="23.808cm" svg:y2="4.083cm">
          <text:p/>
        </draw:line>
        <draw:frame draw:style-name="gr10" draw:text-style-name="P8" draw:layer="layout" svg:width="1.979cm" svg:height="0.239cm" svg:x="24.071cm" svg:y="3.611cm">
          <draw:text-box>
            <text:p text:style-name="P3"><text:span text:style-name="T4">MIPI_CSI0_RX_D3N</text:span></text:p>
          </draw:text-box>
        </draw:frame>
        <draw:line draw:style-name="gr9" draw:text-style-name="P1" draw:layer="layout" svg:x1="24.046cm" svg:y1="4.443cm" svg:x2="23.926cm" svg:y2="4.323cm">
          <text:p/>
        </draw:line>
        <draw:line draw:style-name="gr9" draw:text-style-name="P1" draw:layer="layout" svg:x1="24.046cm" svg:y1="4.442cm" svg:x2="23.926cm" svg:y2="4.561cm">
          <text:p/>
        </draw:line>
        <draw:line draw:style-name="gr9" draw:text-style-name="P1" draw:layer="layout" svg:x1="23.927cm" svg:y1="4.443cm" svg:x2="23.808cm" svg:y2="4.323cm">
          <text:p/>
        </draw:line>
        <draw:line draw:style-name="gr9" draw:text-style-name="P1" draw:layer="layout" svg:x1="23.927cm" svg:y1="4.442cm" svg:x2="23.808cm" svg:y2="4.561cm">
          <text:p/>
        </draw:line>
        <draw:frame draw:style-name="gr10" draw:text-style-name="P8" draw:layer="layout" svg:width="1.966cm" svg:height="0.239cm" svg:x="24.071cm" svg:y="3.848cm">
          <draw:text-box>
            <text:p text:style-name="P3"><text:span text:style-name="T4">MIPI_CSI0_RX_D3P</text:span></text:p>
          </draw:text-box>
        </draw:frame>
        <draw:line draw:style-name="gr9" draw:text-style-name="P1" draw:layer="layout" svg:x1="24.046cm" svg:y1="4.68cm" svg:x2="23.926cm" svg:y2="4.56cm">
          <text:p/>
        </draw:line>
        <draw:line draw:style-name="gr9" draw:text-style-name="P1" draw:layer="layout" svg:x1="24.046cm" svg:y1="4.679cm" svg:x2="23.926cm" svg:y2="4.803cm">
          <text:p/>
        </draw:line>
        <draw:line draw:style-name="gr9" draw:text-style-name="P1" draw:layer="layout" svg:x1="23.927cm" svg:y1="4.68cm" svg:x2="23.808cm" svg:y2="4.56cm">
          <text:p/>
        </draw:line>
        <draw:line draw:style-name="gr9" draw:text-style-name="P1" draw:layer="layout" svg:x1="23.927cm" svg:y1="4.679cm" svg:x2="23.808cm" svg:y2="4.803cm">
          <text:p/>
        </draw:line>
        <draw:frame draw:style-name="gr10" draw:text-style-name="P8" draw:layer="layout" svg:width="1.979cm" svg:height="0.239cm" svg:x="24.071cm" svg:y="4.327cm">
          <draw:text-box>
            <text:p text:style-name="P3"><text:span text:style-name="T4">MIPI_CSI0_RX_D2N</text:span></text:p>
          </draw:text-box>
        </draw:frame>
        <draw:line draw:style-name="gr9" draw:text-style-name="P1" draw:layer="layout" svg:x1="24.046cm" svg:y1="5.158cm" svg:x2="23.926cm" svg:y2="5.039cm">
          <text:p/>
        </draw:line>
        <draw:line draw:style-name="gr9" draw:text-style-name="P1" draw:layer="layout" svg:x1="24.046cm" svg:y1="5.157cm" svg:x2="23.926cm" svg:y2="5.277cm">
          <text:p/>
        </draw:line>
        <draw:line draw:style-name="gr9" draw:text-style-name="P1" draw:layer="layout" svg:x1="23.927cm" svg:y1="5.158cm" svg:x2="23.808cm" svg:y2="5.039cm">
          <text:p/>
        </draw:line>
        <draw:line draw:style-name="gr9" draw:text-style-name="P1" draw:layer="layout" svg:x1="23.927cm" svg:y1="5.157cm" svg:x2="23.808cm" svg:y2="5.277cm">
          <text:p/>
        </draw:line>
        <draw:frame draw:style-name="gr10" draw:text-style-name="P8" draw:layer="layout" svg:width="1.966cm" svg:height="0.239cm" svg:x="24.071cm" svg:y="4.564cm">
          <draw:text-box>
            <text:p text:style-name="P3"><text:span text:style-name="T4">MIPI_CSI0_RX_D2P</text:span></text:p>
          </draw:text-box>
        </draw:frame>
        <draw:line draw:style-name="gr9" draw:text-style-name="P1" draw:layer="layout" svg:x1="24.046cm" svg:y1="5.399cm" svg:x2="23.926cm" svg:y2="5.276cm">
          <text:p/>
        </draw:line>
        <draw:line draw:style-name="gr9" draw:text-style-name="P1" draw:layer="layout" svg:x1="24.046cm" svg:y1="5.398cm" svg:x2="23.926cm" svg:y2="5.518cm">
          <text:p/>
        </draw:line>
        <draw:line draw:style-name="gr9" draw:text-style-name="P1" draw:layer="layout" svg:x1="23.927cm" svg:y1="5.399cm" svg:x2="23.808cm" svg:y2="5.276cm">
          <text:p/>
        </draw:line>
        <draw:line draw:style-name="gr9" draw:text-style-name="P1" draw:layer="layout" svg:x1="23.927cm" svg:y1="5.398cm" svg:x2="23.808cm" svg:y2="5.518cm">
          <text:p/>
        </draw:line>
        <draw:frame draw:style-name="gr10" draw:text-style-name="P8" draw:layer="layout" svg:width="2.237cm" svg:height="0.239cm" svg:x="24.071cm" svg:y="5.042cm">
          <draw:text-box>
            <text:p text:style-name="P3"><text:span text:style-name="T4">MIPI_CSI0_RX_CLK1N</text:span></text:p>
          </draw:text-box>
        </draw:frame>
        <draw:line draw:style-name="gr9" draw:text-style-name="P1" draw:layer="layout" svg:x1="24.046cm" svg:y1="5.874cm" svg:x2="23.926cm" svg:y2="5.754cm">
          <text:p/>
        </draw:line>
        <draw:line draw:style-name="gr9" draw:text-style-name="P1" draw:layer="layout" svg:x1="24.046cm" svg:y1="5.873cm" svg:x2="23.926cm" svg:y2="5.996cm">
          <text:p/>
        </draw:line>
        <draw:line draw:style-name="gr9" draw:text-style-name="P1" draw:layer="layout" svg:x1="23.927cm" svg:y1="5.874cm" svg:x2="23.808cm" svg:y2="5.754cm">
          <text:p/>
        </draw:line>
        <draw:line draw:style-name="gr9" draw:text-style-name="P1" draw:layer="layout" svg:x1="23.927cm" svg:y1="5.873cm" svg:x2="23.808cm" svg:y2="5.996cm">
          <text:p/>
        </draw:line>
        <draw:frame draw:style-name="gr10" draw:text-style-name="P8" draw:layer="layout" svg:width="2.225cm" svg:height="0.239cm" svg:x="24.071cm" svg:y="5.279cm">
          <draw:text-box>
            <text:p text:style-name="P3"><text:span text:style-name="T4">MIPI_CSI0_RX_CLK1P</text:span></text:p>
          </draw:text-box>
        </draw:frame>
        <draw:line draw:style-name="gr9" draw:text-style-name="P1" draw:layer="layout" svg:x1="24.046cm" svg:y1="6.115cm" svg:x2="23.926cm" svg:y2="5.995cm">
          <text:p/>
        </draw:line>
        <draw:line draw:style-name="gr9" draw:text-style-name="P1" draw:layer="layout" svg:x1="24.046cm" svg:y1="6.114cm" svg:x2="23.926cm" svg:y2="6.233cm">
          <text:p/>
        </draw:line>
        <draw:line draw:style-name="gr9" draw:text-style-name="P1" draw:layer="layout" svg:x1="23.927cm" svg:y1="6.115cm" svg:x2="23.808cm" svg:y2="5.995cm">
          <text:p/>
        </draw:line>
        <draw:line draw:style-name="gr9" draw:text-style-name="P1" draw:layer="layout" svg:x1="23.927cm" svg:y1="6.114cm" svg:x2="23.808cm" svg:y2="6.233cm">
          <text:p/>
        </draw:line>
        <draw:frame draw:style-name="gr10" draw:text-style-name="P8" draw:layer="layout" svg:width="1.979cm" svg:height="0.239cm" svg:x="24.071cm" svg:y="5.758cm">
          <draw:text-box>
            <text:p text:style-name="P3"><text:span text:style-name="T4">MIPI_CSI0_RX_D1N</text:span></text:p>
          </draw:text-box>
        </draw:frame>
        <draw:line draw:style-name="gr9" draw:text-style-name="P1" draw:layer="layout" svg:x1="24.046cm" svg:y1="6.593cm" svg:x2="23.926cm" svg:y2="6.469cm">
          <text:p/>
        </draw:line>
        <draw:line draw:style-name="gr9" draw:text-style-name="P1" draw:layer="layout" svg:x1="24.046cm" svg:y1="6.592cm" svg:x2="23.926cm" svg:y2="6.712cm">
          <text:p/>
        </draw:line>
        <draw:line draw:style-name="gr9" draw:text-style-name="P1" draw:layer="layout" svg:x1="23.927cm" svg:y1="6.593cm" svg:x2="23.808cm" svg:y2="6.469cm">
          <text:p/>
        </draw:line>
        <draw:line draw:style-name="gr9" draw:text-style-name="P1" draw:layer="layout" svg:x1="23.927cm" svg:y1="6.592cm" svg:x2="23.808cm" svg:y2="6.712cm">
          <text:p/>
        </draw:line>
        <draw:frame draw:style-name="gr10" draw:text-style-name="P8" draw:layer="layout" svg:width="1.966cm" svg:height="0.239cm" svg:x="24.071cm" svg:y="5.999cm">
          <draw:text-box>
            <text:p text:style-name="P3"><text:span text:style-name="T4">MIPI_CSI0_RX_D1P</text:span></text:p>
          </draw:text-box>
        </draw:frame>
        <draw:line draw:style-name="gr9" draw:text-style-name="P1" draw:layer="layout" svg:x1="24.046cm" svg:y1="6.83cm" svg:x2="23.926cm" svg:y2="6.711cm">
          <text:p/>
        </draw:line>
        <draw:line draw:style-name="gr9" draw:text-style-name="P1" draw:layer="layout" svg:x1="24.046cm" svg:y1="6.829cm" svg:x2="23.926cm" svg:y2="6.949cm">
          <text:p/>
        </draw:line>
        <draw:line draw:style-name="gr9" draw:text-style-name="P1" draw:layer="layout" svg:x1="23.927cm" svg:y1="6.83cm" svg:x2="23.808cm" svg:y2="6.711cm">
          <text:p/>
        </draw:line>
        <draw:line draw:style-name="gr9" draw:text-style-name="P1" draw:layer="layout" svg:x1="23.927cm" svg:y1="6.829cm" svg:x2="23.808cm" svg:y2="6.949cm">
          <text:p/>
        </draw:line>
        <draw:frame draw:style-name="gr10" draw:text-style-name="P8" draw:layer="layout" svg:width="1.979cm" svg:height="0.239cm" svg:x="24.071cm" svg:y="6.473cm">
          <draw:text-box>
            <text:p text:style-name="P3"><text:span text:style-name="T4">MIPI_CSI0_RX_D0N</text:span></text:p>
          </draw:text-box>
        </draw:frame>
        <draw:line draw:style-name="gr9" draw:text-style-name="P1" draw:layer="layout" svg:x1="24.046cm" svg:y1="7.309cm" svg:x2="23.926cm" svg:y2="7.189cm">
          <text:p/>
        </draw:line>
        <draw:line draw:style-name="gr9" draw:text-style-name="P1" draw:layer="layout" svg:x1="24.046cm" svg:y1="7.308cm" svg:x2="23.926cm" svg:y2="7.427cm">
          <text:p/>
        </draw:line>
        <draw:line draw:style-name="gr9" draw:text-style-name="P1" draw:layer="layout" svg:x1="23.927cm" svg:y1="7.309cm" svg:x2="23.808cm" svg:y2="7.189cm">
          <text:p/>
        </draw:line>
        <draw:line draw:style-name="gr9" draw:text-style-name="P1" draw:layer="layout" svg:x1="23.927cm" svg:y1="7.308cm" svg:x2="23.808cm" svg:y2="7.427cm">
          <text:p/>
        </draw:line>
        <draw:frame draw:style-name="gr10" draw:text-style-name="P8" draw:layer="layout" svg:width="1.966cm" svg:height="0.239cm" svg:x="24.071cm" svg:y="6.714cm">
          <draw:text-box>
            <text:p text:style-name="P3"><text:span text:style-name="T4">MIPI_CSI0_RX_D0P</text:span></text:p>
          </draw:text-box>
        </draw:frame>
        <draw:line draw:style-name="gr9" draw:text-style-name="P1" draw:layer="layout" svg:x1="24.046cm" svg:y1="7.546cm" svg:x2="23.926cm" svg:y2="7.426cm">
          <text:p/>
        </draw:line>
        <draw:line draw:style-name="gr9" draw:text-style-name="P1" draw:layer="layout" svg:x1="24.046cm" svg:y1="7.545cm" svg:x2="23.926cm" svg:y2="7.664cm">
          <text:p/>
        </draw:line>
        <draw:line draw:style-name="gr9" draw:text-style-name="P1" draw:layer="layout" svg:x1="23.927cm" svg:y1="7.546cm" svg:x2="23.808cm" svg:y2="7.426cm">
          <text:p/>
        </draw:line>
        <draw:line draw:style-name="gr9" draw:text-style-name="P1" draw:layer="layout" svg:x1="23.927cm" svg:y1="7.545cm" svg:x2="23.808cm" svg:y2="7.664cm">
          <text:p/>
        </draw:line>
        <draw:frame draw:style-name="gr10" draw:text-style-name="P8" draw:layer="layout" svg:width="2.237cm" svg:height="0.239cm" svg:x="24.071cm" svg:y="7.193cm">
          <draw:text-box>
            <text:p text:style-name="P3"><text:span text:style-name="T4">MIPI_CSI0_RX_CLK0N</text:span></text:p>
          </draw:text-box>
        </draw:frame>
        <draw:line draw:style-name="gr9" draw:text-style-name="P1" draw:layer="layout" svg:x1="23.808cm" svg:y1="7.786cm" svg:x2="23.927cm" svg:y2="7.906cm">
          <text:p/>
        </draw:line>
        <draw:line draw:style-name="gr9" draw:text-style-name="P1" draw:layer="layout" svg:x1="23.808cm" svg:y1="7.787cm" svg:x2="23.927cm" svg:y2="7.663cm">
          <text:p/>
        </draw:line>
        <draw:line draw:style-name="gr9" draw:text-style-name="P1" draw:layer="layout" svg:x1="23.926cm" svg:y1="7.787cm" svg:x2="24.046cm" svg:y2="7.663cm">
          <text:p/>
        </draw:line>
        <draw:line draw:style-name="gr9" draw:text-style-name="P1" draw:layer="layout" svg:x1="23.926cm" svg:y1="7.786cm" svg:x2="24.046cm" svg:y2="7.906cm">
          <text:p/>
        </draw:line>
        <draw:frame draw:style-name="gr10" draw:text-style-name="P8" draw:layer="layout" svg:width="2.225cm" svg:height="0.239cm" svg:x="24.071cm" svg:y="7.43cm">
          <draw:text-box>
            <text:p text:style-name="P3"><text:span text:style-name="T4">MIPI_CSI0_RX_CLK0P</text:span></text:p>
          </draw:text-box>
        </draw:frame>
        <draw:line draw:style-name="gr9" draw:text-style-name="P1" draw:layer="layout" svg:x1="23.808cm" svg:y1="8.023cm" svg:x2="23.927cm" svg:y2="8.143cm">
          <text:p/>
        </draw:line>
        <draw:line draw:style-name="gr9" draw:text-style-name="P1" draw:layer="layout" svg:x1="23.808cm" svg:y1="8.024cm" svg:x2="23.927cm" svg:y2="7.905cm">
          <text:p/>
        </draw:line>
        <draw:line draw:style-name="gr9" draw:text-style-name="P1" draw:layer="layout" svg:x1="23.926cm" svg:y1="8.024cm" svg:x2="24.046cm" svg:y2="7.905cm">
          <text:p/>
        </draw:line>
        <draw:line draw:style-name="gr9" draw:text-style-name="P1" draw:layer="layout" svg:x1="23.926cm" svg:y1="8.023cm" svg:x2="24.046cm" svg:y2="8.143cm">
          <text:p/>
        </draw:line>
        <draw:frame draw:style-name="gr10" draw:text-style-name="P8" draw:layer="layout" svg:width="1.272cm" svg:height="0.239cm" svg:x="24.071cm" svg:y="7.667cm">
          <draw:text-box>
            <text:p text:style-name="P3"><text:span text:style-name="T4">CAM3_PDN1</text:span></text:p>
          </draw:text-box>
        </draw:frame>
        <draw:line draw:style-name="gr9" draw:text-style-name="P1" draw:layer="layout" svg:x1="23.808cm" svg:y1="8.26cm" svg:x2="23.927cm" svg:y2="8.384cm">
          <text:p/>
        </draw:line>
        <draw:line draw:style-name="gr9" draw:text-style-name="P1" draw:layer="layout" svg:x1="23.808cm" svg:y1="8.261cm" svg:x2="23.927cm" svg:y2="8.142cm">
          <text:p/>
        </draw:line>
        <draw:line draw:style-name="gr9" draw:text-style-name="P1" draw:layer="layout" svg:x1="23.926cm" svg:y1="8.261cm" svg:x2="24.046cm" svg:y2="8.142cm">
          <text:p/>
        </draw:line>
        <draw:line draw:style-name="gr9" draw:text-style-name="P1" draw:layer="layout" svg:x1="23.926cm" svg:y1="8.26cm" svg:x2="24.046cm" svg:y2="8.384cm">
          <text:p/>
        </draw:line>
        <draw:frame draw:style-name="gr10" draw:text-style-name="P8" draw:layer="layout" svg:width="1.297cm" svg:height="0.239cm" svg:x="24.071cm" svg:y="7.908cm">
          <draw:text-box>
            <text:p text:style-name="P3"><text:span text:style-name="T4">CAM3_MCLK</text:span></text:p>
          </draw:text-box>
        </draw:frame>
        <draw:line draw:style-name="gr9" draw:text-style-name="P1" draw:layer="layout" svg:x1="23.808cm" svg:y1="8.501cm" svg:x2="23.927cm" svg:y2="8.621cm">
          <text:p/>
        </draw:line>
        <draw:line draw:style-name="gr9" draw:text-style-name="P1" draw:layer="layout" svg:x1="23.808cm" svg:y1="8.502cm" svg:x2="23.927cm" svg:y2="8.383cm">
          <text:p/>
        </draw:line>
        <draw:line draw:style-name="gr9" draw:text-style-name="P1" draw:layer="layout" svg:x1="23.926cm" svg:y1="8.502cm" svg:x2="24.046cm" svg:y2="8.383cm">
          <text:p/>
        </draw:line>
        <draw:line draw:style-name="gr9" draw:text-style-name="P1" draw:layer="layout" svg:x1="23.926cm" svg:y1="8.501cm" svg:x2="24.046cm" svg:y2="8.621cm">
          <text:p/>
        </draw:line>
        <draw:frame draw:style-name="gr10" draw:text-style-name="P8" draw:layer="layout" svg:width="1.132cm" svg:height="0.239cm" svg:x="24.071cm" svg:y="8.145cm">
          <draw:text-box>
            <text:p text:style-name="P3"><text:span text:style-name="T4">CAM3_RST</text:span></text:p>
          </draw:text-box>
        </draw:frame>
        <draw:line draw:style-name="gr9" draw:text-style-name="P1" draw:layer="layout" svg:x1="23.808cm" svg:y1="8.739cm" svg:x2="23.927cm" svg:y2="8.858cm">
          <text:p/>
        </draw:line>
        <draw:line draw:style-name="gr9" draw:text-style-name="P1" draw:layer="layout" svg:x1="23.808cm" svg:y1="8.74cm" svg:x2="23.927cm" svg:y2="8.62cm">
          <text:p/>
        </draw:line>
        <draw:line draw:style-name="gr9" draw:text-style-name="P1" draw:layer="layout" svg:x1="23.926cm" svg:y1="8.74cm" svg:x2="24.046cm" svg:y2="8.62cm">
          <text:p/>
        </draw:line>
        <draw:line draw:style-name="gr9" draw:text-style-name="P1" draw:layer="layout" svg:x1="23.926cm" svg:y1="8.739cm" svg:x2="24.046cm" svg:y2="8.858cm">
          <text:p/>
        </draw:line>
        <draw:frame draw:style-name="gr10" draw:text-style-name="P8" draw:layer="layout" svg:width="2.102cm" svg:height="0.239cm" svg:x="24.071cm" svg:y="8.387cm">
          <draw:text-box>
            <text:p text:style-name="P3"><text:span text:style-name="T4">CAM3_I2C8_SCL_M2</text:span></text:p>
          </draw:text-box>
        </draw:frame>
        <draw:line draw:style-name="gr9" draw:text-style-name="P1" draw:layer="layout" svg:x1="23.808cm" svg:y1="8.98cm" svg:x2="23.927cm" svg:y2="9.099cm">
          <text:p/>
        </draw:line>
        <draw:line draw:style-name="gr9" draw:text-style-name="P1" draw:layer="layout" svg:x1="23.808cm" svg:y1="8.981cm" svg:x2="23.927cm" svg:y2="8.857cm">
          <text:p/>
        </draw:line>
        <draw:line draw:style-name="gr9" draw:text-style-name="P1" draw:layer="layout" svg:x1="23.926cm" svg:y1="8.981cm" svg:x2="24.046cm" svg:y2="8.857cm">
          <text:p/>
        </draw:line>
        <draw:line draw:style-name="gr9" draw:text-style-name="P1" draw:layer="layout" svg:x1="23.926cm" svg:y1="8.98cm" svg:x2="24.046cm" svg:y2="9.099cm">
          <text:p/>
        </draw:line>
        <draw:frame draw:style-name="gr10" draw:text-style-name="P8" draw:layer="layout" svg:width="2.123cm" svg:height="0.239cm" svg:x="24.071cm" svg:y="8.624cm">
          <draw:text-box>
            <text:p text:style-name="P3"><text:span text:style-name="T4">CAM3_I2C8_SDA_M2</text:span></text:p>
          </draw:text-box>
        </draw:frame>
        <draw:frame draw:style-name="gr10" draw:text-style-name="P8" draw:layer="layout" svg:width="1.272cm" svg:height="0.239cm" svg:x="24.071cm" svg:y="8.861cm">
          <draw:text-box>
            <text:p text:style-name="P3"><text:span text:style-name="T4">CAM3_PDN2</text:span></text:p>
          </draw:text-box>
        </draw:frame>
        <draw:frame draw:style-name="gr11" draw:text-style-name="P9" draw:layer="layout" svg:width="0.912cm" svg:height="0.268cm" svg:x="21.874cm" svg:y="18.295cm">
          <draw:text-box>
            <text:p text:style-name="P3"><text:span text:style-name="T5">Project:</text:span></text:p>
          </draw:text-box>
        </draw:frame>
        <draw:frame draw:style-name="gr12" draw:text-style-name="P9" draw:layer="layout" svg:width="0.493cm" svg:height="0.268cm" svg:x="21.874cm" svg:y="18.799cm">
          <draw:text-box>
            <text:p text:style-name="P3"><text:span text:style-name="T6">File:</text:span></text:p>
          </draw:text-box>
        </draw:frame>
        <draw:frame draw:style-name="gr13" draw:text-style-name="P10" draw:layer="layout" svg:width="0.379cm" svg:height="0.183cm" svg:x="21.874cm" svg:y="19.317cm">
          <draw:text-box>
            <text:p text:style-name="P3"><text:span text:style-name="T7">Date:</text:span></text:p>
          </draw:text-box>
        </draw:frame>
        <draw:frame draw:style-name="gr14" draw:text-style-name="P11" draw:layer="layout" svg:width="4.659cm" svg:height="0.319cm" svg:x="21.899cm" svg:y="17.787cm">
          <draw:text-box>
            <text:p text:style-name="P3"><text:span text:style-name="T8">Shenzhen <text:s/>Wesion Technology Co., Ltd.</text:span></text:p>
          </draw:text-box>
        </draw:frame>
        <draw:frame draw:style-name="gr13" draw:text-style-name="P10" draw:layer="layout" svg:width="0.976cm" svg:height="0.183cm" svg:x="21.874cm" svg:y="19.77cm">
          <draw:text-box>
            <text:p text:style-name="P3"><text:span text:style-name="T7">Designed_by:</text:span></text:p>
          </draw:text-box>
        </draw:frame>
        <draw:frame draw:style-name="gr13" draw:text-style-name="P10" draw:layer="layout" svg:width="0.328cm" svg:height="0.183cm" svg:x="26.412cm" svg:y="19.317cm">
          <draw:text-box>
            <text:p text:style-name="P3"><text:span text:style-name="T7">Rev:</text:span></text:p>
          </draw:text-box>
        </draw:frame>
        <draw:line draw:style-name="gr1" draw:text-style-name="P1" draw:layer="layout" svg:x1="21.636cm" svg:y1="20.105cm" svg:x2="28.558cm" svg:y2="20.105cm">
          <text:p/>
        </draw:line>
        <draw:line draw:style-name="gr1" draw:text-style-name="P1" draw:layer="layout" svg:x1="21.636cm" svg:y1="19.627cm" svg:x2="28.558cm" svg:y2="19.627cm">
          <text:p/>
        </draw:line>
        <draw:line draw:style-name="gr1" draw:text-style-name="P1" draw:layer="layout" svg:x1="21.636cm" svg:y1="19.148cm" svg:x2="28.558cm" svg:y2="19.148cm">
          <text:p/>
        </draw:line>
        <draw:line draw:style-name="gr1" draw:text-style-name="P1" draw:layer="layout" svg:x1="21.636cm" svg:y1="18.67cm" svg:x2="28.558cm" svg:y2="18.67cm">
          <text:p/>
        </draw:line>
        <draw:line draw:style-name="gr1" draw:text-style-name="P1" draw:layer="layout" svg:x1="21.636cm" svg:y1="18.196cm" svg:x2="28.558cm" svg:y2="18.196cm">
          <text:p/>
        </draw:line>
        <draw:line draw:style-name="gr1" draw:text-style-name="P1" draw:layer="layout" svg:x1="23.308cm" svg:y1="20.105cm" svg:x2="23.308cm" svg:y2="18.196cm">
          <text:p/>
        </draw:line>
        <draw:line draw:style-name="gr1" draw:text-style-name="P1" draw:layer="layout" svg:x1="26.17cm" svg:y1="19.148cm" svg:x2="26.17cm" svg:y2="20.105cm">
          <text:p/>
        </draw:line>
        <draw:line draw:style-name="gr1" draw:text-style-name="P1" draw:layer="layout" svg:x1="27.127cm" svg:y1="19.148cm" svg:x2="27.127cm" svg:y2="20.105cm">
          <text:p/>
        </draw:line>
        <draw:line draw:style-name="gr1" draw:text-style-name="P1" draw:layer="layout" svg:x1="21.636cm" svg:y1="20.105cm" svg:x2="21.636cm" svg:y2="17.717cm">
          <text:p/>
        </draw:line>
        <draw:line draw:style-name="gr1" draw:text-style-name="P1" draw:layer="layout" svg:x1="21.636cm" svg:y1="17.717cm" svg:x2="28.558cm" svg:y2="17.717cm">
          <text:p/>
        </draw:line>
        <draw:line draw:style-name="gr1" draw:text-style-name="P1" draw:layer="layout" svg:x1="28.558cm" svg:y1="17.717cm" svg:x2="28.558cm" svg:y2="20.105cm">
          <text:p/>
        </draw:line>
        <draw:frame draw:style-name="gr13" draw:text-style-name="P10" draw:layer="layout" svg:width="0.459cm" svg:height="0.183cm" svg:x="26.412cm" svg:y="19.795cm">
          <draw:text-box>
            <text:p text:style-name="P3"><text:span text:style-name="T7">Sheet:</text:span></text:p>
          </draw:text-box>
        </draw:frame>
        <draw:frame draw:style-name="gr13" draw:text-style-name="P10" draw:layer="layout" svg:width="2.144cm" svg:height="0.183cm" svg:x="23.546cm" svg:y="19.291cm">
          <draw:text-box>
            <text:p text:style-name="P3"><text:span text:style-name="T7">Thursday, November 17, 2022</text:span></text:p>
          </draw:text-box>
        </draw:frame>
        <draw:frame draw:style-name="gr11" draw:text-style-name="P9" draw:layer="layout" svg:width="0.734cm" svg:height="0.268cm" svg:x="23.546cm" svg:y="18.295cm">
          <draw:text-box>
            <text:p text:style-name="P3"><text:span text:style-name="T5">Edge2</text:span></text:p>
          </draw:text-box>
        </draw:frame>
        <draw:frame draw:style-name="gr13" draw:text-style-name="P10" draw:layer="layout" svg:width="0.307cm" svg:height="0.183cm" svg:x="23.546cm" svg:y="19.795cm">
          <draw:text-box>
            <text:p text:style-name="P3"><text:span text:style-name="T7">Totti</text:span></text:p>
          </draw:text-box>
        </draw:frame>
        <draw:frame draw:style-name="gr10" draw:text-style-name="P8" draw:layer="layout" svg:width="2.004cm" svg:height="0.239cm" svg:x="23.546cm" svg:y="18.796cm">
          <draw:text-box>
            <text:p text:style-name="P3"><text:span text:style-name="T3">CAMERA_Connector</text:span></text:p>
          </draw:text-box>
        </draw:frame>
        <draw:frame draw:style-name="gr10" draw:text-style-name="P8" draw:layer="layout" svg:width="0.379cm" svg:height="0.239cm" svg:x="27.606cm" svg:y="19.296cm">
          <draw:text-box>
            <text:p text:style-name="P3"><text:span text:style-name="T3">V12</text:span></text:p>
          </draw:text-box>
        </draw:frame>
        <draw:frame draw:style-name="gr10" draw:text-style-name="P8" draw:layer="layout" svg:width="0.239cm" svg:height="0.239cm" svg:x="27.627cm" svg:y="19.749cm">
          <draw:text-box>
            <text:p text:style-name="P3"><text:span text:style-name="T3">24</text:span></text:p>
          </draw:text-box>
        </draw:frame>
        <draw:frame draw:style-name="gr11" draw:text-style-name="P9" draw:layer="layout" svg:width="0.912cm" svg:height="0.268cm" svg:x="21.874cm" svg:y="18.295cm">
          <draw:text-box>
            <text:p text:style-name="P3"><text:span text:style-name="T5">Project:</text:span></text:p>
          </draw:text-box>
        </draw:frame>
        <draw:frame draw:style-name="gr12" draw:text-style-name="P9" draw:layer="layout" svg:width="0.493cm" svg:height="0.268cm" svg:x="21.874cm" svg:y="18.799cm">
          <draw:text-box>
            <text:p text:style-name="P3"><text:span text:style-name="T6">File:</text:span></text:p>
          </draw:text-box>
        </draw:frame>
        <draw:frame draw:style-name="gr13" draw:text-style-name="P10" draw:layer="layout" svg:width="0.379cm" svg:height="0.183cm" svg:x="21.874cm" svg:y="19.317cm">
          <draw:text-box>
            <text:p text:style-name="P3"><text:span text:style-name="T7">Date:</text:span></text:p>
          </draw:text-box>
        </draw:frame>
        <draw:frame draw:style-name="gr14" draw:text-style-name="P11" draw:layer="layout" svg:width="4.659cm" svg:height="0.319cm" svg:x="21.899cm" svg:y="17.787cm">
          <draw:text-box>
            <text:p text:style-name="P3"><text:span text:style-name="T8">Shenzhen <text:s/>Wesion Technology Co., Ltd.</text:span></text:p>
          </draw:text-box>
        </draw:frame>
        <draw:frame draw:style-name="gr13" draw:text-style-name="P10" draw:layer="layout" svg:width="0.976cm" svg:height="0.183cm" svg:x="21.874cm" svg:y="19.77cm">
          <draw:text-box>
            <text:p text:style-name="P3"><text:span text:style-name="T7">Designed_by:</text:span></text:p>
          </draw:text-box>
        </draw:frame>
        <draw:frame draw:style-name="gr13" draw:text-style-name="P10" draw:layer="layout" svg:width="0.328cm" svg:height="0.183cm" svg:x="26.412cm" svg:y="19.317cm">
          <draw:text-box>
            <text:p text:style-name="P3"><text:span text:style-name="T7">Rev:</text:span></text:p>
          </draw:text-box>
        </draw:frame>
        <draw:line draw:style-name="gr1" draw:text-style-name="P1" draw:layer="layout" svg:x1="21.636cm" svg:y1="20.105cm" svg:x2="28.558cm" svg:y2="20.105cm">
          <text:p/>
        </draw:line>
        <draw:line draw:style-name="gr1" draw:text-style-name="P1" draw:layer="layout" svg:x1="21.636cm" svg:y1="19.627cm" svg:x2="28.558cm" svg:y2="19.627cm">
          <text:p/>
        </draw:line>
        <draw:line draw:style-name="gr1" draw:text-style-name="P1" draw:layer="layout" svg:x1="21.636cm" svg:y1="19.148cm" svg:x2="28.558cm" svg:y2="19.148cm">
          <text:p/>
        </draw:line>
        <draw:line draw:style-name="gr1" draw:text-style-name="P1" draw:layer="layout" svg:x1="21.636cm" svg:y1="18.67cm" svg:x2="28.558cm" svg:y2="18.67cm">
          <text:p/>
        </draw:line>
        <draw:line draw:style-name="gr1" draw:text-style-name="P1" draw:layer="layout" svg:x1="21.636cm" svg:y1="18.196cm" svg:x2="28.558cm" svg:y2="18.196cm">
          <text:p/>
        </draw:line>
        <draw:line draw:style-name="gr1" draw:text-style-name="P1" draw:layer="layout" svg:x1="23.308cm" svg:y1="20.105cm" svg:x2="23.308cm" svg:y2="18.196cm">
          <text:p/>
        </draw:line>
        <draw:line draw:style-name="gr1" draw:text-style-name="P1" draw:layer="layout" svg:x1="26.17cm" svg:y1="19.148cm" svg:x2="26.17cm" svg:y2="20.105cm">
          <text:p/>
        </draw:line>
        <draw:line draw:style-name="gr1" draw:text-style-name="P1" draw:layer="layout" svg:x1="27.127cm" svg:y1="19.148cm" svg:x2="27.127cm" svg:y2="20.105cm">
          <text:p/>
        </draw:line>
        <draw:line draw:style-name="gr1" draw:text-style-name="P1" draw:layer="layout" svg:x1="21.636cm" svg:y1="20.105cm" svg:x2="21.636cm" svg:y2="17.717cm">
          <text:p/>
        </draw:line>
        <draw:line draw:style-name="gr1" draw:text-style-name="P1" draw:layer="layout" svg:x1="21.636cm" svg:y1="17.717cm" svg:x2="28.558cm" svg:y2="17.717cm">
          <text:p/>
        </draw:line>
        <draw:line draw:style-name="gr1" draw:text-style-name="P1" draw:layer="layout" svg:x1="28.558cm" svg:y1="17.717cm" svg:x2="28.558cm" svg:y2="20.105cm">
          <text:p/>
        </draw:line>
        <draw:frame draw:style-name="gr13" draw:text-style-name="P10" draw:layer="layout" svg:width="0.459cm" svg:height="0.183cm" svg:x="26.412cm" svg:y="19.795cm">
          <draw:text-box>
            <text:p text:style-name="P3"><text:span text:style-name="T7">Sheet:</text:span></text:p>
          </draw:text-box>
        </draw:frame>
        <draw:frame draw:style-name="gr13" draw:text-style-name="P10" draw:layer="layout" svg:width="2.144cm" svg:height="0.183cm" svg:x="23.546cm" svg:y="19.291cm">
          <draw:text-box>
            <text:p text:style-name="P3"><text:span text:style-name="T7">Thursday, November 17, 2022</text:span></text:p>
          </draw:text-box>
        </draw:frame>
        <draw:frame draw:style-name="gr11" draw:text-style-name="P9" draw:layer="layout" svg:width="0.734cm" svg:height="0.268cm" svg:x="23.546cm" svg:y="18.295cm">
          <draw:text-box>
            <text:p text:style-name="P3"><text:span text:style-name="T5">Edge2</text:span></text:p>
          </draw:text-box>
        </draw:frame>
        <draw:frame draw:style-name="gr13" draw:text-style-name="P10" draw:layer="layout" svg:width="0.307cm" svg:height="0.183cm" svg:x="23.546cm" svg:y="19.795cm">
          <draw:text-box>
            <text:p text:style-name="P3"><text:span text:style-name="T7">Totti</text:span></text:p>
          </draw:text-box>
        </draw:frame>
        <draw:frame draw:style-name="gr10" draw:text-style-name="P8" draw:layer="layout" svg:width="2.004cm" svg:height="0.239cm" svg:x="23.546cm" svg:y="18.796cm">
          <draw:text-box>
            <text:p text:style-name="P3"><text:span text:style-name="T3">CAMERA_Connector</text:span></text:p>
          </draw:text-box>
        </draw:frame>
        <draw:frame draw:style-name="gr10" draw:text-style-name="P8" draw:layer="layout" svg:width="0.379cm" svg:height="0.239cm" svg:x="27.606cm" svg:y="19.296cm">
          <draw:text-box>
            <text:p text:style-name="P3"><text:span text:style-name="T3">V12</text:span></text:p>
          </draw:text-box>
        </draw:frame>
        <draw:frame draw:style-name="gr10" draw:text-style-name="P8" draw:layer="layout" svg:width="0.239cm" svg:height="0.239cm" svg:x="27.627cm" svg:y="19.749cm">
          <draw:text-box>
            <text:p text:style-name="P3"><text:span text:style-name="T3">24</text:span></text:p>
          </draw:text-box>
        </draw:frame>
        <draw:frame draw:style-name="gr11" draw:text-style-name="P9" draw:layer="layout" svg:width="0.912cm" svg:height="0.268cm" svg:x="21.874cm" svg:y="18.295cm">
          <draw:text-box>
            <text:p text:style-name="P3"><text:span text:style-name="T5">Project:</text:span></text:p>
          </draw:text-box>
        </draw:frame>
        <draw:frame draw:style-name="gr12" draw:text-style-name="P9" draw:layer="layout" svg:width="0.493cm" svg:height="0.268cm" svg:x="21.874cm" svg:y="18.799cm">
          <draw:text-box>
            <text:p text:style-name="P3"><text:span text:style-name="T6">File:</text:span></text:p>
          </draw:text-box>
        </draw:frame>
        <draw:frame draw:style-name="gr13" draw:text-style-name="P10" draw:layer="layout" svg:width="0.379cm" svg:height="0.183cm" svg:x="21.874cm" svg:y="19.317cm">
          <draw:text-box>
            <text:p text:style-name="P3"><text:span text:style-name="T7">Date:</text:span></text:p>
          </draw:text-box>
        </draw:frame>
        <draw:frame draw:style-name="gr14" draw:text-style-name="P11" draw:layer="layout" svg:width="4.659cm" svg:height="0.319cm" svg:x="21.899cm" svg:y="17.787cm">
          <draw:text-box>
            <text:p text:style-name="P3"><text:span text:style-name="T8">Shenzhen <text:s/>Wesion Technology Co., Ltd.</text:span></text:p>
          </draw:text-box>
        </draw:frame>
        <draw:frame draw:style-name="gr13" draw:text-style-name="P10" draw:layer="layout" svg:width="0.976cm" svg:height="0.183cm" svg:x="21.874cm" svg:y="19.77cm">
          <draw:text-box>
            <text:p text:style-name="P3"><text:span text:style-name="T7">Designed_by:</text:span></text:p>
          </draw:text-box>
        </draw:frame>
        <draw:frame draw:style-name="gr13" draw:text-style-name="P10" draw:layer="layout" svg:width="0.328cm" svg:height="0.183cm" svg:x="26.412cm" svg:y="19.317cm">
          <draw:text-box>
            <text:p text:style-name="P3"><text:span text:style-name="T7">Rev:</text:span></text:p>
          </draw:text-box>
        </draw:frame>
        <draw:line draw:style-name="gr1" draw:text-style-name="P1" draw:layer="layout" svg:x1="21.636cm" svg:y1="20.105cm" svg:x2="28.558cm" svg:y2="20.105cm">
          <text:p/>
        </draw:line>
        <draw:line draw:style-name="gr1" draw:text-style-name="P1" draw:layer="layout" svg:x1="21.636cm" svg:y1="19.627cm" svg:x2="28.558cm" svg:y2="19.627cm">
          <text:p/>
        </draw:line>
        <draw:line draw:style-name="gr1" draw:text-style-name="P1" draw:layer="layout" svg:x1="21.636cm" svg:y1="19.148cm" svg:x2="28.558cm" svg:y2="19.148cm">
          <text:p/>
        </draw:line>
        <draw:line draw:style-name="gr1" draw:text-style-name="P1" draw:layer="layout" svg:x1="21.636cm" svg:y1="18.67cm" svg:x2="28.558cm" svg:y2="18.67cm">
          <text:p/>
        </draw:line>
        <draw:line draw:style-name="gr1" draw:text-style-name="P1" draw:layer="layout" svg:x1="21.636cm" svg:y1="18.196cm" svg:x2="28.558cm" svg:y2="18.196cm">
          <text:p/>
        </draw:line>
        <draw:line draw:style-name="gr1" draw:text-style-name="P1" draw:layer="layout" svg:x1="23.308cm" svg:y1="20.105cm" svg:x2="23.308cm" svg:y2="18.196cm">
          <text:p/>
        </draw:line>
        <draw:line draw:style-name="gr1" draw:text-style-name="P1" draw:layer="layout" svg:x1="26.17cm" svg:y1="19.148cm" svg:x2="26.17cm" svg:y2="20.105cm">
          <text:p/>
        </draw:line>
        <draw:line draw:style-name="gr1" draw:text-style-name="P1" draw:layer="layout" svg:x1="27.127cm" svg:y1="19.148cm" svg:x2="27.127cm" svg:y2="20.105cm">
          <text:p/>
        </draw:line>
        <draw:line draw:style-name="gr1" draw:text-style-name="P1" draw:layer="layout" svg:x1="21.636cm" svg:y1="20.105cm" svg:x2="21.636cm" svg:y2="17.717cm">
          <text:p/>
        </draw:line>
        <draw:line draw:style-name="gr1" draw:text-style-name="P1" draw:layer="layout" svg:x1="21.636cm" svg:y1="17.717cm" svg:x2="28.558cm" svg:y2="17.717cm">
          <text:p/>
        </draw:line>
        <draw:line draw:style-name="gr1" draw:text-style-name="P1" draw:layer="layout" svg:x1="28.558cm" svg:y1="17.717cm" svg:x2="28.558cm" svg:y2="20.105cm">
          <text:p/>
        </draw:line>
        <draw:frame draw:style-name="gr13" draw:text-style-name="P10" draw:layer="layout" svg:width="0.459cm" svg:height="0.183cm" svg:x="26.412cm" svg:y="19.795cm">
          <draw:text-box>
            <text:p text:style-name="P3"><text:span text:style-name="T7">Sheet:</text:span></text:p>
          </draw:text-box>
        </draw:frame>
        <draw:frame draw:style-name="gr13" draw:text-style-name="P10" draw:layer="layout" svg:width="2.144cm" svg:height="0.183cm" svg:x="23.546cm" svg:y="19.291cm">
          <draw:text-box>
            <text:p text:style-name="P3"><text:span text:style-name="T7">Thursday, November 17, 2022</text:span></text:p>
          </draw:text-box>
        </draw:frame>
        <draw:frame draw:style-name="gr11" draw:text-style-name="P9" draw:layer="layout" svg:width="0.734cm" svg:height="0.268cm" svg:x="23.546cm" svg:y="18.295cm">
          <draw:text-box>
            <text:p text:style-name="P3"><text:span text:style-name="T5">Edge2</text:span></text:p>
          </draw:text-box>
        </draw:frame>
        <draw:frame draw:style-name="gr13" draw:text-style-name="P10" draw:layer="layout" svg:width="0.307cm" svg:height="0.183cm" svg:x="23.546cm" svg:y="19.795cm">
          <draw:text-box>
            <text:p text:style-name="P3"><text:span text:style-name="T7">Totti</text:span></text:p>
          </draw:text-box>
        </draw:frame>
        <draw:frame draw:style-name="gr10" draw:text-style-name="P8" draw:layer="layout" svg:width="2.004cm" svg:height="0.239cm" svg:x="23.546cm" svg:y="18.796cm">
          <draw:text-box>
            <text:p text:style-name="P3"><text:span text:style-name="T3">CAMERA_Connector</text:span></text:p>
          </draw:text-box>
        </draw:frame>
        <draw:frame draw:style-name="gr10" draw:text-style-name="P8" draw:layer="layout" svg:width="0.379cm" svg:height="0.239cm" svg:x="27.606cm" svg:y="19.296cm">
          <draw:text-box>
            <text:p text:style-name="P3"><text:span text:style-name="T3">V12</text:span></text:p>
          </draw:text-box>
        </draw:frame>
        <draw:polygon draw:style-name="gr15" draw:text-style-name="P1" draw:layer="layout" svg:width="1.91cm" svg:height="7.878cm" svg:x="20.226cm" svg:y="3.011cm" svg:viewBox="0 0 1911 7879" draw:points="0,7879 1911,7879 1911,0 0,0">
          <text:p/>
        </draw:polygon>
        <draw:frame draw:style-name="gr10" draw:text-style-name="P8" draw:layer="layout" svg:width="0.239cm" svg:height="0.239cm" svg:x="27.627cm" svg:y="19.749cm">
          <draw:text-box>
            <text:p text:style-name="P3"><text:span text:style-name="T3">24</text:span></text:p>
          </draw:text-box>
        </draw:frame>
        <draw:frame draw:style-name="gr10" draw:text-style-name="P8" draw:layer="layout" svg:width="0.59cm" svg:height="0.239cm" svg:x="20.227cm" svg:y="2.295cm">
          <draw:text-box>
            <text:p text:style-name="P3"><text:span text:style-name="T9">CON3</text:span></text:p>
          </draw:text-box>
        </draw:frame>
        <draw:frame draw:style-name="gr10" draw:text-style-name="P8" draw:layer="layout" svg:width="1.369cm" svg:height="0.239cm" svg:x="20.227cm" svg:y="2.536cm">
          <draw:text-box>
            <text:p text:style-name="P3"><text:span text:style-name="T9">FH34SRJ-30S</text:span></text:p>
          </draw:text-box>
        </draw:frame>
        <draw:line draw:style-name="gr9" draw:text-style-name="P1" draw:layer="layout" svg:x1="22.136cm" svg:y1="3.485cm" svg:x2="22.851cm" svg:y2="3.485cm">
          <text:p/>
        </draw:line>
        <draw:frame draw:style-name="gr10" draw:text-style-name="P8" draw:layer="layout" svg:width="1.302cm" svg:height="0.239cm" svg:x="20.227cm" svg:y="2.773cm">
          <draw:text-box>
            <text:p text:style-name="P3"><text:span text:style-name="T3">FPC-0_5-30P</text:span></text:p>
          </draw:text-box>
        </draw:frame>
        <draw:frame draw:style-name="gr16" draw:text-style-name="P12" draw:layer="layout" svg:width="0.215cm" svg:height="0.243cm" svg:x="21.899cm" svg:y="3.392cm">
          <draw:text-box>
            <text:p text:style-name="P3"><text:span text:style-name="T10">1</text:span></text:p>
          </draw:text-box>
        </draw:frame>
        <draw:line draw:style-name="gr9" draw:text-style-name="P1" draw:layer="layout" svg:x1="22.136cm" svg:y1="3.726cm" svg:x2="22.851cm" svg:y2="3.726cm">
          <text:p/>
        </draw:line>
        <draw:frame draw:style-name="gr16" draw:text-style-name="P12" draw:layer="layout" svg:width="0.215cm" svg:height="0.243cm" svg:x="22.301cm" svg:y="3.239cm">
          <draw:text-box>
            <text:p text:style-name="P3"><text:span text:style-name="T11">1</text:span></text:p>
          </draw:text-box>
        </draw:frame>
        <draw:frame draw:style-name="gr16" draw:text-style-name="P12" draw:layer="layout" svg:width="0.215cm" svg:height="0.243cm" svg:x="21.899cm" svg:y="3.633cm">
          <draw:text-box>
            <text:p text:style-name="P3"><text:span text:style-name="T10">2</text:span></text:p>
          </draw:text-box>
        </draw:frame>
        <draw:line draw:style-name="gr9" draw:text-style-name="P1" draw:layer="layout" svg:x1="22.136cm" svg:y1="3.963cm" svg:x2="22.851cm" svg:y2="3.963cm">
          <text:p/>
        </draw:line>
        <draw:frame draw:style-name="gr16" draw:text-style-name="P12" draw:layer="layout" svg:width="0.215cm" svg:height="0.243cm" svg:x="22.301cm" svg:y="3.481cm">
          <draw:text-box>
            <text:p text:style-name="P3"><text:span text:style-name="T11">2</text:span></text:p>
          </draw:text-box>
        </draw:frame>
        <draw:frame draw:style-name="gr16" draw:text-style-name="P12" draw:layer="layout" svg:width="0.215cm" svg:height="0.243cm" svg:x="21.899cm" svg:y="3.87cm">
          <draw:text-box>
            <text:p text:style-name="P3"><text:span text:style-name="T10">3</text:span></text:p>
          </draw:text-box>
        </draw:frame>
        <draw:line draw:style-name="gr9" draw:text-style-name="P1" draw:layer="layout" svg:x1="22.136cm" svg:y1="4.205cm" svg:x2="22.851cm" svg:y2="4.205cm">
          <text:p/>
        </draw:line>
        <draw:frame draw:style-name="gr16" draw:text-style-name="P12" draw:layer="layout" svg:width="0.215cm" svg:height="0.243cm" svg:x="22.301cm" svg:y="3.718cm">
          <draw:text-box>
            <text:p text:style-name="P3"><text:span text:style-name="T11">3</text:span></text:p>
          </draw:text-box>
        </draw:frame>
        <draw:frame draw:style-name="gr16" draw:text-style-name="P12" draw:layer="layout" svg:width="0.215cm" svg:height="0.243cm" svg:x="21.899cm" svg:y="4.111cm">
          <draw:text-box>
            <text:p text:style-name="P3"><text:span text:style-name="T10">4</text:span></text:p>
          </draw:text-box>
        </draw:frame>
        <draw:line draw:style-name="gr9" draw:text-style-name="P1" draw:layer="layout" svg:x1="22.136cm" svg:y1="4.442cm" svg:x2="22.851cm" svg:y2="4.442cm">
          <text:p/>
        </draw:line>
        <draw:frame draw:style-name="gr16" draw:text-style-name="P12" draw:layer="layout" svg:width="0.215cm" svg:height="0.243cm" svg:x="22.301cm" svg:y="3.959cm">
          <draw:text-box>
            <text:p text:style-name="P3"><text:span text:style-name="T11">4</text:span></text:p>
          </draw:text-box>
        </draw:frame>
        <draw:frame draw:style-name="gr16" draw:text-style-name="P12" draw:layer="layout" svg:width="0.215cm" svg:height="0.243cm" svg:x="21.899cm" svg:y="4.348cm">
          <draw:text-box>
            <text:p text:style-name="P3"><text:span text:style-name="T10">5</text:span></text:p>
          </draw:text-box>
        </draw:frame>
        <draw:line draw:style-name="gr9" draw:text-style-name="P1" draw:layer="layout" svg:x1="22.136cm" svg:y1="4.679cm" svg:x2="22.851cm" svg:y2="4.679cm">
          <text:p/>
        </draw:line>
        <draw:frame draw:style-name="gr16" draw:text-style-name="P12" draw:layer="layout" svg:width="0.215cm" svg:height="0.243cm" svg:x="22.301cm" svg:y="4.196cm">
          <draw:text-box>
            <text:p text:style-name="P3"><text:span text:style-name="T11">5</text:span></text:p>
          </draw:text-box>
        </draw:frame>
        <draw:frame draw:style-name="gr16" draw:text-style-name="P12" draw:layer="layout" svg:width="0.215cm" svg:height="0.243cm" svg:x="21.899cm" svg:y="4.585cm">
          <draw:text-box>
            <text:p text:style-name="P3"><text:span text:style-name="T10">6</text:span></text:p>
          </draw:text-box>
        </draw:frame>
        <draw:line draw:style-name="gr9" draw:text-style-name="P1" draw:layer="layout" svg:x1="22.136cm" svg:y1="4.92cm" svg:x2="22.851cm" svg:y2="4.92cm">
          <text:p/>
        </draw:line>
        <draw:frame draw:style-name="gr16" draw:text-style-name="P12" draw:layer="layout" svg:width="0.215cm" svg:height="0.243cm" svg:x="22.301cm" svg:y="4.433cm">
          <draw:text-box>
            <text:p text:style-name="P3"><text:span text:style-name="T11">6</text:span></text:p>
          </draw:text-box>
        </draw:frame>
        <draw:frame draw:style-name="gr16" draw:text-style-name="P12" draw:layer="layout" svg:width="0.215cm" svg:height="0.243cm" svg:x="21.899cm" svg:y="4.827cm">
          <draw:text-box>
            <text:p text:style-name="P3"><text:span text:style-name="T10">7</text:span></text:p>
          </draw:text-box>
        </draw:frame>
        <draw:line draw:style-name="gr9" draw:text-style-name="P1" draw:layer="layout" svg:x1="22.136cm" svg:y1="5.157cm" svg:x2="22.851cm" svg:y2="5.157cm">
          <text:p/>
        </draw:line>
        <draw:frame draw:style-name="gr16" draw:text-style-name="P12" draw:layer="layout" svg:width="0.215cm" svg:height="0.243cm" svg:x="22.301cm" svg:y="4.674cm">
          <draw:text-box>
            <text:p text:style-name="P3"><text:span text:style-name="T11">7</text:span></text:p>
          </draw:text-box>
        </draw:frame>
        <draw:frame draw:style-name="gr16" draw:text-style-name="P12" draw:layer="layout" svg:width="0.215cm" svg:height="0.243cm" svg:x="21.899cm" svg:y="5.064cm">
          <draw:text-box>
            <text:p text:style-name="P3"><text:span text:style-name="T10">8</text:span></text:p>
          </draw:text-box>
        </draw:frame>
        <draw:line draw:style-name="gr9" draw:text-style-name="P1" draw:layer="layout" svg:x1="22.136cm" svg:y1="5.398cm" svg:x2="22.851cm" svg:y2="5.398cm">
          <text:p/>
        </draw:line>
        <draw:frame draw:style-name="gr16" draw:text-style-name="P12" draw:layer="layout" svg:width="0.215cm" svg:height="0.243cm" svg:x="22.301cm" svg:y="4.911cm">
          <draw:text-box>
            <text:p text:style-name="P3"><text:span text:style-name="T11">8</text:span></text:p>
          </draw:text-box>
        </draw:frame>
        <draw:frame draw:style-name="gr16" draw:text-style-name="P12" draw:layer="layout" svg:width="0.215cm" svg:height="0.243cm" svg:x="21.899cm" svg:y="5.305cm">
          <draw:text-box>
            <text:p text:style-name="P3"><text:span text:style-name="T10">9</text:span></text:p>
          </draw:text-box>
        </draw:frame>
        <draw:line draw:style-name="gr9" draw:text-style-name="P1" draw:layer="layout" svg:x1="22.136cm" svg:y1="5.635cm" svg:x2="22.851cm" svg:y2="5.635cm">
          <text:p/>
        </draw:line>
        <draw:frame draw:style-name="gr16" draw:text-style-name="P12" draw:layer="layout" svg:width="0.215cm" svg:height="0.243cm" svg:x="22.301cm" svg:y="5.153cm">
          <draw:text-box>
            <text:p text:style-name="P3"><text:span text:style-name="T11">9</text:span></text:p>
          </draw:text-box>
        </draw:frame>
        <draw:frame draw:style-name="gr16" draw:text-style-name="P12" draw:layer="layout" svg:width="0.239cm" svg:height="0.243cm" svg:x="21.781cm" svg:y="5.542cm">
          <draw:text-box>
            <text:p text:style-name="P3"><text:span text:style-name="T10">10</text:span></text:p>
          </draw:text-box>
        </draw:frame>
        <draw:line draw:style-name="gr9" draw:text-style-name="P1" draw:layer="layout" svg:x1="22.136cm" svg:y1="5.873cm" svg:x2="22.851cm" svg:y2="5.873cm">
          <text:p/>
        </draw:line>
        <draw:frame draw:style-name="gr16" draw:text-style-name="P12" draw:layer="layout" svg:width="0.239cm" svg:height="0.243cm" svg:x="22.301cm" svg:y="5.39cm">
          <draw:text-box>
            <text:p text:style-name="P3"><text:span text:style-name="T11">10</text:span></text:p>
          </draw:text-box>
        </draw:frame>
        <draw:frame draw:style-name="gr16" draw:text-style-name="P12" draw:layer="layout" svg:width="0.239cm" svg:height="0.243cm" svg:x="21.781cm" svg:y="5.779cm">
          <draw:text-box>
            <text:p text:style-name="P3"><text:span text:style-name="T10">11</text:span></text:p>
          </draw:text-box>
        </draw:frame>
        <draw:line draw:style-name="gr9" draw:text-style-name="P1" draw:layer="layout" svg:x1="22.136cm" svg:y1="6.114cm" svg:x2="22.851cm" svg:y2="6.114cm">
          <text:p/>
        </draw:line>
        <draw:frame draw:style-name="gr16" draw:text-style-name="P12" draw:layer="layout" svg:width="0.239cm" svg:height="0.243cm" svg:x="22.301cm" svg:y="5.627cm">
          <draw:text-box>
            <text:p text:style-name="P3"><text:span text:style-name="T11">11</text:span></text:p>
          </draw:text-box>
        </draw:frame>
        <draw:frame draw:style-name="gr16" draw:text-style-name="P12" draw:layer="layout" svg:width="0.239cm" svg:height="0.243cm" svg:x="21.781cm" svg:y="6.021cm">
          <draw:text-box>
            <text:p text:style-name="P3"><text:span text:style-name="T10">12</text:span></text:p>
          </draw:text-box>
        </draw:frame>
        <draw:line draw:style-name="gr9" draw:text-style-name="P1" draw:layer="layout" svg:x1="22.136cm" svg:y1="6.351cm" svg:x2="22.851cm" svg:y2="6.351cm">
          <text:p/>
        </draw:line>
        <draw:frame draw:style-name="gr16" draw:text-style-name="P12" draw:layer="layout" svg:width="0.239cm" svg:height="0.243cm" svg:x="22.301cm" svg:y="5.868cm">
          <draw:text-box>
            <text:p text:style-name="P3"><text:span text:style-name="T11">12</text:span></text:p>
          </draw:text-box>
        </draw:frame>
        <draw:frame draw:style-name="gr16" draw:text-style-name="P12" draw:layer="layout" svg:width="0.239cm" svg:height="0.243cm" svg:x="21.781cm" svg:y="6.258cm">
          <draw:text-box>
            <text:p text:style-name="P3"><text:span text:style-name="T10">13</text:span></text:p>
          </draw:text-box>
        </draw:frame>
        <draw:line draw:style-name="gr9" draw:text-style-name="P1" draw:layer="layout" svg:x1="22.136cm" svg:y1="6.592cm" svg:x2="22.851cm" svg:y2="6.592cm">
          <text:p/>
        </draw:line>
        <draw:frame draw:style-name="gr16" draw:text-style-name="P12" draw:layer="layout" svg:width="0.239cm" svg:height="0.243cm" svg:x="22.301cm" svg:y="6.105cm">
          <draw:text-box>
            <text:p text:style-name="P3"><text:span text:style-name="T11">13</text:span></text:p>
          </draw:text-box>
        </draw:frame>
        <draw:frame draw:style-name="gr16" draw:text-style-name="P12" draw:layer="layout" svg:width="0.239cm" svg:height="0.243cm" svg:x="21.781cm" svg:y="6.499cm">
          <draw:text-box>
            <text:p text:style-name="P3"><text:span text:style-name="T10">14</text:span></text:p>
          </draw:text-box>
        </draw:frame>
        <draw:line draw:style-name="gr9" draw:text-style-name="P1" draw:layer="layout" svg:x1="22.136cm" svg:y1="6.829cm" svg:x2="22.851cm" svg:y2="6.829cm">
          <text:p/>
        </draw:line>
        <draw:frame draw:style-name="gr16" draw:text-style-name="P12" draw:layer="layout" svg:width="0.239cm" svg:height="0.243cm" svg:x="22.301cm" svg:y="6.347cm">
          <draw:text-box>
            <text:p text:style-name="P3"><text:span text:style-name="T11">14</text:span></text:p>
          </draw:text-box>
        </draw:frame>
        <draw:frame draw:style-name="gr16" draw:text-style-name="P12" draw:layer="layout" svg:width="0.239cm" svg:height="0.243cm" svg:x="21.781cm" svg:y="6.736cm">
          <draw:text-box>
            <text:p text:style-name="P3"><text:span text:style-name="T10">15</text:span></text:p>
          </draw:text-box>
        </draw:frame>
        <draw:line draw:style-name="gr9" draw:text-style-name="P1" draw:layer="layout" svg:x1="22.136cm" svg:y1="7.066cm" svg:x2="22.851cm" svg:y2="7.066cm">
          <text:p/>
        </draw:line>
        <draw:frame draw:style-name="gr16" draw:text-style-name="P12" draw:layer="layout" svg:width="0.239cm" svg:height="0.243cm" svg:x="22.301cm" svg:y="6.584cm">
          <draw:text-box>
            <text:p text:style-name="P3"><text:span text:style-name="T11">15</text:span></text:p>
          </draw:text-box>
        </draw:frame>
        <draw:frame draw:style-name="gr16" draw:text-style-name="P12" draw:layer="layout" svg:width="0.239cm" svg:height="0.243cm" svg:x="21.781cm" svg:y="6.973cm">
          <draw:text-box>
            <text:p text:style-name="P3"><text:span text:style-name="T10">16</text:span></text:p>
          </draw:text-box>
        </draw:frame>
        <draw:line draw:style-name="gr9" draw:text-style-name="P1" draw:layer="layout" svg:x1="22.136cm" svg:y1="7.308cm" svg:x2="22.851cm" svg:y2="7.308cm">
          <text:p/>
        </draw:line>
        <draw:frame draw:style-name="gr16" draw:text-style-name="P12" draw:layer="layout" svg:width="0.239cm" svg:height="0.243cm" svg:x="22.301cm" svg:y="6.821cm">
          <draw:text-box>
            <text:p text:style-name="P3"><text:span text:style-name="T11">16</text:span></text:p>
          </draw:text-box>
        </draw:frame>
        <draw:frame draw:style-name="gr16" draw:text-style-name="P12" draw:layer="layout" svg:width="0.239cm" svg:height="0.243cm" svg:x="21.781cm" svg:y="7.214cm">
          <draw:text-box>
            <text:p text:style-name="P3"><text:span text:style-name="T10">17</text:span></text:p>
          </draw:text-box>
        </draw:frame>
        <draw:line draw:style-name="gr9" draw:text-style-name="P1" draw:layer="layout" svg:x1="22.136cm" svg:y1="7.545cm" svg:x2="22.851cm" svg:y2="7.545cm">
          <text:p/>
        </draw:line>
        <draw:frame draw:style-name="gr16" draw:text-style-name="P12" draw:layer="layout" svg:width="0.239cm" svg:height="0.243cm" svg:x="22.301cm" svg:y="7.062cm">
          <draw:text-box>
            <text:p text:style-name="P3"><text:span text:style-name="T11">17</text:span></text:p>
          </draw:text-box>
        </draw:frame>
        <draw:frame draw:style-name="gr16" draw:text-style-name="P12" draw:layer="layout" svg:width="0.239cm" svg:height="0.243cm" svg:x="21.781cm" svg:y="7.451cm">
          <draw:text-box>
            <text:p text:style-name="P3"><text:span text:style-name="T10">18</text:span></text:p>
          </draw:text-box>
        </draw:frame>
        <draw:line draw:style-name="gr9" draw:text-style-name="P1" draw:layer="layout" svg:x1="22.136cm" svg:y1="7.786cm" svg:x2="22.851cm" svg:y2="7.786cm">
          <text:p/>
        </draw:line>
        <draw:frame draw:style-name="gr16" draw:text-style-name="P12" draw:layer="layout" svg:width="0.239cm" svg:height="0.243cm" svg:x="22.301cm" svg:y="7.299cm">
          <draw:text-box>
            <text:p text:style-name="P3"><text:span text:style-name="T11">18</text:span></text:p>
          </draw:text-box>
        </draw:frame>
        <draw:frame draw:style-name="gr16" draw:text-style-name="P12" draw:layer="layout" svg:width="0.239cm" svg:height="0.243cm" svg:x="21.781cm" svg:y="7.693cm">
          <draw:text-box>
            <text:p text:style-name="P3"><text:span text:style-name="T10">19</text:span></text:p>
          </draw:text-box>
        </draw:frame>
        <draw:line draw:style-name="gr9" draw:text-style-name="P1" draw:layer="layout" svg:x1="22.136cm" svg:y1="8.023cm" svg:x2="22.851cm" svg:y2="8.023cm">
          <text:p/>
        </draw:line>
        <draw:frame draw:style-name="gr16" draw:text-style-name="P12" draw:layer="layout" svg:width="0.239cm" svg:height="0.243cm" svg:x="22.301cm" svg:y="7.54cm">
          <draw:text-box>
            <text:p text:style-name="P3"><text:span text:style-name="T11">19</text:span></text:p>
          </draw:text-box>
        </draw:frame>
        <draw:frame draw:style-name="gr16" draw:text-style-name="P12" draw:layer="layout" svg:width="0.239cm" svg:height="0.243cm" svg:x="21.781cm" svg:y="7.93cm">
          <draw:text-box>
            <text:p text:style-name="P3"><text:span text:style-name="T10">20</text:span></text:p>
          </draw:text-box>
        </draw:frame>
        <draw:line draw:style-name="gr9" draw:text-style-name="P1" draw:layer="layout" svg:x1="22.136cm" svg:y1="8.26cm" svg:x2="22.851cm" svg:y2="8.26cm">
          <text:p/>
        </draw:line>
        <draw:frame draw:style-name="gr16" draw:text-style-name="P12" draw:layer="layout" svg:width="0.239cm" svg:height="0.243cm" svg:x="22.301cm" svg:y="7.777cm">
          <draw:text-box>
            <text:p text:style-name="P3"><text:span text:style-name="T11">20</text:span></text:p>
          </draw:text-box>
        </draw:frame>
        <draw:frame draw:style-name="gr16" draw:text-style-name="P12" draw:layer="layout" svg:width="0.239cm" svg:height="0.243cm" svg:x="21.781cm" svg:y="8.167cm">
          <draw:text-box>
            <text:p text:style-name="P3"><text:span text:style-name="T10">21</text:span></text:p>
          </draw:text-box>
        </draw:frame>
        <draw:line draw:style-name="gr9" draw:text-style-name="P1" draw:layer="layout" svg:x1="22.136cm" svg:y1="8.501cm" svg:x2="22.851cm" svg:y2="8.501cm">
          <text:p/>
        </draw:line>
        <draw:frame draw:style-name="gr16" draw:text-style-name="P12" draw:layer="layout" svg:width="0.239cm" svg:height="0.243cm" svg:x="22.301cm" svg:y="8.014cm">
          <draw:text-box>
            <text:p text:style-name="P3"><text:span text:style-name="T11">21</text:span></text:p>
          </draw:text-box>
        </draw:frame>
        <draw:frame draw:style-name="gr16" draw:text-style-name="P12" draw:layer="layout" svg:width="0.239cm" svg:height="0.243cm" svg:x="21.781cm" svg:y="8.408cm">
          <draw:text-box>
            <text:p text:style-name="P3"><text:span text:style-name="T10">22</text:span></text:p>
          </draw:text-box>
        </draw:frame>
        <draw:line draw:style-name="gr9" draw:text-style-name="P1" draw:layer="layout" svg:x1="22.136cm" svg:y1="8.739cm" svg:x2="22.851cm" svg:y2="8.739cm">
          <text:p/>
        </draw:line>
        <draw:frame draw:style-name="gr16" draw:text-style-name="P12" draw:layer="layout" svg:width="0.239cm" svg:height="0.243cm" svg:x="22.301cm" svg:y="8.256cm">
          <draw:text-box>
            <text:p text:style-name="P3"><text:span text:style-name="T11">22</text:span></text:p>
          </draw:text-box>
        </draw:frame>
        <draw:frame draw:style-name="gr16" draw:text-style-name="P12" draw:layer="layout" svg:width="0.239cm" svg:height="0.243cm" svg:x="21.781cm" svg:y="8.645cm">
          <draw:text-box>
            <text:p text:style-name="P3"><text:span text:style-name="T10">23</text:span></text:p>
          </draw:text-box>
        </draw:frame>
        <draw:line draw:style-name="gr9" draw:text-style-name="P1" draw:layer="layout" svg:x1="22.136cm" svg:y1="8.98cm" svg:x2="22.851cm" svg:y2="8.98cm">
          <text:p/>
        </draw:line>
        <draw:frame draw:style-name="gr16" draw:text-style-name="P12" draw:layer="layout" svg:width="0.239cm" svg:height="0.243cm" svg:x="22.301cm" svg:y="8.493cm">
          <draw:text-box>
            <text:p text:style-name="P3"><text:span text:style-name="T11">23</text:span></text:p>
          </draw:text-box>
        </draw:frame>
        <draw:frame draw:style-name="gr16" draw:text-style-name="P12" draw:layer="layout" svg:width="0.239cm" svg:height="0.243cm" svg:x="21.781cm" svg:y="8.887cm">
          <draw:text-box>
            <text:p text:style-name="P3"><text:span text:style-name="T10">24</text:span></text:p>
          </draw:text-box>
        </draw:frame>
        <draw:line draw:style-name="gr9" draw:text-style-name="P1" draw:layer="layout" svg:x1="22.136cm" svg:y1="9.217cm" svg:x2="22.851cm" svg:y2="9.217cm">
          <text:p/>
        </draw:line>
        <draw:frame draw:style-name="gr16" draw:text-style-name="P12" draw:layer="layout" svg:width="0.239cm" svg:height="0.243cm" svg:x="22.301cm" svg:y="8.734cm">
          <draw:text-box>
            <text:p text:style-name="P3"><text:span text:style-name="T11">24</text:span></text:p>
          </draw:text-box>
        </draw:frame>
        <draw:frame draw:style-name="gr16" draw:text-style-name="P12" draw:layer="layout" svg:width="0.239cm" svg:height="0.243cm" svg:x="21.781cm" svg:y="9.124cm">
          <draw:text-box>
            <text:p text:style-name="P3"><text:span text:style-name="T10">25</text:span></text:p>
          </draw:text-box>
        </draw:frame>
        <draw:line draw:style-name="gr9" draw:text-style-name="P1" draw:layer="layout" svg:x1="22.136cm" svg:y1="9.454cm" svg:x2="22.851cm" svg:y2="9.454cm">
          <text:p/>
        </draw:line>
        <draw:frame draw:style-name="gr16" draw:text-style-name="P12" draw:layer="layout" svg:width="0.239cm" svg:height="0.243cm" svg:x="22.301cm" svg:y="8.971cm">
          <draw:text-box>
            <text:p text:style-name="P3"><text:span text:style-name="T11">25</text:span></text:p>
          </draw:text-box>
        </draw:frame>
        <draw:frame draw:style-name="gr16" draw:text-style-name="P12" draw:layer="layout" svg:width="0.239cm" svg:height="0.243cm" svg:x="21.781cm" svg:y="9.361cm">
          <draw:text-box>
            <text:p text:style-name="P3"><text:span text:style-name="T10">26</text:span></text:p>
          </draw:text-box>
        </draw:frame>
        <draw:line draw:style-name="gr9" draw:text-style-name="P1" draw:layer="layout" svg:x1="22.136cm" svg:y1="9.695cm" svg:x2="22.851cm" svg:y2="9.695cm">
          <text:p/>
        </draw:line>
        <draw:frame draw:style-name="gr16" draw:text-style-name="P12" draw:layer="layout" svg:width="0.239cm" svg:height="0.243cm" svg:x="22.301cm" svg:y="9.208cm">
          <draw:text-box>
            <text:p text:style-name="P3"><text:span text:style-name="T11">26</text:span></text:p>
          </draw:text-box>
        </draw:frame>
        <draw:frame draw:style-name="gr16" draw:text-style-name="P12" draw:layer="layout" svg:width="0.239cm" svg:height="0.243cm" svg:x="21.781cm" svg:y="9.602cm">
          <draw:text-box>
            <text:p text:style-name="P3"><text:span text:style-name="T10">27</text:span></text:p>
          </draw:text-box>
        </draw:frame>
        <draw:line draw:style-name="gr9" draw:text-style-name="P1" draw:layer="layout" svg:x1="22.136cm" svg:y1="9.932cm" svg:x2="22.851cm" svg:y2="9.932cm">
          <text:p/>
        </draw:line>
        <draw:frame draw:style-name="gr16" draw:text-style-name="P12" draw:layer="layout" svg:width="0.239cm" svg:height="0.243cm" svg:x="22.301cm" svg:y="9.45cm">
          <draw:text-box>
            <text:p text:style-name="P3"><text:span text:style-name="T11">27</text:span></text:p>
          </draw:text-box>
        </draw:frame>
        <draw:frame draw:style-name="gr16" draw:text-style-name="P12" draw:layer="layout" svg:width="0.239cm" svg:height="0.243cm" svg:x="21.781cm" svg:y="9.839cm">
          <draw:text-box>
            <text:p text:style-name="P3"><text:span text:style-name="T10">28</text:span></text:p>
          </draw:text-box>
        </draw:frame>
        <draw:line draw:style-name="gr9" draw:text-style-name="P1" draw:layer="layout" svg:x1="22.136cm" svg:y1="10.174cm" svg:x2="22.851cm" svg:y2="10.174cm">
          <text:p/>
        </draw:line>
        <draw:frame draw:style-name="gr16" draw:text-style-name="P12" draw:layer="layout" svg:width="0.239cm" svg:height="0.243cm" svg:x="22.301cm" svg:y="9.687cm">
          <draw:text-box>
            <text:p text:style-name="P3"><text:span text:style-name="T11">28</text:span></text:p>
          </draw:text-box>
        </draw:frame>
        <draw:frame draw:style-name="gr16" draw:text-style-name="P12" draw:layer="layout" svg:width="0.239cm" svg:height="0.243cm" svg:x="21.781cm" svg:y="10.08cm">
          <draw:text-box>
            <text:p text:style-name="P3"><text:span text:style-name="T10">29</text:span></text:p>
          </draw:text-box>
        </draw:frame>
        <draw:line draw:style-name="gr9" draw:text-style-name="P1" draw:layer="layout" svg:x1="22.136cm" svg:y1="10.411cm" svg:x2="22.851cm" svg:y2="10.411cm">
          <text:p/>
        </draw:line>
        <draw:frame draw:style-name="gr16" draw:text-style-name="P12" draw:layer="layout" svg:width="0.239cm" svg:height="0.243cm" svg:x="22.301cm" svg:y="9.928cm">
          <draw:text-box>
            <text:p text:style-name="P3"><text:span text:style-name="T11">29</text:span></text:p>
          </draw:text-box>
        </draw:frame>
        <draw:frame draw:style-name="gr16" draw:text-style-name="P12" draw:layer="layout" svg:width="0.239cm" svg:height="0.243cm" svg:x="21.781cm" svg:y="10.317cm">
          <draw:text-box>
            <text:p text:style-name="P3"><text:span text:style-name="T10">30</text:span></text:p>
          </draw:text-box>
        </draw:frame>
        <draw:line draw:style-name="gr9" draw:text-style-name="P1" draw:layer="layout" svg:x1="20.942cm" svg:y1="10.889cm" svg:x2="20.942cm" svg:y2="11.126cm">
          <text:p/>
        </draw:line>
        <draw:frame draw:style-name="gr16" draw:text-style-name="P12" draw:layer="layout" svg:width="0.239cm" svg:height="0.243cm" svg:x="22.301cm" svg:y="10.165cm">
          <draw:text-box>
            <text:p text:style-name="P3"><text:span text:style-name="T11">30</text:span></text:p>
          </draw:text-box>
        </draw:frame>
        <draw:frame draw:style-name="gr16" draw:text-style-name="P12" draw:layer="layout" svg:width="0.29cm" svg:height="0.243cm" draw:transform="rotate (1.5707963267949) translate (20.849cm 10.771cm)">
          <draw:text-box>
            <text:p text:style-name="P3"><text:span text:style-name="T10">G1</text:span></text:p>
          </draw:text-box>
        </draw:frame>
        <draw:line draw:style-name="gr9" draw:text-style-name="P1" draw:layer="layout" svg:x1="20.463cm" svg:y1="10.889cm" svg:x2="20.463cm" svg:y2="11.126cm">
          <text:p/>
        </draw:line>
        <draw:frame draw:style-name="gr10" draw:text-style-name="P8" draw:layer="layout" svg:width="0.286cm" svg:height="0.239cm" draw:transform="rotate (1.5707963267949) translate (20.903cm 11.173cm)">
          <draw:text-box>
            <text:p text:style-name="P3"><text:span text:style-name="T3">G1</text:span></text:p>
          </draw:text-box>
        </draw:frame>
        <draw:frame draw:style-name="gr16" draw:text-style-name="P12" draw:layer="layout" svg:width="0.29cm" svg:height="0.243cm" draw:transform="rotate (1.5707963267949) translate (20.37cm 10.771cm)">
          <draw:text-box>
            <text:p text:style-name="P3"><text:span text:style-name="T10">G2</text:span></text:p>
          </draw:text-box>
        </draw:frame>
        <draw:line draw:style-name="gr17" draw:text-style-name="P1" draw:layer="layout" svg:x1="20.942cm" svg:y1="13.514cm" svg:x2="20.942cm" svg:y2="13.56cm">
          <text:p/>
        </draw:line>
        <draw:line draw:style-name="gr17" draw:text-style-name="P1" draw:layer="layout" svg:x1="20.726cm" svg:y1="13.683cm" svg:x2="21.158cm" svg:y2="13.683cm">
          <text:p/>
        </draw:line>
        <draw:line draw:style-name="gr17" draw:text-style-name="P1" draw:layer="layout" svg:x1="20.726cm" svg:y1="13.56cm" svg:x2="21.158cm" svg:y2="13.56cm">
          <text:p/>
        </draw:line>
        <draw:line draw:style-name="gr17" draw:text-style-name="P1" draw:layer="layout" svg:x1="20.942cm" svg:y1="13.755cm" svg:x2="20.942cm" svg:y2="13.683cm">
          <text:p/>
        </draw:line>
        <draw:frame draw:style-name="gr10" draw:text-style-name="P8" draw:layer="layout" svg:width="0.286cm" svg:height="0.239cm" draw:transform="rotate (1.5707963267949) translate (20.425cm 11.173cm)">
          <draw:text-box>
            <text:p text:style-name="P3"><text:span text:style-name="T3">G2</text:span></text:p>
          </draw:text-box>
        </draw:frame>
        <draw:frame draw:style-name="gr10" draw:text-style-name="P8" draw:layer="layout" svg:width="0.51cm" svg:height="0.239cm" svg:x="21.184cm" svg:y="13.28cm">
          <draw:text-box>
            <text:p text:style-name="P3"><text:span text:style-name="T9">C490</text:span></text:p>
          </draw:text-box>
        </draw:frame>
        <draw:frame draw:style-name="gr10" draw:text-style-name="P8" draw:layer="layout" svg:width="0.607cm" svg:height="0.239cm" svg:x="21.184cm" svg:y="13.517cm">
          <draw:text-box>
            <text:p text:style-name="P3"><text:span text:style-name="T9">100nF</text:span></text:p>
          </draw:text-box>
        </draw:frame>
        <draw:line draw:style-name="gr9" draw:text-style-name="P1" draw:layer="layout" svg:x1="20.942cm" svg:y1="13.514cm" svg:x2="20.942cm" svg:y2="13.277cm">
          <text:p/>
        </draw:line>
        <draw:line draw:style-name="gr9" draw:text-style-name="P1" draw:layer="layout" svg:x1="20.942cm" svg:y1="13.755cm" svg:x2="20.942cm" svg:y2="13.992cm">
          <text:p/>
        </draw:line>
        <draw:line draw:style-name="gr17" draw:text-style-name="P1" draw:layer="layout" svg:x1="2.319cm" svg:y1="13.755cm" svg:x2="2.319cm" svg:y2="13.802cm">
          <text:p/>
        </draw:line>
        <draw:line draw:style-name="gr17" draw:text-style-name="P1" draw:layer="layout" svg:x1="2.103cm" svg:y1="13.92cm" svg:x2="2.535cm" svg:y2="13.92cm">
          <text:p/>
        </draw:line>
        <draw:line draw:style-name="gr17" draw:text-style-name="P1" draw:layer="layout" svg:x1="2.103cm" svg:y1="13.802cm" svg:x2="2.535cm" svg:y2="13.802cm">
          <text:p/>
        </draw:line>
        <draw:line draw:style-name="gr17" draw:text-style-name="P1" draw:layer="layout" svg:x1="2.319cm" svg:y1="13.992cm" svg:x2="2.319cm" svg:y2="13.92cm">
          <text:p/>
        </draw:line>
        <draw:frame draw:style-name="gr10" draw:text-style-name="P8" draw:layer="layout" svg:width="0.629cm" svg:height="0.239cm" svg:x="21.184cm" svg:y="13.759cm">
          <draw:text-box>
            <text:p text:style-name="P3"><text:span text:style-name="T3">C0201</text:span></text:p>
          </draw:text-box>
        </draw:frame>
        <draw:frame draw:style-name="gr10" draw:text-style-name="P8" draw:layer="layout" svg:width="0.51cm" svg:height="0.239cm" svg:x="2.557cm" svg:y="13.517cm">
          <draw:text-box>
            <text:p text:style-name="P3"><text:span text:style-name="T9">C486</text:span></text:p>
          </draw:text-box>
        </draw:frame>
        <draw:frame draw:style-name="gr10" draw:text-style-name="P8" draw:layer="layout" svg:width="0.607cm" svg:height="0.239cm" svg:x="2.557cm" svg:y="13.759cm">
          <draw:text-box>
            <text:p text:style-name="P3"><text:span text:style-name="T9">100nF</text:span></text:p>
          </draw:text-box>
        </draw:frame>
        <draw:line draw:style-name="gr9" draw:text-style-name="P1" draw:layer="layout" svg:x1="2.319cm" svg:y1="13.755cm" svg:x2="2.319cm" svg:y2="13.514cm">
          <text:p/>
        </draw:line>
        <draw:line draw:style-name="gr9" draw:text-style-name="P1" draw:layer="layout" svg:x1="2.319cm" svg:y1="13.992cm" svg:x2="2.319cm" svg:y2="14.229cm">
          <text:p/>
        </draw:line>
        <draw:line draw:style-name="gr17" draw:text-style-name="P1" draw:layer="layout" svg:x1="2.319cm" svg:y1="16.143cm" svg:x2="2.319cm" svg:y2="16.189cm">
          <text:p/>
        </draw:line>
        <draw:line draw:style-name="gr17" draw:text-style-name="P1" draw:layer="layout" svg:x1="2.103cm" svg:y1="16.308cm" svg:x2="2.535cm" svg:y2="16.308cm">
          <text:p/>
        </draw:line>
        <draw:line draw:style-name="gr17" draw:text-style-name="P1" draw:layer="layout" svg:x1="2.103cm" svg:y1="16.189cm" svg:x2="2.535cm" svg:y2="16.189cm">
          <text:p/>
        </draw:line>
        <draw:line draw:style-name="gr17" draw:text-style-name="P1" draw:layer="layout" svg:x1="2.319cm" svg:y1="16.38cm" svg:x2="2.319cm" svg:y2="16.308cm">
          <text:p/>
        </draw:line>
        <draw:frame draw:style-name="gr10" draw:text-style-name="P8" draw:layer="layout" svg:width="0.629cm" svg:height="0.239cm" svg:x="2.557cm" svg:y="13.996cm">
          <draw:text-box>
            <text:p text:style-name="P3"><text:span text:style-name="T3">C0201</text:span></text:p>
          </draw:text-box>
        </draw:frame>
        <draw:frame draw:style-name="gr10" draw:text-style-name="P8" draw:layer="layout" svg:width="0.51cm" svg:height="0.239cm" svg:x="2.557cm" svg:y="15.905cm">
          <draw:text-box>
            <text:p text:style-name="P3"><text:span text:style-name="T9">C487</text:span></text:p>
          </draw:text-box>
        </draw:frame>
        <draw:frame draw:style-name="gr10" draw:text-style-name="P8" draw:layer="layout" svg:width="0.489cm" svg:height="0.239cm" svg:x="2.557cm" svg:y="16.146cm">
          <draw:text-box>
            <text:p text:style-name="P3"><text:span text:style-name="T9">10uF</text:span></text:p>
          </draw:text-box>
        </draw:frame>
        <draw:line draw:style-name="gr9" draw:text-style-name="P1" draw:layer="layout" svg:x1="2.319cm" svg:y1="16.143cm" svg:x2="2.319cm" svg:y2="15.901cm">
          <text:p/>
        </draw:line>
        <draw:line draw:style-name="gr9" draw:text-style-name="P1" draw:layer="layout" svg:x1="2.319cm" svg:y1="16.38cm" svg:x2="2.319cm" svg:y2="16.617cm">
          <text:p/>
        </draw:line>
        <draw:line draw:style-name="gr17" draw:text-style-name="P1" draw:layer="layout" svg:x1="22.614cm" svg:y1="15.901cm" svg:x2="22.614cm" svg:y2="15.948cm">
          <text:p/>
        </draw:line>
        <draw:line draw:style-name="gr17" draw:text-style-name="P1" draw:layer="layout" svg:x1="22.398cm" svg:y1="16.071cm" svg:x2="22.83cm" svg:y2="16.071cm">
          <text:p/>
        </draw:line>
        <draw:line draw:style-name="gr17" draw:text-style-name="P1" draw:layer="layout" svg:x1="22.398cm" svg:y1="15.948cm" svg:x2="22.83cm" svg:y2="15.948cm">
          <text:p/>
        </draw:line>
        <draw:line draw:style-name="gr17" draw:text-style-name="P1" draw:layer="layout" svg:x1="22.614cm" svg:y1="16.143cm" svg:x2="22.614cm" svg:y2="16.071cm">
          <text:p/>
        </draw:line>
        <draw:frame draw:style-name="gr10" draw:text-style-name="P8" draw:layer="layout" svg:width="0.629cm" svg:height="0.239cm" svg:x="2.557cm" svg:y="16.383cm">
          <draw:text-box>
            <text:p text:style-name="P3"><text:span text:style-name="T3">C0402</text:span></text:p>
          </draw:text-box>
        </draw:frame>
        <draw:frame draw:style-name="gr10" draw:text-style-name="P8" draw:layer="layout" svg:width="0.51cm" svg:height="0.239cm" svg:x="22.852cm" svg:y="15.668cm">
          <draw:text-box>
            <text:p text:style-name="P3"><text:span text:style-name="T9">C491</text:span></text:p>
          </draw:text-box>
        </draw:frame>
        <draw:frame draw:style-name="gr10" draw:text-style-name="P8" draw:layer="layout" svg:width="0.489cm" svg:height="0.239cm" svg:x="22.852cm" svg:y="15.905cm">
          <draw:text-box>
            <text:p text:style-name="P3"><text:span text:style-name="T9">10uF</text:span></text:p>
          </draw:text-box>
        </draw:frame>
        <draw:line draw:style-name="gr9" draw:text-style-name="P1" draw:layer="layout" svg:x1="22.614cm" svg:y1="15.901cm" svg:x2="22.614cm" svg:y2="15.664cm">
          <text:p/>
        </draw:line>
        <draw:line draw:style-name="gr9" draw:text-style-name="P1" draw:layer="layout" svg:x1="22.614cm" svg:y1="16.143cm" svg:x2="22.614cm" svg:y2="16.38cm">
          <text:p/>
        </draw:line>
        <draw:line draw:style-name="gr17" draw:text-style-name="P1" draw:layer="layout" svg:x1="3.75cm" svg:y1="16.143cm" svg:x2="3.75cm" svg:y2="16.189cm">
          <text:p/>
        </draw:line>
        <draw:line draw:style-name="gr17" draw:text-style-name="P1" draw:layer="layout" svg:x1="3.539cm" svg:y1="16.308cm" svg:x2="3.966cm" svg:y2="16.308cm">
          <text:p/>
        </draw:line>
        <draw:line draw:style-name="gr17" draw:text-style-name="P1" draw:layer="layout" svg:x1="3.539cm" svg:y1="16.189cm" svg:x2="3.966cm" svg:y2="16.189cm">
          <text:p/>
        </draw:line>
        <draw:line draw:style-name="gr17" draw:text-style-name="P1" draw:layer="layout" svg:x1="3.75cm" svg:y1="16.38cm" svg:x2="3.75cm" svg:y2="16.308cm">
          <text:p/>
        </draw:line>
        <draw:frame draw:style-name="gr10" draw:text-style-name="P8" draw:layer="layout" svg:width="0.629cm" svg:height="0.239cm" svg:x="22.852cm" svg:y="16.146cm">
          <draw:text-box>
            <text:p text:style-name="P3"><text:span text:style-name="T3">C0402</text:span></text:p>
          </draw:text-box>
        </draw:frame>
        <draw:frame draw:style-name="gr10" draw:text-style-name="P8" draw:layer="layout" svg:width="0.51cm" svg:height="0.239cm" svg:x="3.992cm" svg:y="15.905cm">
          <draw:text-box>
            <text:p text:style-name="P3"><text:span text:style-name="T9">C493</text:span></text:p>
          </draw:text-box>
        </draw:frame>
        <draw:frame draw:style-name="gr10" draw:text-style-name="P8" draw:layer="layout" svg:width="0.489cm" svg:height="0.239cm" svg:x="3.992cm" svg:y="16.146cm">
          <draw:text-box>
            <text:p text:style-name="P3"><text:span text:style-name="T9">10uF</text:span></text:p>
          </draw:text-box>
        </draw:frame>
        <draw:line draw:style-name="gr9" draw:text-style-name="P1" draw:layer="layout" svg:x1="3.75cm" svg:y1="16.143cm" svg:x2="3.75cm" svg:y2="15.901cm">
          <text:p/>
        </draw:line>
        <draw:line draw:style-name="gr9" draw:text-style-name="P1" draw:layer="layout" svg:x1="3.75cm" svg:y1="16.38cm" svg:x2="3.75cm" svg:y2="16.617cm">
          <text:p/>
        </draw:line>
        <draw:line draw:style-name="gr17" draw:text-style-name="P1" draw:layer="layout" svg:x1="14.258cm" svg:y1="8.501cm" svg:x2="14.185cm" svg:y2="8.574cm">
          <text:p/>
        </draw:line>
        <draw:line draw:style-name="gr17" draw:text-style-name="P1" draw:layer="layout" svg:x1="14.186cm" svg:y1="8.574cm" svg:x2="14.041cm" svg:y2="8.429cm">
          <text:p/>
        </draw:line>
        <draw:line draw:style-name="gr17" draw:text-style-name="P1" draw:layer="layout" svg:x1="14.042cm" svg:y1="8.429cm" svg:x2="13.898cm" svg:y2="8.574cm">
          <text:p/>
        </draw:line>
        <draw:line draw:style-name="gr17" draw:text-style-name="P1" draw:layer="layout" svg:x1="13.899cm" svg:y1="8.574cm" svg:x2="13.758cm" svg:y2="8.429cm">
          <text:p/>
        </draw:line>
        <draw:line draw:style-name="gr17" draw:text-style-name="P1" draw:layer="layout" svg:x1="13.759cm" svg:y1="8.429cm" svg:x2="13.614cm" svg:y2="8.574cm">
          <text:p/>
        </draw:line>
        <draw:line draw:style-name="gr17" draw:text-style-name="P1" draw:layer="layout" svg:x1="13.615cm" svg:y1="8.574cm" svg:x2="13.542cm" svg:y2="8.501cm">
          <text:p/>
        </draw:line>
        <draw:frame draw:style-name="gr10" draw:text-style-name="P8" draw:layer="layout" svg:width="0.629cm" svg:height="0.239cm" svg:x="3.992cm" svg:y="16.383cm">
          <draw:text-box>
            <text:p text:style-name="P3"><text:span text:style-name="T3">C0402</text:span></text:p>
          </draw:text-box>
        </draw:frame>
        <draw:frame draw:style-name="gr10" draw:text-style-name="P8" draw:layer="layout" svg:width="0.51cm" svg:height="0.239cm" svg:x="13.064cm" svg:y="8.264cm">
          <draw:text-box>
            <text:p text:style-name="P3"><text:span text:style-name="T9">R240</text:span></text:p>
          </draw:text-box>
        </draw:frame>
        <draw:line draw:style-name="gr9" draw:text-style-name="P1" draw:layer="layout" svg:x1="14.257cm" svg:y1="8.501cm" svg:x2="14.494cm" svg:y2="8.501cm">
          <text:p/>
        </draw:line>
        <draw:line draw:style-name="gr9" draw:text-style-name="P1" draw:layer="layout" svg:x1="13.542cm" svg:y1="8.501cm" svg:x2="13.301cm" svg:y2="8.501cm">
          <text:p/>
        </draw:line>
        <draw:line draw:style-name="gr17" draw:text-style-name="P1" draw:layer="layout" svg:x1="11.391cm" svg:y1="13.514cm" svg:x2="11.391cm" svg:y2="13.56cm">
          <text:p/>
        </draw:line>
        <draw:line draw:style-name="gr17" draw:text-style-name="P1" draw:layer="layout" svg:x1="11.176cm" svg:y1="13.683cm" svg:x2="11.607cm" svg:y2="13.683cm">
          <text:p/>
        </draw:line>
        <draw:line draw:style-name="gr17" draw:text-style-name="P1" draw:layer="layout" svg:x1="11.176cm" svg:y1="13.56cm" svg:x2="11.607cm" svg:y2="13.56cm">
          <text:p/>
        </draw:line>
        <draw:line draw:style-name="gr17" draw:text-style-name="P1" draw:layer="layout" svg:x1="11.391cm" svg:y1="13.755cm" svg:x2="11.391cm" svg:y2="13.683cm">
          <text:p/>
        </draw:line>
        <draw:frame draw:style-name="gr10" draw:text-style-name="P8" draw:layer="layout" svg:width="1.077cm" svg:height="0.239cm" svg:x="14.258cm" svg:y="8.264cm">
          <draw:text-box>
            <text:p text:style-name="P3"><text:span text:style-name="T9">22R</text:span><text:span text:style-name="T3"> R0201</text:span></text:p>
          </draw:text-box>
        </draw:frame>
        <draw:frame draw:style-name="gr10" draw:text-style-name="P8" draw:layer="layout" svg:width="0.51cm" svg:height="0.239cm" svg:x="11.633cm" svg:y="13.28cm">
          <draw:text-box>
            <text:p text:style-name="P3"><text:span text:style-name="T9">C488</text:span></text:p>
          </draw:text-box>
        </draw:frame>
        <draw:frame draw:style-name="gr10" draw:text-style-name="P8" draw:layer="layout" svg:width="0.607cm" svg:height="0.239cm" svg:x="11.633cm" svg:y="13.517cm">
          <draw:text-box>
            <text:p text:style-name="P3"><text:span text:style-name="T9">100nF</text:span></text:p>
          </draw:text-box>
        </draw:frame>
        <draw:line draw:style-name="gr9" draw:text-style-name="P1" draw:layer="layout" svg:x1="11.391cm" svg:y1="13.514cm" svg:x2="11.391cm" svg:y2="13.277cm">
          <text:p/>
        </draw:line>
        <draw:line draw:style-name="gr9" draw:text-style-name="P1" draw:layer="layout" svg:x1="11.391cm" svg:y1="13.755cm" svg:x2="11.391cm" svg:y2="13.992cm">
          <text:p/>
        </draw:line>
        <draw:line draw:style-name="gr17" draw:text-style-name="P1" draw:layer="layout" svg:x1="14.258cm" svg:y1="8.739cm" svg:x2="14.185cm" svg:y2="8.811cm">
          <text:p/>
        </draw:line>
        <draw:line draw:style-name="gr17" draw:text-style-name="P1" draw:layer="layout" svg:x1="14.186cm" svg:y1="8.811cm" svg:x2="14.041cm" svg:y2="8.667cm">
          <text:p/>
        </draw:line>
        <draw:line draw:style-name="gr17" draw:text-style-name="P1" draw:layer="layout" svg:x1="14.042cm" svg:y1="8.667cm" svg:x2="13.898cm" svg:y2="8.811cm">
          <text:p/>
        </draw:line>
        <draw:line draw:style-name="gr17" draw:text-style-name="P1" draw:layer="layout" svg:x1="13.899cm" svg:y1="8.811cm" svg:x2="13.758cm" svg:y2="8.667cm">
          <text:p/>
        </draw:line>
        <draw:line draw:style-name="gr17" draw:text-style-name="P1" draw:layer="layout" svg:x1="13.759cm" svg:y1="8.667cm" svg:x2="13.614cm" svg:y2="8.811cm">
          <text:p/>
        </draw:line>
        <draw:line draw:style-name="gr17" draw:text-style-name="P1" draw:layer="layout" svg:x1="13.615cm" svg:y1="8.811cm" svg:x2="13.542cm" svg:y2="8.739cm">
          <text:p/>
        </draw:line>
        <draw:frame draw:style-name="gr10" draw:text-style-name="P8" draw:layer="layout" svg:width="0.629cm" svg:height="0.239cm" svg:x="11.633cm" svg:y="13.759cm">
          <draw:text-box>
            <text:p text:style-name="P3"><text:span text:style-name="T3">C0201</text:span></text:p>
          </draw:text-box>
        </draw:frame>
        <draw:frame draw:style-name="gr10" draw:text-style-name="P8" draw:layer="layout" svg:width="0.51cm" svg:height="0.239cm" svg:x="13.064cm" svg:y="8.505cm">
          <draw:text-box>
            <text:p text:style-name="P3"><text:span text:style-name="T9">R241</text:span></text:p>
          </draw:text-box>
        </draw:frame>
        <draw:line draw:style-name="gr9" draw:text-style-name="P1" draw:layer="layout" svg:x1="14.257cm" svg:y1="8.739cm" svg:x2="14.494cm" svg:y2="8.739cm">
          <text:p/>
        </draw:line>
        <draw:line draw:style-name="gr9" draw:text-style-name="P1" draw:layer="layout" svg:x1="13.542cm" svg:y1="8.739cm" svg:x2="13.301cm" svg:y2="8.739cm">
          <text:p/>
        </draw:line>
        <draw:line draw:style-name="gr17" draw:text-style-name="P1" draw:layer="layout" svg:x1="12.827cm" svg:y1="15.901cm" svg:x2="12.827cm" svg:y2="15.948cm">
          <text:p/>
        </draw:line>
        <draw:line draw:style-name="gr17" draw:text-style-name="P1" draw:layer="layout" svg:x1="12.611cm" svg:y1="16.071cm" svg:x2="13.038cm" svg:y2="16.071cm">
          <text:p/>
        </draw:line>
        <draw:line draw:style-name="gr17" draw:text-style-name="P1" draw:layer="layout" svg:x1="12.611cm" svg:y1="15.948cm" svg:x2="13.038cm" svg:y2="15.948cm">
          <text:p/>
        </draw:line>
        <draw:line draw:style-name="gr17" draw:text-style-name="P1" draw:layer="layout" svg:x1="12.827cm" svg:y1="16.143cm" svg:x2="12.827cm" svg:y2="16.071cm">
          <text:p/>
        </draw:line>
        <draw:frame draw:style-name="gr10" draw:text-style-name="P8" draw:layer="layout" svg:width="1.077cm" svg:height="0.239cm" svg:x="14.258cm" svg:y="8.505cm">
          <draw:text-box>
            <text:p text:style-name="P3"><text:span text:style-name="T9">22R</text:span><text:span text:style-name="T3"> R0201</text:span></text:p>
          </draw:text-box>
        </draw:frame>
        <draw:frame draw:style-name="gr10" draw:text-style-name="P8" draw:layer="layout" svg:width="0.51cm" svg:height="0.239cm" svg:x="13.064cm" svg:y="15.668cm">
          <draw:text-box>
            <text:p text:style-name="P3"><text:span text:style-name="T9">C494</text:span></text:p>
          </draw:text-box>
        </draw:frame>
        <draw:frame draw:style-name="gr10" draw:text-style-name="P8" draw:layer="layout" svg:width="0.489cm" svg:height="0.239cm" svg:x="13.064cm" svg:y="15.905cm">
          <draw:text-box>
            <text:p text:style-name="P3"><text:span text:style-name="T9">10uF</text:span></text:p>
          </draw:text-box>
        </draw:frame>
        <draw:line draw:style-name="gr9" draw:text-style-name="P1" draw:layer="layout" svg:x1="12.827cm" svg:y1="15.901cm" svg:x2="12.827cm" svg:y2="15.664cm">
          <text:p/>
        </draw:line>
        <draw:line draw:style-name="gr9" draw:text-style-name="P1" draw:layer="layout" svg:x1="12.827cm" svg:y1="16.143cm" svg:x2="12.827cm" svg:y2="16.38cm">
          <text:p/>
        </draw:line>
        <draw:polygon draw:style-name="gr15" draw:text-style-name="P1" draw:layer="layout" svg:width="1.909cm" svg:height="7.878cm" svg:x="10.676cm" svg:y="3.011cm" svg:viewBox="0 0 1910 7879" draw:points="0,7879 1910,7879 1910,0 0,0">
          <text:p/>
        </draw:polygon>
        <draw:frame draw:style-name="gr10" draw:text-style-name="P8" draw:layer="layout" svg:width="0.629cm" svg:height="0.239cm" svg:x="13.064cm" svg:y="16.146cm">
          <draw:text-box>
            <text:p text:style-name="P3"><text:span text:style-name="T3">C0402</text:span></text:p>
          </draw:text-box>
        </draw:frame>
        <draw:frame draw:style-name="gr10" draw:text-style-name="P8" draw:layer="layout" svg:width="0.59cm" svg:height="0.239cm" svg:x="10.676cm" svg:y="2.295cm">
          <draw:text-box>
            <text:p text:style-name="P3"><text:span text:style-name="T9">CON8</text:span></text:p>
          </draw:text-box>
        </draw:frame>
        <draw:frame draw:style-name="gr10" draw:text-style-name="P8" draw:layer="layout" svg:width="1.369cm" svg:height="0.239cm" svg:x="10.676cm" svg:y="2.536cm">
          <draw:text-box>
            <text:p text:style-name="P3"><text:span text:style-name="T9">FH34SRJ-30S</text:span></text:p>
          </draw:text-box>
        </draw:frame>
        <draw:line draw:style-name="gr9" draw:text-style-name="P1" draw:layer="layout" svg:x1="12.585cm" svg:y1="3.485cm" svg:x2="13.301cm" svg:y2="3.485cm">
          <text:p/>
        </draw:line>
        <draw:frame draw:style-name="gr10" draw:text-style-name="P8" draw:layer="layout" svg:width="1.302cm" svg:height="0.239cm" svg:x="10.676cm" svg:y="2.773cm">
          <draw:text-box>
            <text:p text:style-name="P3"><text:span text:style-name="T3">FPC-0_5-30P</text:span></text:p>
          </draw:text-box>
        </draw:frame>
        <draw:frame draw:style-name="gr16" draw:text-style-name="P12" draw:layer="layout" svg:width="0.215cm" svg:height="0.243cm" svg:x="12.349cm" svg:y="3.392cm">
          <draw:text-box>
            <text:p text:style-name="P3"><text:span text:style-name="T10">1</text:span></text:p>
          </draw:text-box>
        </draw:frame>
        <draw:line draw:style-name="gr9" draw:text-style-name="P1" draw:layer="layout" svg:x1="12.585cm" svg:y1="3.726cm" svg:x2="13.301cm" svg:y2="3.726cm">
          <text:p/>
        </draw:line>
        <draw:frame draw:style-name="gr16" draw:text-style-name="P12" draw:layer="layout" svg:width="0.215cm" svg:height="0.243cm" svg:x="12.751cm" svg:y="3.239cm">
          <draw:text-box>
            <text:p text:style-name="P3"><text:span text:style-name="T11">1</text:span></text:p>
          </draw:text-box>
        </draw:frame>
        <draw:frame draw:style-name="gr16" draw:text-style-name="P12" draw:layer="layout" svg:width="0.215cm" svg:height="0.243cm" svg:x="12.349cm" svg:y="3.633cm">
          <draw:text-box>
            <text:p text:style-name="P3"><text:span text:style-name="T10">2</text:span></text:p>
          </draw:text-box>
        </draw:frame>
        <draw:line draw:style-name="gr9" draw:text-style-name="P1" draw:layer="layout" svg:x1="12.585cm" svg:y1="3.963cm" svg:x2="13.301cm" svg:y2="3.963cm">
          <text:p/>
        </draw:line>
        <draw:frame draw:style-name="gr16" draw:text-style-name="P12" draw:layer="layout" svg:width="0.215cm" svg:height="0.243cm" svg:x="12.751cm" svg:y="3.481cm">
          <draw:text-box>
            <text:p text:style-name="P3"><text:span text:style-name="T11">2</text:span></text:p>
          </draw:text-box>
        </draw:frame>
        <draw:frame draw:style-name="gr16" draw:text-style-name="P12" draw:layer="layout" svg:width="0.215cm" svg:height="0.243cm" svg:x="12.349cm" svg:y="3.87cm">
          <draw:text-box>
            <text:p text:style-name="P3"><text:span text:style-name="T10">3</text:span></text:p>
          </draw:text-box>
        </draw:frame>
        <draw:line draw:style-name="gr9" draw:text-style-name="P1" draw:layer="layout" svg:x1="12.585cm" svg:y1="4.205cm" svg:x2="13.301cm" svg:y2="4.205cm">
          <text:p/>
        </draw:line>
        <draw:frame draw:style-name="gr16" draw:text-style-name="P12" draw:layer="layout" svg:width="0.215cm" svg:height="0.243cm" svg:x="12.751cm" svg:y="3.718cm">
          <draw:text-box>
            <text:p text:style-name="P3"><text:span text:style-name="T11">3</text:span></text:p>
          </draw:text-box>
        </draw:frame>
        <draw:frame draw:style-name="gr16" draw:text-style-name="P12" draw:layer="layout" svg:width="0.215cm" svg:height="0.243cm" svg:x="12.349cm" svg:y="4.111cm">
          <draw:text-box>
            <text:p text:style-name="P3"><text:span text:style-name="T10">4</text:span></text:p>
          </draw:text-box>
        </draw:frame>
        <draw:line draw:style-name="gr9" draw:text-style-name="P1" draw:layer="layout" svg:x1="12.585cm" svg:y1="4.442cm" svg:x2="13.301cm" svg:y2="4.442cm">
          <text:p/>
        </draw:line>
        <draw:frame draw:style-name="gr16" draw:text-style-name="P12" draw:layer="layout" svg:width="0.215cm" svg:height="0.243cm" svg:x="12.751cm" svg:y="3.959cm">
          <draw:text-box>
            <text:p text:style-name="P3"><text:span text:style-name="T11">4</text:span></text:p>
          </draw:text-box>
        </draw:frame>
        <draw:frame draw:style-name="gr16" draw:text-style-name="P12" draw:layer="layout" svg:width="0.215cm" svg:height="0.243cm" svg:x="12.349cm" svg:y="4.348cm">
          <draw:text-box>
            <text:p text:style-name="P3"><text:span text:style-name="T10">5</text:span></text:p>
          </draw:text-box>
        </draw:frame>
        <draw:line draw:style-name="gr9" draw:text-style-name="P1" draw:layer="layout" svg:x1="12.585cm" svg:y1="4.679cm" svg:x2="13.301cm" svg:y2="4.679cm">
          <text:p/>
        </draw:line>
        <draw:frame draw:style-name="gr16" draw:text-style-name="P12" draw:layer="layout" svg:width="0.215cm" svg:height="0.243cm" svg:x="12.751cm" svg:y="4.196cm">
          <draw:text-box>
            <text:p text:style-name="P3"><text:span text:style-name="T11">5</text:span></text:p>
          </draw:text-box>
        </draw:frame>
        <draw:frame draw:style-name="gr16" draw:text-style-name="P12" draw:layer="layout" svg:width="0.215cm" svg:height="0.243cm" svg:x="12.349cm" svg:y="4.585cm">
          <draw:text-box>
            <text:p text:style-name="P3"><text:span text:style-name="T10">6</text:span></text:p>
          </draw:text-box>
        </draw:frame>
        <draw:line draw:style-name="gr9" draw:text-style-name="P1" draw:layer="layout" svg:x1="12.585cm" svg:y1="4.92cm" svg:x2="13.301cm" svg:y2="4.92cm">
          <text:p/>
        </draw:line>
        <draw:frame draw:style-name="gr16" draw:text-style-name="P12" draw:layer="layout" svg:width="0.215cm" svg:height="0.243cm" svg:x="12.751cm" svg:y="4.433cm">
          <draw:text-box>
            <text:p text:style-name="P3"><text:span text:style-name="T11">6</text:span></text:p>
          </draw:text-box>
        </draw:frame>
        <draw:frame draw:style-name="gr16" draw:text-style-name="P12" draw:layer="layout" svg:width="0.215cm" svg:height="0.243cm" svg:x="12.349cm" svg:y="4.827cm">
          <draw:text-box>
            <text:p text:style-name="P3"><text:span text:style-name="T10">7</text:span></text:p>
          </draw:text-box>
        </draw:frame>
        <draw:line draw:style-name="gr9" draw:text-style-name="P1" draw:layer="layout" svg:x1="12.585cm" svg:y1="5.157cm" svg:x2="13.301cm" svg:y2="5.157cm">
          <text:p/>
        </draw:line>
        <draw:frame draw:style-name="gr16" draw:text-style-name="P12" draw:layer="layout" svg:width="0.215cm" svg:height="0.243cm" svg:x="12.751cm" svg:y="4.674cm">
          <draw:text-box>
            <text:p text:style-name="P3"><text:span text:style-name="T11">7</text:span></text:p>
          </draw:text-box>
        </draw:frame>
        <draw:frame draw:style-name="gr16" draw:text-style-name="P12" draw:layer="layout" svg:width="0.215cm" svg:height="0.243cm" svg:x="12.349cm" svg:y="5.064cm">
          <draw:text-box>
            <text:p text:style-name="P3"><text:span text:style-name="T10">8</text:span></text:p>
          </draw:text-box>
        </draw:frame>
        <draw:line draw:style-name="gr9" draw:text-style-name="P1" draw:layer="layout" svg:x1="12.585cm" svg:y1="5.398cm" svg:x2="13.301cm" svg:y2="5.398cm">
          <text:p/>
        </draw:line>
        <draw:frame draw:style-name="gr16" draw:text-style-name="P12" draw:layer="layout" svg:width="0.215cm" svg:height="0.243cm" svg:x="12.751cm" svg:y="4.911cm">
          <draw:text-box>
            <text:p text:style-name="P3"><text:span text:style-name="T11">8</text:span></text:p>
          </draw:text-box>
        </draw:frame>
        <draw:frame draw:style-name="gr16" draw:text-style-name="P12" draw:layer="layout" svg:width="0.215cm" svg:height="0.243cm" svg:x="12.349cm" svg:y="5.305cm">
          <draw:text-box>
            <text:p text:style-name="P3"><text:span text:style-name="T10">9</text:span></text:p>
          </draw:text-box>
        </draw:frame>
        <draw:line draw:style-name="gr9" draw:text-style-name="P1" draw:layer="layout" svg:x1="12.585cm" svg:y1="5.635cm" svg:x2="13.301cm" svg:y2="5.635cm">
          <text:p/>
        </draw:line>
        <draw:frame draw:style-name="gr16" draw:text-style-name="P12" draw:layer="layout" svg:width="0.215cm" svg:height="0.243cm" svg:x="12.751cm" svg:y="5.153cm">
          <draw:text-box>
            <text:p text:style-name="P3"><text:span text:style-name="T11">9</text:span></text:p>
          </draw:text-box>
        </draw:frame>
        <draw:frame draw:style-name="gr16" draw:text-style-name="P12" draw:layer="layout" svg:width="0.239cm" svg:height="0.243cm" svg:x="12.23cm" svg:y="5.542cm">
          <draw:text-box>
            <text:p text:style-name="P3"><text:span text:style-name="T10">10</text:span></text:p>
          </draw:text-box>
        </draw:frame>
        <draw:line draw:style-name="gr9" draw:text-style-name="P1" draw:layer="layout" svg:x1="12.585cm" svg:y1="5.873cm" svg:x2="13.301cm" svg:y2="5.873cm">
          <text:p/>
        </draw:line>
        <draw:frame draw:style-name="gr16" draw:text-style-name="P12" draw:layer="layout" svg:width="0.239cm" svg:height="0.243cm" svg:x="12.751cm" svg:y="5.39cm">
          <draw:text-box>
            <text:p text:style-name="P3"><text:span text:style-name="T11">10</text:span></text:p>
          </draw:text-box>
        </draw:frame>
        <draw:frame draw:style-name="gr16" draw:text-style-name="P12" draw:layer="layout" svg:width="0.239cm" svg:height="0.243cm" svg:x="12.23cm" svg:y="5.779cm">
          <draw:text-box>
            <text:p text:style-name="P3"><text:span text:style-name="T10">11</text:span></text:p>
          </draw:text-box>
        </draw:frame>
        <draw:line draw:style-name="gr9" draw:text-style-name="P1" draw:layer="layout" svg:x1="12.585cm" svg:y1="6.114cm" svg:x2="13.301cm" svg:y2="6.114cm">
          <text:p/>
        </draw:line>
        <draw:frame draw:style-name="gr16" draw:text-style-name="P12" draw:layer="layout" svg:width="0.239cm" svg:height="0.243cm" svg:x="12.751cm" svg:y="5.627cm">
          <draw:text-box>
            <text:p text:style-name="P3"><text:span text:style-name="T11">11</text:span></text:p>
          </draw:text-box>
        </draw:frame>
        <draw:frame draw:style-name="gr16" draw:text-style-name="P12" draw:layer="layout" svg:width="0.239cm" svg:height="0.243cm" svg:x="12.23cm" svg:y="6.021cm">
          <draw:text-box>
            <text:p text:style-name="P3"><text:span text:style-name="T10">12</text:span></text:p>
          </draw:text-box>
        </draw:frame>
        <draw:line draw:style-name="gr9" draw:text-style-name="P1" draw:layer="layout" svg:x1="12.585cm" svg:y1="6.351cm" svg:x2="13.301cm" svg:y2="6.351cm">
          <text:p/>
        </draw:line>
        <draw:frame draw:style-name="gr16" draw:text-style-name="P12" draw:layer="layout" svg:width="0.239cm" svg:height="0.243cm" svg:x="12.751cm" svg:y="5.868cm">
          <draw:text-box>
            <text:p text:style-name="P3"><text:span text:style-name="T11">12</text:span></text:p>
          </draw:text-box>
        </draw:frame>
        <draw:frame draw:style-name="gr16" draw:text-style-name="P12" draw:layer="layout" svg:width="0.239cm" svg:height="0.243cm" svg:x="12.23cm" svg:y="6.258cm">
          <draw:text-box>
            <text:p text:style-name="P3"><text:span text:style-name="T10">13</text:span></text:p>
          </draw:text-box>
        </draw:frame>
        <draw:line draw:style-name="gr9" draw:text-style-name="P1" draw:layer="layout" svg:x1="12.585cm" svg:y1="6.592cm" svg:x2="13.301cm" svg:y2="6.592cm">
          <text:p/>
        </draw:line>
        <draw:frame draw:style-name="gr16" draw:text-style-name="P12" draw:layer="layout" svg:width="0.239cm" svg:height="0.243cm" svg:x="12.751cm" svg:y="6.105cm">
          <draw:text-box>
            <text:p text:style-name="P3"><text:span text:style-name="T11">13</text:span></text:p>
          </draw:text-box>
        </draw:frame>
        <draw:frame draw:style-name="gr16" draw:text-style-name="P12" draw:layer="layout" svg:width="0.239cm" svg:height="0.243cm" svg:x="12.23cm" svg:y="6.499cm">
          <draw:text-box>
            <text:p text:style-name="P3"><text:span text:style-name="T10">14</text:span></text:p>
          </draw:text-box>
        </draw:frame>
        <draw:line draw:style-name="gr9" draw:text-style-name="P1" draw:layer="layout" svg:x1="12.585cm" svg:y1="6.829cm" svg:x2="13.301cm" svg:y2="6.829cm">
          <text:p/>
        </draw:line>
        <draw:frame draw:style-name="gr16" draw:text-style-name="P12" draw:layer="layout" svg:width="0.239cm" svg:height="0.243cm" svg:x="12.751cm" svg:y="6.347cm">
          <draw:text-box>
            <text:p text:style-name="P3"><text:span text:style-name="T11">14</text:span></text:p>
          </draw:text-box>
        </draw:frame>
        <draw:frame draw:style-name="gr16" draw:text-style-name="P12" draw:layer="layout" svg:width="0.239cm" svg:height="0.243cm" svg:x="12.23cm" svg:y="6.736cm">
          <draw:text-box>
            <text:p text:style-name="P3"><text:span text:style-name="T10">15</text:span></text:p>
          </draw:text-box>
        </draw:frame>
        <draw:line draw:style-name="gr9" draw:text-style-name="P1" draw:layer="layout" svg:x1="12.585cm" svg:y1="7.066cm" svg:x2="13.301cm" svg:y2="7.066cm">
          <text:p/>
        </draw:line>
        <draw:frame draw:style-name="gr16" draw:text-style-name="P12" draw:layer="layout" svg:width="0.239cm" svg:height="0.243cm" svg:x="12.751cm" svg:y="6.584cm">
          <draw:text-box>
            <text:p text:style-name="P3"><text:span text:style-name="T11">15</text:span></text:p>
          </draw:text-box>
        </draw:frame>
        <draw:frame draw:style-name="gr16" draw:text-style-name="P12" draw:layer="layout" svg:width="0.239cm" svg:height="0.243cm" svg:x="12.23cm" svg:y="6.973cm">
          <draw:text-box>
            <text:p text:style-name="P3"><text:span text:style-name="T10">16</text:span></text:p>
          </draw:text-box>
        </draw:frame>
        <draw:line draw:style-name="gr9" draw:text-style-name="P1" draw:layer="layout" svg:x1="12.585cm" svg:y1="7.308cm" svg:x2="13.301cm" svg:y2="7.308cm">
          <text:p/>
        </draw:line>
        <draw:frame draw:style-name="gr16" draw:text-style-name="P12" draw:layer="layout" svg:width="0.239cm" svg:height="0.243cm" svg:x="12.751cm" svg:y="6.821cm">
          <draw:text-box>
            <text:p text:style-name="P3"><text:span text:style-name="T11">16</text:span></text:p>
          </draw:text-box>
        </draw:frame>
        <draw:frame draw:style-name="gr16" draw:text-style-name="P12" draw:layer="layout" svg:width="0.239cm" svg:height="0.243cm" svg:x="12.23cm" svg:y="7.214cm">
          <draw:text-box>
            <text:p text:style-name="P3"><text:span text:style-name="T10">17</text:span></text:p>
          </draw:text-box>
        </draw:frame>
        <draw:line draw:style-name="gr9" draw:text-style-name="P1" draw:layer="layout" svg:x1="12.585cm" svg:y1="7.545cm" svg:x2="13.301cm" svg:y2="7.545cm">
          <text:p/>
        </draw:line>
        <draw:frame draw:style-name="gr16" draw:text-style-name="P12" draw:layer="layout" svg:width="0.239cm" svg:height="0.243cm" svg:x="12.751cm" svg:y="7.062cm">
          <draw:text-box>
            <text:p text:style-name="P3"><text:span text:style-name="T11">17</text:span></text:p>
          </draw:text-box>
        </draw:frame>
        <draw:frame draw:style-name="gr16" draw:text-style-name="P12" draw:layer="layout" svg:width="0.239cm" svg:height="0.243cm" svg:x="12.23cm" svg:y="7.451cm">
          <draw:text-box>
            <text:p text:style-name="P3"><text:span text:style-name="T10">18</text:span></text:p>
          </draw:text-box>
        </draw:frame>
        <draw:line draw:style-name="gr9" draw:text-style-name="P1" draw:layer="layout" svg:x1="12.585cm" svg:y1="7.786cm" svg:x2="13.301cm" svg:y2="7.786cm">
          <text:p/>
        </draw:line>
        <draw:frame draw:style-name="gr16" draw:text-style-name="P12" draw:layer="layout" svg:width="0.239cm" svg:height="0.243cm" svg:x="12.751cm" svg:y="7.299cm">
          <draw:text-box>
            <text:p text:style-name="P3"><text:span text:style-name="T11">18</text:span></text:p>
          </draw:text-box>
        </draw:frame>
        <draw:frame draw:style-name="gr16" draw:text-style-name="P12" draw:layer="layout" svg:width="0.239cm" svg:height="0.243cm" svg:x="12.23cm" svg:y="7.693cm">
          <draw:text-box>
            <text:p text:style-name="P3"><text:span text:style-name="T10">19</text:span></text:p>
          </draw:text-box>
        </draw:frame>
        <draw:line draw:style-name="gr9" draw:text-style-name="P1" draw:layer="layout" svg:x1="12.585cm" svg:y1="8.023cm" svg:x2="13.301cm" svg:y2="8.023cm">
          <text:p/>
        </draw:line>
        <draw:frame draw:style-name="gr16" draw:text-style-name="P12" draw:layer="layout" svg:width="0.239cm" svg:height="0.243cm" svg:x="12.751cm" svg:y="7.54cm">
          <draw:text-box>
            <text:p text:style-name="P3"><text:span text:style-name="T11">19</text:span></text:p>
          </draw:text-box>
        </draw:frame>
        <draw:frame draw:style-name="gr16" draw:text-style-name="P12" draw:layer="layout" svg:width="0.239cm" svg:height="0.243cm" svg:x="12.23cm" svg:y="7.93cm">
          <draw:text-box>
            <text:p text:style-name="P3"><text:span text:style-name="T10">20</text:span></text:p>
          </draw:text-box>
        </draw:frame>
        <draw:line draw:style-name="gr9" draw:text-style-name="P1" draw:layer="layout" svg:x1="12.585cm" svg:y1="8.26cm" svg:x2="13.301cm" svg:y2="8.26cm">
          <text:p/>
        </draw:line>
        <draw:frame draw:style-name="gr16" draw:text-style-name="P12" draw:layer="layout" svg:width="0.239cm" svg:height="0.243cm" svg:x="12.751cm" svg:y="7.777cm">
          <draw:text-box>
            <text:p text:style-name="P3"><text:span text:style-name="T11">20</text:span></text:p>
          </draw:text-box>
        </draw:frame>
        <draw:frame draw:style-name="gr16" draw:text-style-name="P12" draw:layer="layout" svg:width="0.239cm" svg:height="0.243cm" svg:x="12.23cm" svg:y="8.167cm">
          <draw:text-box>
            <text:p text:style-name="P3"><text:span text:style-name="T10">21</text:span></text:p>
          </draw:text-box>
        </draw:frame>
        <draw:line draw:style-name="gr9" draw:text-style-name="P1" draw:layer="layout" svg:x1="12.585cm" svg:y1="8.501cm" svg:x2="13.301cm" svg:y2="8.501cm">
          <text:p/>
        </draw:line>
        <draw:frame draw:style-name="gr16" draw:text-style-name="P12" draw:layer="layout" svg:width="0.239cm" svg:height="0.243cm" svg:x="12.751cm" svg:y="8.014cm">
          <draw:text-box>
            <text:p text:style-name="P3"><text:span text:style-name="T11">21</text:span></text:p>
          </draw:text-box>
        </draw:frame>
        <draw:frame draw:style-name="gr16" draw:text-style-name="P12" draw:layer="layout" svg:width="0.239cm" svg:height="0.243cm" svg:x="12.23cm" svg:y="8.408cm">
          <draw:text-box>
            <text:p text:style-name="P3"><text:span text:style-name="T10">22</text:span></text:p>
          </draw:text-box>
        </draw:frame>
        <draw:line draw:style-name="gr9" draw:text-style-name="P1" draw:layer="layout" svg:x1="12.585cm" svg:y1="8.739cm" svg:x2="13.301cm" svg:y2="8.739cm">
          <text:p/>
        </draw:line>
        <draw:frame draw:style-name="gr16" draw:text-style-name="P12" draw:layer="layout" svg:width="0.239cm" svg:height="0.243cm" svg:x="12.751cm" svg:y="8.256cm">
          <draw:text-box>
            <text:p text:style-name="P3"><text:span text:style-name="T11">22</text:span></text:p>
          </draw:text-box>
        </draw:frame>
        <draw:frame draw:style-name="gr16" draw:text-style-name="P12" draw:layer="layout" svg:width="0.239cm" svg:height="0.243cm" svg:x="12.23cm" svg:y="8.645cm">
          <draw:text-box>
            <text:p text:style-name="P3"><text:span text:style-name="T10">23</text:span></text:p>
          </draw:text-box>
        </draw:frame>
        <draw:line draw:style-name="gr9" draw:text-style-name="P1" draw:layer="layout" svg:x1="12.585cm" svg:y1="8.98cm" svg:x2="13.301cm" svg:y2="8.98cm">
          <text:p/>
        </draw:line>
        <draw:frame draw:style-name="gr16" draw:text-style-name="P12" draw:layer="layout" svg:width="0.239cm" svg:height="0.243cm" svg:x="12.751cm" svg:y="8.493cm">
          <draw:text-box>
            <text:p text:style-name="P3"><text:span text:style-name="T11">23</text:span></text:p>
          </draw:text-box>
        </draw:frame>
        <draw:frame draw:style-name="gr16" draw:text-style-name="P12" draw:layer="layout" svg:width="0.239cm" svg:height="0.243cm" svg:x="12.23cm" svg:y="8.887cm">
          <draw:text-box>
            <text:p text:style-name="P3"><text:span text:style-name="T10">24</text:span></text:p>
          </draw:text-box>
        </draw:frame>
        <draw:line draw:style-name="gr9" draw:text-style-name="P1" draw:layer="layout" svg:x1="12.585cm" svg:y1="9.217cm" svg:x2="13.301cm" svg:y2="9.217cm">
          <text:p/>
        </draw:line>
        <draw:frame draw:style-name="gr16" draw:text-style-name="P12" draw:layer="layout" svg:width="0.239cm" svg:height="0.243cm" svg:x="12.751cm" svg:y="8.734cm">
          <draw:text-box>
            <text:p text:style-name="P3"><text:span text:style-name="T11">24</text:span></text:p>
          </draw:text-box>
        </draw:frame>
        <draw:frame draw:style-name="gr16" draw:text-style-name="P12" draw:layer="layout" svg:width="0.239cm" svg:height="0.243cm" svg:x="12.23cm" svg:y="9.124cm">
          <draw:text-box>
            <text:p text:style-name="P3"><text:span text:style-name="T10">25</text:span></text:p>
          </draw:text-box>
        </draw:frame>
        <draw:line draw:style-name="gr9" draw:text-style-name="P1" draw:layer="layout" svg:x1="12.585cm" svg:y1="9.454cm" svg:x2="13.301cm" svg:y2="9.454cm">
          <text:p/>
        </draw:line>
        <draw:frame draw:style-name="gr16" draw:text-style-name="P12" draw:layer="layout" svg:width="0.239cm" svg:height="0.243cm" svg:x="12.751cm" svg:y="8.971cm">
          <draw:text-box>
            <text:p text:style-name="P3"><text:span text:style-name="T11">25</text:span></text:p>
          </draw:text-box>
        </draw:frame>
        <draw:frame draw:style-name="gr16" draw:text-style-name="P12" draw:layer="layout" svg:width="0.239cm" svg:height="0.243cm" svg:x="12.23cm" svg:y="9.361cm">
          <draw:text-box>
            <text:p text:style-name="P3"><text:span text:style-name="T10">26</text:span></text:p>
          </draw:text-box>
        </draw:frame>
        <draw:line draw:style-name="gr9" draw:text-style-name="P1" draw:layer="layout" svg:x1="12.585cm" svg:y1="9.695cm" svg:x2="13.301cm" svg:y2="9.695cm">
          <text:p/>
        </draw:line>
        <draw:frame draw:style-name="gr16" draw:text-style-name="P12" draw:layer="layout" svg:width="0.239cm" svg:height="0.243cm" svg:x="12.751cm" svg:y="9.208cm">
          <draw:text-box>
            <text:p text:style-name="P3"><text:span text:style-name="T11">26</text:span></text:p>
          </draw:text-box>
        </draw:frame>
        <draw:frame draw:style-name="gr16" draw:text-style-name="P12" draw:layer="layout" svg:width="0.239cm" svg:height="0.243cm" svg:x="12.23cm" svg:y="9.602cm">
          <draw:text-box>
            <text:p text:style-name="P3"><text:span text:style-name="T10">27</text:span></text:p>
          </draw:text-box>
        </draw:frame>
        <draw:line draw:style-name="gr9" draw:text-style-name="P1" draw:layer="layout" svg:x1="12.585cm" svg:y1="9.932cm" svg:x2="13.301cm" svg:y2="9.932cm">
          <text:p/>
        </draw:line>
        <draw:frame draw:style-name="gr16" draw:text-style-name="P12" draw:layer="layout" svg:width="0.239cm" svg:height="0.243cm" svg:x="12.751cm" svg:y="9.45cm">
          <draw:text-box>
            <text:p text:style-name="P3"><text:span text:style-name="T11">27</text:span></text:p>
          </draw:text-box>
        </draw:frame>
        <draw:frame draw:style-name="gr16" draw:text-style-name="P12" draw:layer="layout" svg:width="0.239cm" svg:height="0.243cm" svg:x="12.23cm" svg:y="9.839cm">
          <draw:text-box>
            <text:p text:style-name="P3"><text:span text:style-name="T10">28</text:span></text:p>
          </draw:text-box>
        </draw:frame>
        <draw:line draw:style-name="gr9" draw:text-style-name="P1" draw:layer="layout" svg:x1="12.585cm" svg:y1="10.174cm" svg:x2="13.301cm" svg:y2="10.174cm">
          <text:p/>
        </draw:line>
        <draw:frame draw:style-name="gr16" draw:text-style-name="P12" draw:layer="layout" svg:width="0.239cm" svg:height="0.243cm" svg:x="12.751cm" svg:y="9.687cm">
          <draw:text-box>
            <text:p text:style-name="P3"><text:span text:style-name="T11">28</text:span></text:p>
          </draw:text-box>
        </draw:frame>
        <draw:frame draw:style-name="gr16" draw:text-style-name="P12" draw:layer="layout" svg:width="0.239cm" svg:height="0.243cm" svg:x="12.23cm" svg:y="10.08cm">
          <draw:text-box>
            <text:p text:style-name="P3"><text:span text:style-name="T10">29</text:span></text:p>
          </draw:text-box>
        </draw:frame>
        <draw:line draw:style-name="gr9" draw:text-style-name="P1" draw:layer="layout" svg:x1="12.585cm" svg:y1="10.411cm" svg:x2="13.301cm" svg:y2="10.411cm">
          <text:p/>
        </draw:line>
        <draw:frame draw:style-name="gr16" draw:text-style-name="P12" draw:layer="layout" svg:width="0.239cm" svg:height="0.243cm" svg:x="12.751cm" svg:y="9.928cm">
          <draw:text-box>
            <text:p text:style-name="P3"><text:span text:style-name="T11">29</text:span></text:p>
          </draw:text-box>
        </draw:frame>
        <draw:frame draw:style-name="gr16" draw:text-style-name="P12" draw:layer="layout" svg:width="0.239cm" svg:height="0.243cm" svg:x="12.23cm" svg:y="10.317cm">
          <draw:text-box>
            <text:p text:style-name="P3"><text:span text:style-name="T10">30</text:span></text:p>
          </draw:text-box>
        </draw:frame>
        <draw:line draw:style-name="gr9" draw:text-style-name="P1" draw:layer="layout" svg:x1="11.391cm" svg:y1="10.889cm" svg:x2="11.391cm" svg:y2="11.126cm">
          <text:p/>
        </draw:line>
        <draw:frame draw:style-name="gr16" draw:text-style-name="P12" draw:layer="layout" svg:width="0.239cm" svg:height="0.243cm" svg:x="12.751cm" svg:y="10.165cm">
          <draw:text-box>
            <text:p text:style-name="P3"><text:span text:style-name="T11">30</text:span></text:p>
          </draw:text-box>
        </draw:frame>
        <draw:frame draw:style-name="gr16" draw:text-style-name="P12" draw:layer="layout" svg:width="0.29cm" svg:height="0.243cm" draw:transform="rotate (1.5707963267949) translate (11.298cm 10.771cm)">
          <draw:text-box>
            <text:p text:style-name="P3"><text:span text:style-name="T10">G1</text:span></text:p>
          </draw:text-box>
        </draw:frame>
        <draw:line draw:style-name="gr9" draw:text-style-name="P1" draw:layer="layout" svg:x1="10.913cm" svg:y1="10.889cm" svg:x2="10.913cm" svg:y2="11.126cm">
          <text:p/>
        </draw:line>
        <draw:frame draw:style-name="gr10" draw:text-style-name="P8" draw:layer="layout" svg:width="0.286cm" svg:height="0.239cm" draw:transform="rotate (1.5707963267949) translate (11.353cm 11.173cm)">
          <draw:text-box>
            <text:p text:style-name="P3"><text:span text:style-name="T3">G1</text:span></text:p>
          </draw:text-box>
        </draw:frame>
        <draw:frame draw:style-name="gr16" draw:text-style-name="P12" draw:layer="layout" svg:width="0.29cm" svg:height="0.243cm" draw:transform="rotate (1.5707963267949) translate (10.82cm 10.771cm)">
          <draw:text-box>
            <text:p text:style-name="P3"><text:span text:style-name="T10">G2</text:span></text:p>
          </draw:text-box>
        </draw:frame>
        <draw:polygon draw:style-name="gr15" draw:text-style-name="P1" draw:layer="layout" svg:width="1.909cm" svg:height="7.878cm" svg:x="1.841cm" svg:y="3.011cm" svg:viewBox="0 0 1910 7879" draw:points="0,7879 1910,7879 1910,0 0,0">
          <text:p/>
        </draw:polygon>
        <draw:frame draw:style-name="gr10" draw:text-style-name="P8" draw:layer="layout" svg:width="0.286cm" svg:height="0.239cm" draw:transform="rotate (1.5707963267949) translate (10.874cm 11.173cm)">
          <draw:text-box>
            <text:p text:style-name="P3"><text:span text:style-name="T3">G2</text:span></text:p>
          </draw:text-box>
        </draw:frame>
        <draw:frame draw:style-name="gr10" draw:text-style-name="P8" draw:layer="layout" svg:width="0.59cm" svg:height="0.239cm" svg:x="1.842cm" svg:y="2.295cm">
          <draw:text-box>
            <text:p text:style-name="P3"><text:span text:style-name="T9">CON9</text:span></text:p>
          </draw:text-box>
        </draw:frame>
        <draw:frame draw:style-name="gr10" draw:text-style-name="P8" draw:layer="layout" svg:width="1.369cm" svg:height="0.239cm" svg:x="1.842cm" svg:y="2.536cm">
          <draw:text-box>
            <text:p text:style-name="P3"><text:span text:style-name="T9">FH34SRJ-30S</text:span></text:p>
          </draw:text-box>
        </draw:frame>
        <draw:line draw:style-name="gr9" draw:text-style-name="P1" draw:layer="layout" svg:x1="3.75cm" svg:y1="3.485cm" svg:x2="4.47cm" svg:y2="3.485cm">
          <text:p/>
        </draw:line>
        <draw:frame draw:style-name="gr10" draw:text-style-name="P8" draw:layer="layout" svg:width="1.302cm" svg:height="0.239cm" svg:x="1.842cm" svg:y="2.773cm">
          <draw:text-box>
            <text:p text:style-name="P3"><text:span text:style-name="T3">FPC-0_5-30P</text:span></text:p>
          </draw:text-box>
        </draw:frame>
        <draw:frame draw:style-name="gr16" draw:text-style-name="P12" draw:layer="layout" svg:width="0.215cm" svg:height="0.243cm" svg:x="3.514cm" svg:y="3.392cm">
          <draw:text-box>
            <text:p text:style-name="P3"><text:span text:style-name="T10">1</text:span></text:p>
          </draw:text-box>
        </draw:frame>
        <draw:line draw:style-name="gr9" draw:text-style-name="P1" draw:layer="layout" svg:x1="3.75cm" svg:y1="3.726cm" svg:x2="4.47cm" svg:y2="3.726cm">
          <text:p/>
        </draw:line>
        <draw:frame draw:style-name="gr16" draw:text-style-name="P12" draw:layer="layout" svg:width="0.215cm" svg:height="0.243cm" svg:x="3.916cm" svg:y="3.239cm">
          <draw:text-box>
            <text:p text:style-name="P3"><text:span text:style-name="T11">1</text:span></text:p>
          </draw:text-box>
        </draw:frame>
        <draw:frame draw:style-name="gr16" draw:text-style-name="P12" draw:layer="layout" svg:width="0.215cm" svg:height="0.243cm" svg:x="3.514cm" svg:y="3.633cm">
          <draw:text-box>
            <text:p text:style-name="P3"><text:span text:style-name="T10">2</text:span></text:p>
          </draw:text-box>
        </draw:frame>
        <draw:line draw:style-name="gr9" draw:text-style-name="P1" draw:layer="layout" svg:x1="3.75cm" svg:y1="3.963cm" svg:x2="4.47cm" svg:y2="3.963cm">
          <text:p/>
        </draw:line>
        <draw:frame draw:style-name="gr16" draw:text-style-name="P12" draw:layer="layout" svg:width="0.215cm" svg:height="0.243cm" svg:x="3.916cm" svg:y="3.481cm">
          <draw:text-box>
            <text:p text:style-name="P3"><text:span text:style-name="T11">2</text:span></text:p>
          </draw:text-box>
        </draw:frame>
        <draw:frame draw:style-name="gr16" draw:text-style-name="P12" draw:layer="layout" svg:width="0.215cm" svg:height="0.243cm" svg:x="3.514cm" svg:y="3.87cm">
          <draw:text-box>
            <text:p text:style-name="P3"><text:span text:style-name="T10">3</text:span></text:p>
          </draw:text-box>
        </draw:frame>
        <draw:line draw:style-name="gr9" draw:text-style-name="P1" draw:layer="layout" svg:x1="3.75cm" svg:y1="4.205cm" svg:x2="4.47cm" svg:y2="4.205cm">
          <text:p/>
        </draw:line>
        <draw:frame draw:style-name="gr16" draw:text-style-name="P12" draw:layer="layout" svg:width="0.215cm" svg:height="0.243cm" svg:x="3.916cm" svg:y="3.718cm">
          <draw:text-box>
            <text:p text:style-name="P3"><text:span text:style-name="T11">3</text:span></text:p>
          </draw:text-box>
        </draw:frame>
        <draw:frame draw:style-name="gr16" draw:text-style-name="P12" draw:layer="layout" svg:width="0.215cm" svg:height="0.243cm" svg:x="3.514cm" svg:y="4.111cm">
          <draw:text-box>
            <text:p text:style-name="P3"><text:span text:style-name="T10">4</text:span></text:p>
          </draw:text-box>
        </draw:frame>
        <draw:line draw:style-name="gr9" draw:text-style-name="P1" draw:layer="layout" svg:x1="3.75cm" svg:y1="4.442cm" svg:x2="4.47cm" svg:y2="4.442cm">
          <text:p/>
        </draw:line>
        <draw:frame draw:style-name="gr16" draw:text-style-name="P12" draw:layer="layout" svg:width="0.215cm" svg:height="0.243cm" svg:x="3.916cm" svg:y="3.959cm">
          <draw:text-box>
            <text:p text:style-name="P3"><text:span text:style-name="T11">4</text:span></text:p>
          </draw:text-box>
        </draw:frame>
        <draw:frame draw:style-name="gr16" draw:text-style-name="P12" draw:layer="layout" svg:width="0.215cm" svg:height="0.243cm" svg:x="3.514cm" svg:y="4.348cm">
          <draw:text-box>
            <text:p text:style-name="P3"><text:span text:style-name="T10">5</text:span></text:p>
          </draw:text-box>
        </draw:frame>
        <draw:line draw:style-name="gr9" draw:text-style-name="P1" draw:layer="layout" svg:x1="3.75cm" svg:y1="4.679cm" svg:x2="4.47cm" svg:y2="4.679cm">
          <text:p/>
        </draw:line>
        <draw:frame draw:style-name="gr16" draw:text-style-name="P12" draw:layer="layout" svg:width="0.215cm" svg:height="0.243cm" svg:x="3.916cm" svg:y="4.196cm">
          <draw:text-box>
            <text:p text:style-name="P3"><text:span text:style-name="T11">5</text:span></text:p>
          </draw:text-box>
        </draw:frame>
        <draw:frame draw:style-name="gr16" draw:text-style-name="P12" draw:layer="layout" svg:width="0.215cm" svg:height="0.243cm" svg:x="3.514cm" svg:y="4.585cm">
          <draw:text-box>
            <text:p text:style-name="P3"><text:span text:style-name="T10">6</text:span></text:p>
          </draw:text-box>
        </draw:frame>
        <draw:line draw:style-name="gr9" draw:text-style-name="P1" draw:layer="layout" svg:x1="3.75cm" svg:y1="4.92cm" svg:x2="4.47cm" svg:y2="4.92cm">
          <text:p/>
        </draw:line>
        <draw:frame draw:style-name="gr16" draw:text-style-name="P12" draw:layer="layout" svg:width="0.215cm" svg:height="0.243cm" svg:x="3.916cm" svg:y="4.433cm">
          <draw:text-box>
            <text:p text:style-name="P3"><text:span text:style-name="T11">6</text:span></text:p>
          </draw:text-box>
        </draw:frame>
        <draw:frame draw:style-name="gr16" draw:text-style-name="P12" draw:layer="layout" svg:width="0.215cm" svg:height="0.243cm" svg:x="3.514cm" svg:y="4.827cm">
          <draw:text-box>
            <text:p text:style-name="P3"><text:span text:style-name="T10">7</text:span></text:p>
          </draw:text-box>
        </draw:frame>
        <draw:line draw:style-name="gr9" draw:text-style-name="P1" draw:layer="layout" svg:x1="3.75cm" svg:y1="5.157cm" svg:x2="4.47cm" svg:y2="5.157cm">
          <text:p/>
        </draw:line>
        <draw:frame draw:style-name="gr16" draw:text-style-name="P12" draw:layer="layout" svg:width="0.215cm" svg:height="0.243cm" svg:x="3.916cm" svg:y="4.674cm">
          <draw:text-box>
            <text:p text:style-name="P3"><text:span text:style-name="T11">7</text:span></text:p>
          </draw:text-box>
        </draw:frame>
        <draw:frame draw:style-name="gr16" draw:text-style-name="P12" draw:layer="layout" svg:width="0.215cm" svg:height="0.243cm" svg:x="3.514cm" svg:y="5.064cm">
          <draw:text-box>
            <text:p text:style-name="P3"><text:span text:style-name="T10">8</text:span></text:p>
          </draw:text-box>
        </draw:frame>
        <draw:line draw:style-name="gr9" draw:text-style-name="P1" draw:layer="layout" svg:x1="3.75cm" svg:y1="5.398cm" svg:x2="4.47cm" svg:y2="5.398cm">
          <text:p/>
        </draw:line>
        <draw:frame draw:style-name="gr16" draw:text-style-name="P12" draw:layer="layout" svg:width="0.215cm" svg:height="0.243cm" svg:x="3.916cm" svg:y="4.911cm">
          <draw:text-box>
            <text:p text:style-name="P3"><text:span text:style-name="T11">8</text:span></text:p>
          </draw:text-box>
        </draw:frame>
        <draw:frame draw:style-name="gr16" draw:text-style-name="P12" draw:layer="layout" svg:width="0.215cm" svg:height="0.243cm" svg:x="3.514cm" svg:y="5.305cm">
          <draw:text-box>
            <text:p text:style-name="P3"><text:span text:style-name="T10">9</text:span></text:p>
          </draw:text-box>
        </draw:frame>
        <draw:line draw:style-name="gr9" draw:text-style-name="P1" draw:layer="layout" svg:x1="3.75cm" svg:y1="5.635cm" svg:x2="4.47cm" svg:y2="5.635cm">
          <text:p/>
        </draw:line>
        <draw:frame draw:style-name="gr16" draw:text-style-name="P12" draw:layer="layout" svg:width="0.215cm" svg:height="0.243cm" svg:x="3.916cm" svg:y="5.153cm">
          <draw:text-box>
            <text:p text:style-name="P3"><text:span text:style-name="T11">9</text:span></text:p>
          </draw:text-box>
        </draw:frame>
        <draw:frame draw:style-name="gr16" draw:text-style-name="P12" draw:layer="layout" svg:width="0.239cm" svg:height="0.243cm" svg:x="3.395cm" svg:y="5.542cm">
          <draw:text-box>
            <text:p text:style-name="P3"><text:span text:style-name="T10">10</text:span></text:p>
          </draw:text-box>
        </draw:frame>
        <draw:line draw:style-name="gr9" draw:text-style-name="P1" draw:layer="layout" svg:x1="3.75cm" svg:y1="5.873cm" svg:x2="4.47cm" svg:y2="5.873cm">
          <text:p/>
        </draw:line>
        <draw:frame draw:style-name="gr16" draw:text-style-name="P12" draw:layer="layout" svg:width="0.239cm" svg:height="0.243cm" svg:x="3.916cm" svg:y="5.39cm">
          <draw:text-box>
            <text:p text:style-name="P3"><text:span text:style-name="T11">10</text:span></text:p>
          </draw:text-box>
        </draw:frame>
        <draw:frame draw:style-name="gr16" draw:text-style-name="P12" draw:layer="layout" svg:width="0.239cm" svg:height="0.243cm" svg:x="3.395cm" svg:y="5.779cm">
          <draw:text-box>
            <text:p text:style-name="P3"><text:span text:style-name="T10">11</text:span></text:p>
          </draw:text-box>
        </draw:frame>
        <draw:line draw:style-name="gr9" draw:text-style-name="P1" draw:layer="layout" svg:x1="3.75cm" svg:y1="6.114cm" svg:x2="4.47cm" svg:y2="6.114cm">
          <text:p/>
        </draw:line>
        <draw:frame draw:style-name="gr16" draw:text-style-name="P12" draw:layer="layout" svg:width="0.239cm" svg:height="0.243cm" svg:x="3.916cm" svg:y="5.627cm">
          <draw:text-box>
            <text:p text:style-name="P3"><text:span text:style-name="T11">11</text:span></text:p>
          </draw:text-box>
        </draw:frame>
        <draw:frame draw:style-name="gr16" draw:text-style-name="P12" draw:layer="layout" svg:width="0.239cm" svg:height="0.243cm" svg:x="3.395cm" svg:y="6.021cm">
          <draw:text-box>
            <text:p text:style-name="P3"><text:span text:style-name="T10">12</text:span></text:p>
          </draw:text-box>
        </draw:frame>
        <draw:line draw:style-name="gr9" draw:text-style-name="P1" draw:layer="layout" svg:x1="3.75cm" svg:y1="6.351cm" svg:x2="4.47cm" svg:y2="6.351cm">
          <text:p/>
        </draw:line>
        <draw:frame draw:style-name="gr16" draw:text-style-name="P12" draw:layer="layout" svg:width="0.239cm" svg:height="0.243cm" svg:x="3.916cm" svg:y="5.868cm">
          <draw:text-box>
            <text:p text:style-name="P3"><text:span text:style-name="T11">12</text:span></text:p>
          </draw:text-box>
        </draw:frame>
        <draw:frame draw:style-name="gr16" draw:text-style-name="P12" draw:layer="layout" svg:width="0.239cm" svg:height="0.243cm" svg:x="3.395cm" svg:y="6.258cm">
          <draw:text-box>
            <text:p text:style-name="P3"><text:span text:style-name="T10">13</text:span></text:p>
          </draw:text-box>
        </draw:frame>
        <draw:line draw:style-name="gr9" draw:text-style-name="P1" draw:layer="layout" svg:x1="3.75cm" svg:y1="6.592cm" svg:x2="4.47cm" svg:y2="6.592cm">
          <text:p/>
        </draw:line>
        <draw:frame draw:style-name="gr16" draw:text-style-name="P12" draw:layer="layout" svg:width="0.239cm" svg:height="0.243cm" svg:x="3.916cm" svg:y="6.105cm">
          <draw:text-box>
            <text:p text:style-name="P3"><text:span text:style-name="T11">13</text:span></text:p>
          </draw:text-box>
        </draw:frame>
        <draw:frame draw:style-name="gr16" draw:text-style-name="P12" draw:layer="layout" svg:width="0.239cm" svg:height="0.243cm" svg:x="3.395cm" svg:y="6.499cm">
          <draw:text-box>
            <text:p text:style-name="P3"><text:span text:style-name="T10">14</text:span></text:p>
          </draw:text-box>
        </draw:frame>
        <draw:line draw:style-name="gr9" draw:text-style-name="P1" draw:layer="layout" svg:x1="3.75cm" svg:y1="6.829cm" svg:x2="4.47cm" svg:y2="6.829cm">
          <text:p/>
        </draw:line>
        <draw:frame draw:style-name="gr16" draw:text-style-name="P12" draw:layer="layout" svg:width="0.239cm" svg:height="0.243cm" svg:x="3.916cm" svg:y="6.347cm">
          <draw:text-box>
            <text:p text:style-name="P3"><text:span text:style-name="T11">14</text:span></text:p>
          </draw:text-box>
        </draw:frame>
        <draw:frame draw:style-name="gr16" draw:text-style-name="P12" draw:layer="layout" svg:width="0.239cm" svg:height="0.243cm" svg:x="3.395cm" svg:y="6.736cm">
          <draw:text-box>
            <text:p text:style-name="P3"><text:span text:style-name="T10">15</text:span></text:p>
          </draw:text-box>
        </draw:frame>
        <draw:line draw:style-name="gr9" draw:text-style-name="P1" draw:layer="layout" svg:x1="3.75cm" svg:y1="7.066cm" svg:x2="4.47cm" svg:y2="7.066cm">
          <text:p/>
        </draw:line>
        <draw:frame draw:style-name="gr16" draw:text-style-name="P12" draw:layer="layout" svg:width="0.239cm" svg:height="0.243cm" svg:x="3.916cm" svg:y="6.584cm">
          <draw:text-box>
            <text:p text:style-name="P3"><text:span text:style-name="T11">15</text:span></text:p>
          </draw:text-box>
        </draw:frame>
        <draw:frame draw:style-name="gr16" draw:text-style-name="P12" draw:layer="layout" svg:width="0.239cm" svg:height="0.243cm" svg:x="3.395cm" svg:y="6.973cm">
          <draw:text-box>
            <text:p text:style-name="P3"><text:span text:style-name="T10">16</text:span></text:p>
          </draw:text-box>
        </draw:frame>
        <draw:line draw:style-name="gr9" draw:text-style-name="P1" draw:layer="layout" svg:x1="3.75cm" svg:y1="7.308cm" svg:x2="4.47cm" svg:y2="7.308cm">
          <text:p/>
        </draw:line>
        <draw:frame draw:style-name="gr16" draw:text-style-name="P12" draw:layer="layout" svg:width="0.239cm" svg:height="0.243cm" svg:x="3.916cm" svg:y="6.821cm">
          <draw:text-box>
            <text:p text:style-name="P3"><text:span text:style-name="T11">16</text:span></text:p>
          </draw:text-box>
        </draw:frame>
        <draw:frame draw:style-name="gr16" draw:text-style-name="P12" draw:layer="layout" svg:width="0.239cm" svg:height="0.243cm" svg:x="3.395cm" svg:y="7.214cm">
          <draw:text-box>
            <text:p text:style-name="P3"><text:span text:style-name="T10">17</text:span></text:p>
          </draw:text-box>
        </draw:frame>
        <draw:line draw:style-name="gr9" draw:text-style-name="P1" draw:layer="layout" svg:x1="3.75cm" svg:y1="7.545cm" svg:x2="4.47cm" svg:y2="7.545cm">
          <text:p/>
        </draw:line>
        <draw:frame draw:style-name="gr16" draw:text-style-name="P12" draw:layer="layout" svg:width="0.239cm" svg:height="0.243cm" svg:x="3.916cm" svg:y="7.062cm">
          <draw:text-box>
            <text:p text:style-name="P3"><text:span text:style-name="T11">17</text:span></text:p>
          </draw:text-box>
        </draw:frame>
        <draw:frame draw:style-name="gr16" draw:text-style-name="P12" draw:layer="layout" svg:width="0.239cm" svg:height="0.243cm" svg:x="3.395cm" svg:y="7.451cm">
          <draw:text-box>
            <text:p text:style-name="P3"><text:span text:style-name="T10">18</text:span></text:p>
          </draw:text-box>
        </draw:frame>
        <draw:line draw:style-name="gr9" draw:text-style-name="P1" draw:layer="layout" svg:x1="3.75cm" svg:y1="7.786cm" svg:x2="4.47cm" svg:y2="7.786cm">
          <text:p/>
        </draw:line>
        <draw:frame draw:style-name="gr16" draw:text-style-name="P12" draw:layer="layout" svg:width="0.239cm" svg:height="0.243cm" svg:x="3.916cm" svg:y="7.299cm">
          <draw:text-box>
            <text:p text:style-name="P3"><text:span text:style-name="T11">18</text:span></text:p>
          </draw:text-box>
        </draw:frame>
        <draw:frame draw:style-name="gr16" draw:text-style-name="P12" draw:layer="layout" svg:width="0.239cm" svg:height="0.243cm" svg:x="3.395cm" svg:y="7.693cm">
          <draw:text-box>
            <text:p text:style-name="P3"><text:span text:style-name="T10">19</text:span></text:p>
          </draw:text-box>
        </draw:frame>
        <draw:line draw:style-name="gr9" draw:text-style-name="P1" draw:layer="layout" svg:x1="3.75cm" svg:y1="8.023cm" svg:x2="4.47cm" svg:y2="8.023cm">
          <text:p/>
        </draw:line>
        <draw:frame draw:style-name="gr16" draw:text-style-name="P12" draw:layer="layout" svg:width="0.239cm" svg:height="0.243cm" svg:x="3.916cm" svg:y="7.54cm">
          <draw:text-box>
            <text:p text:style-name="P3"><text:span text:style-name="T11">19</text:span></text:p>
          </draw:text-box>
        </draw:frame>
        <draw:frame draw:style-name="gr16" draw:text-style-name="P12" draw:layer="layout" svg:width="0.239cm" svg:height="0.243cm" svg:x="3.395cm" svg:y="7.93cm">
          <draw:text-box>
            <text:p text:style-name="P3"><text:span text:style-name="T10">20</text:span></text:p>
          </draw:text-box>
        </draw:frame>
        <draw:line draw:style-name="gr9" draw:text-style-name="P1" draw:layer="layout" svg:x1="3.75cm" svg:y1="8.26cm" svg:x2="4.47cm" svg:y2="8.26cm">
          <text:p/>
        </draw:line>
        <draw:frame draw:style-name="gr16" draw:text-style-name="P12" draw:layer="layout" svg:width="0.239cm" svg:height="0.243cm" svg:x="3.916cm" svg:y="7.777cm">
          <draw:text-box>
            <text:p text:style-name="P3"><text:span text:style-name="T11">20</text:span></text:p>
          </draw:text-box>
        </draw:frame>
        <draw:frame draw:style-name="gr16" draw:text-style-name="P12" draw:layer="layout" svg:width="0.239cm" svg:height="0.243cm" svg:x="3.395cm" svg:y="8.167cm">
          <draw:text-box>
            <text:p text:style-name="P3"><text:span text:style-name="T10">21</text:span></text:p>
          </draw:text-box>
        </draw:frame>
        <draw:line draw:style-name="gr9" draw:text-style-name="P1" draw:layer="layout" svg:x1="3.75cm" svg:y1="8.501cm" svg:x2="4.47cm" svg:y2="8.501cm">
          <text:p/>
        </draw:line>
        <draw:frame draw:style-name="gr16" draw:text-style-name="P12" draw:layer="layout" svg:width="0.239cm" svg:height="0.243cm" svg:x="3.916cm" svg:y="8.014cm">
          <draw:text-box>
            <text:p text:style-name="P3"><text:span text:style-name="T11">21</text:span></text:p>
          </draw:text-box>
        </draw:frame>
        <draw:frame draw:style-name="gr16" draw:text-style-name="P12" draw:layer="layout" svg:width="0.239cm" svg:height="0.243cm" svg:x="3.395cm" svg:y="8.408cm">
          <draw:text-box>
            <text:p text:style-name="P3"><text:span text:style-name="T10">22</text:span></text:p>
          </draw:text-box>
        </draw:frame>
        <draw:line draw:style-name="gr9" draw:text-style-name="P1" draw:layer="layout" svg:x1="3.75cm" svg:y1="8.739cm" svg:x2="4.47cm" svg:y2="8.739cm">
          <text:p/>
        </draw:line>
        <draw:frame draw:style-name="gr16" draw:text-style-name="P12" draw:layer="layout" svg:width="0.239cm" svg:height="0.243cm" svg:x="3.916cm" svg:y="8.256cm">
          <draw:text-box>
            <text:p text:style-name="P3"><text:span text:style-name="T11">22</text:span></text:p>
          </draw:text-box>
        </draw:frame>
        <draw:frame draw:style-name="gr16" draw:text-style-name="P12" draw:layer="layout" svg:width="0.239cm" svg:height="0.243cm" svg:x="3.395cm" svg:y="8.645cm">
          <draw:text-box>
            <text:p text:style-name="P3"><text:span text:style-name="T10">23</text:span></text:p>
          </draw:text-box>
        </draw:frame>
        <draw:line draw:style-name="gr9" draw:text-style-name="P1" draw:layer="layout" svg:x1="3.75cm" svg:y1="8.98cm" svg:x2="4.47cm" svg:y2="8.98cm">
          <text:p/>
        </draw:line>
        <draw:frame draw:style-name="gr16" draw:text-style-name="P12" draw:layer="layout" svg:width="0.239cm" svg:height="0.243cm" svg:x="3.916cm" svg:y="8.493cm">
          <draw:text-box>
            <text:p text:style-name="P3"><text:span text:style-name="T11">23</text:span></text:p>
          </draw:text-box>
        </draw:frame>
        <draw:frame draw:style-name="gr16" draw:text-style-name="P12" draw:layer="layout" svg:width="0.239cm" svg:height="0.243cm" svg:x="3.395cm" svg:y="8.887cm">
          <draw:text-box>
            <text:p text:style-name="P3"><text:span text:style-name="T10">24</text:span></text:p>
          </draw:text-box>
        </draw:frame>
        <draw:line draw:style-name="gr9" draw:text-style-name="P1" draw:layer="layout" svg:x1="3.75cm" svg:y1="9.217cm" svg:x2="4.47cm" svg:y2="9.217cm">
          <text:p/>
        </draw:line>
        <draw:frame draw:style-name="gr16" draw:text-style-name="P12" draw:layer="layout" svg:width="0.239cm" svg:height="0.243cm" svg:x="3.916cm" svg:y="8.734cm">
          <draw:text-box>
            <text:p text:style-name="P3"><text:span text:style-name="T11">24</text:span></text:p>
          </draw:text-box>
        </draw:frame>
        <draw:frame draw:style-name="gr16" draw:text-style-name="P12" draw:layer="layout" svg:width="0.239cm" svg:height="0.243cm" svg:x="3.395cm" svg:y="9.124cm">
          <draw:text-box>
            <text:p text:style-name="P3"><text:span text:style-name="T10">25</text:span></text:p>
          </draw:text-box>
        </draw:frame>
        <draw:line draw:style-name="gr9" draw:text-style-name="P1" draw:layer="layout" svg:x1="3.75cm" svg:y1="9.454cm" svg:x2="4.47cm" svg:y2="9.454cm">
          <text:p/>
        </draw:line>
        <draw:frame draw:style-name="gr16" draw:text-style-name="P12" draw:layer="layout" svg:width="0.239cm" svg:height="0.243cm" svg:x="3.916cm" svg:y="8.971cm">
          <draw:text-box>
            <text:p text:style-name="P3"><text:span text:style-name="T11">25</text:span></text:p>
          </draw:text-box>
        </draw:frame>
        <draw:frame draw:style-name="gr16" draw:text-style-name="P12" draw:layer="layout" svg:width="0.239cm" svg:height="0.243cm" svg:x="3.395cm" svg:y="9.361cm">
          <draw:text-box>
            <text:p text:style-name="P3"><text:span text:style-name="T10">26</text:span></text:p>
          </draw:text-box>
        </draw:frame>
        <draw:line draw:style-name="gr9" draw:text-style-name="P1" draw:layer="layout" svg:x1="3.75cm" svg:y1="9.695cm" svg:x2="4.47cm" svg:y2="9.695cm">
          <text:p/>
        </draw:line>
        <draw:frame draw:style-name="gr16" draw:text-style-name="P12" draw:layer="layout" svg:width="0.239cm" svg:height="0.243cm" svg:x="3.916cm" svg:y="9.208cm">
          <draw:text-box>
            <text:p text:style-name="P3"><text:span text:style-name="T11">26</text:span></text:p>
          </draw:text-box>
        </draw:frame>
        <draw:frame draw:style-name="gr16" draw:text-style-name="P12" draw:layer="layout" svg:width="0.239cm" svg:height="0.243cm" svg:x="3.395cm" svg:y="9.602cm">
          <draw:text-box>
            <text:p text:style-name="P3"><text:span text:style-name="T10">27</text:span></text:p>
          </draw:text-box>
        </draw:frame>
        <draw:line draw:style-name="gr9" draw:text-style-name="P1" draw:layer="layout" svg:x1="3.75cm" svg:y1="9.932cm" svg:x2="4.47cm" svg:y2="9.932cm">
          <text:p/>
        </draw:line>
        <draw:frame draw:style-name="gr16" draw:text-style-name="P12" draw:layer="layout" svg:width="0.239cm" svg:height="0.243cm" svg:x="3.916cm" svg:y="9.45cm">
          <draw:text-box>
            <text:p text:style-name="P3"><text:span text:style-name="T11">27</text:span></text:p>
          </draw:text-box>
        </draw:frame>
        <draw:frame draw:style-name="gr16" draw:text-style-name="P12" draw:layer="layout" svg:width="0.239cm" svg:height="0.243cm" svg:x="3.395cm" svg:y="9.839cm">
          <draw:text-box>
            <text:p text:style-name="P3"><text:span text:style-name="T10">28</text:span></text:p>
          </draw:text-box>
        </draw:frame>
        <draw:line draw:style-name="gr9" draw:text-style-name="P1" draw:layer="layout" svg:x1="3.75cm" svg:y1="10.174cm" svg:x2="4.47cm" svg:y2="10.174cm">
          <text:p/>
        </draw:line>
        <draw:frame draw:style-name="gr16" draw:text-style-name="P12" draw:layer="layout" svg:width="0.239cm" svg:height="0.243cm" svg:x="3.916cm" svg:y="9.687cm">
          <draw:text-box>
            <text:p text:style-name="P3"><text:span text:style-name="T11">28</text:span></text:p>
          </draw:text-box>
        </draw:frame>
        <draw:frame draw:style-name="gr16" draw:text-style-name="P12" draw:layer="layout" svg:width="0.239cm" svg:height="0.243cm" svg:x="3.395cm" svg:y="10.08cm">
          <draw:text-box>
            <text:p text:style-name="P3"><text:span text:style-name="T10">29</text:span></text:p>
          </draw:text-box>
        </draw:frame>
        <draw:line draw:style-name="gr9" draw:text-style-name="P1" draw:layer="layout" svg:x1="3.75cm" svg:y1="10.411cm" svg:x2="4.47cm" svg:y2="10.411cm">
          <text:p/>
        </draw:line>
        <draw:frame draw:style-name="gr16" draw:text-style-name="P12" draw:layer="layout" svg:width="0.239cm" svg:height="0.243cm" svg:x="3.916cm" svg:y="9.928cm">
          <draw:text-box>
            <text:p text:style-name="P3"><text:span text:style-name="T11">29</text:span></text:p>
          </draw:text-box>
        </draw:frame>
        <draw:frame draw:style-name="gr16" draw:text-style-name="P12" draw:layer="layout" svg:width="0.239cm" svg:height="0.243cm" svg:x="3.395cm" svg:y="10.317cm">
          <draw:text-box>
            <text:p text:style-name="P3"><text:span text:style-name="T10">30</text:span></text:p>
          </draw:text-box>
        </draw:frame>
        <draw:line draw:style-name="gr9" draw:text-style-name="P1" draw:layer="layout" svg:x1="2.556cm" svg:y1="10.889cm" svg:x2="2.556cm" svg:y2="11.126cm">
          <text:p/>
        </draw:line>
        <draw:frame draw:style-name="gr16" draw:text-style-name="P12" draw:layer="layout" svg:width="0.239cm" svg:height="0.243cm" svg:x="3.916cm" svg:y="10.165cm">
          <draw:text-box>
            <text:p text:style-name="P3"><text:span text:style-name="T11">30</text:span></text:p>
          </draw:text-box>
        </draw:frame>
        <draw:frame draw:style-name="gr16" draw:text-style-name="P12" draw:layer="layout" svg:width="0.29cm" svg:height="0.243cm" draw:transform="rotate (1.5707963267949) translate (2.463cm 10.771cm)">
          <draw:text-box>
            <text:p text:style-name="P3"><text:span text:style-name="T10">G1</text:span></text:p>
          </draw:text-box>
        </draw:frame>
        <draw:line draw:style-name="gr9" draw:text-style-name="P1" draw:layer="layout" svg:x1="2.082cm" svg:y1="10.889cm" svg:x2="2.082cm" svg:y2="11.126cm">
          <text:p/>
        </draw:line>
        <draw:frame draw:style-name="gr10" draw:text-style-name="P8" draw:layer="layout" svg:width="0.286cm" svg:height="0.239cm" draw:transform="rotate (1.5707963267949) translate (2.518cm 11.173cm)">
          <draw:text-box>
            <text:p text:style-name="P3"><text:span text:style-name="T3">G1</text:span></text:p>
          </draw:text-box>
        </draw:frame>
        <draw:frame draw:style-name="gr16" draw:text-style-name="P12" draw:layer="layout" svg:width="0.29cm" svg:height="0.243cm" draw:transform="rotate (1.5707963267949) translate (1.989cm 10.771cm)">
          <draw:text-box>
            <text:p text:style-name="P3"><text:span text:style-name="T10">G2</text:span></text:p>
          </draw:text-box>
        </draw:frame>
        <draw:line draw:style-name="gr17" draw:text-style-name="P1" draw:layer="layout" svg:x1="5.423cm" svg:y1="8.501cm" svg:x2="5.35cm" svg:y2="8.574cm">
          <text:p/>
        </draw:line>
        <draw:line draw:style-name="gr17" draw:text-style-name="P1" draw:layer="layout" svg:x1="5.351cm" svg:y1="8.574cm" svg:x2="5.207cm" svg:y2="8.429cm">
          <text:p/>
        </draw:line>
        <draw:line draw:style-name="gr17" draw:text-style-name="P1" draw:layer="layout" svg:x1="5.208cm" svg:y1="8.429cm" svg:x2="5.067cm" svg:y2="8.574cm">
          <text:p/>
        </draw:line>
        <draw:line draw:style-name="gr17" draw:text-style-name="P1" draw:layer="layout" svg:x1="5.068cm" svg:y1="8.574cm" svg:x2="4.923cm" svg:y2="8.429cm">
          <text:p/>
        </draw:line>
        <draw:line draw:style-name="gr17" draw:text-style-name="P1" draw:layer="layout" svg:x1="4.924cm" svg:y1="8.429cm" svg:x2="4.779cm" svg:y2="8.574cm">
          <text:p/>
        </draw:line>
        <draw:line draw:style-name="gr17" draw:text-style-name="P1" draw:layer="layout" svg:x1="4.78cm" svg:y1="8.574cm" svg:x2="4.707cm" svg:y2="8.501cm">
          <text:p/>
        </draw:line>
        <draw:frame draw:style-name="gr10" draw:text-style-name="P8" draw:layer="layout" svg:width="0.286cm" svg:height="0.239cm" draw:transform="rotate (1.5707963267949) translate (2.039cm 11.173cm)">
          <draw:text-box>
            <text:p text:style-name="P3"><text:span text:style-name="T3">G2</text:span></text:p>
          </draw:text-box>
        </draw:frame>
        <draw:frame draw:style-name="gr10" draw:text-style-name="P8" draw:layer="layout" svg:width="0.51cm" svg:height="0.239cm" svg:x="4.229cm" svg:y="8.264cm">
          <draw:text-box>
            <text:p text:style-name="P3"><text:span text:style-name="T9">R252</text:span></text:p>
          </draw:text-box>
        </draw:frame>
        <draw:line draw:style-name="gr9" draw:text-style-name="P1" draw:layer="layout" svg:x1="5.422cm" svg:y1="8.501cm" svg:x2="5.664cm" svg:y2="8.501cm">
          <text:p/>
        </draw:line>
        <draw:line draw:style-name="gr9" draw:text-style-name="P1" draw:layer="layout" svg:x1="4.707cm" svg:y1="8.501cm" svg:x2="4.47cm" svg:y2="8.501cm">
          <text:p/>
        </draw:line>
        <draw:line draw:style-name="gr17" draw:text-style-name="P1" draw:layer="layout" svg:x1="11.391cm" svg:y1="15.901cm" svg:x2="11.391cm" svg:y2="15.948cm">
          <text:p/>
        </draw:line>
        <draw:line draw:style-name="gr17" draw:text-style-name="P1" draw:layer="layout" svg:x1="11.176cm" svg:y1="16.071cm" svg:x2="11.607cm" svg:y2="16.071cm">
          <text:p/>
        </draw:line>
        <draw:line draw:style-name="gr17" draw:text-style-name="P1" draw:layer="layout" svg:x1="11.176cm" svg:y1="15.948cm" svg:x2="11.607cm" svg:y2="15.948cm">
          <text:p/>
        </draw:line>
        <draw:line draw:style-name="gr17" draw:text-style-name="P1" draw:layer="layout" svg:x1="11.391cm" svg:y1="16.143cm" svg:x2="11.391cm" svg:y2="16.071cm">
          <text:p/>
        </draw:line>
        <draw:frame draw:style-name="gr10" draw:text-style-name="P8" draw:layer="layout" svg:width="1.077cm" svg:height="0.239cm" svg:x="5.423cm" svg:y="8.264cm">
          <draw:text-box>
            <text:p text:style-name="P3"><text:span text:style-name="T9">22R</text:span><text:span text:style-name="T3"> R0201</text:span></text:p>
          </draw:text-box>
        </draw:frame>
        <draw:frame draw:style-name="gr10" draw:text-style-name="P8" draw:layer="layout" svg:width="0.51cm" svg:height="0.239cm" svg:x="11.633cm" svg:y="15.668cm">
          <draw:text-box>
            <text:p text:style-name="P3"><text:span text:style-name="T9">C489</text:span></text:p>
          </draw:text-box>
        </draw:frame>
        <draw:frame draw:style-name="gr10" draw:text-style-name="P8" draw:layer="layout" svg:width="0.489cm" svg:height="0.239cm" svg:x="11.633cm" svg:y="15.905cm">
          <draw:text-box>
            <text:p text:style-name="P3"><text:span text:style-name="T9">10uF</text:span></text:p>
          </draw:text-box>
        </draw:frame>
        <draw:line draw:style-name="gr9" draw:text-style-name="P1" draw:layer="layout" svg:x1="11.391cm" svg:y1="15.901cm" svg:x2="11.391cm" svg:y2="15.664cm">
          <text:p/>
        </draw:line>
        <draw:line draw:style-name="gr9" draw:text-style-name="P1" draw:layer="layout" svg:x1="11.391cm" svg:y1="16.143cm" svg:x2="11.391cm" svg:y2="16.38cm">
          <text:p/>
        </draw:line>
        <draw:line draw:style-name="gr17" draw:text-style-name="P1" draw:layer="layout" svg:x1="5.423cm" svg:y1="8.739cm" svg:x2="5.35cm" svg:y2="8.811cm">
          <text:p/>
        </draw:line>
        <draw:line draw:style-name="gr17" draw:text-style-name="P1" draw:layer="layout" svg:x1="5.351cm" svg:y1="8.811cm" svg:x2="5.207cm" svg:y2="8.667cm">
          <text:p/>
        </draw:line>
        <draw:line draw:style-name="gr17" draw:text-style-name="P1" draw:layer="layout" svg:x1="5.208cm" svg:y1="8.667cm" svg:x2="5.067cm" svg:y2="8.811cm">
          <text:p/>
        </draw:line>
        <draw:line draw:style-name="gr17" draw:text-style-name="P1" draw:layer="layout" svg:x1="5.068cm" svg:y1="8.811cm" svg:x2="4.923cm" svg:y2="8.667cm">
          <text:p/>
        </draw:line>
        <draw:line draw:style-name="gr17" draw:text-style-name="P1" draw:layer="layout" svg:x1="4.924cm" svg:y1="8.667cm" svg:x2="4.779cm" svg:y2="8.811cm">
          <text:p/>
        </draw:line>
        <draw:line draw:style-name="gr17" draw:text-style-name="P1" draw:layer="layout" svg:x1="4.78cm" svg:y1="8.811cm" svg:x2="4.707cm" svg:y2="8.739cm">
          <text:p/>
        </draw:line>
        <draw:frame draw:style-name="gr10" draw:text-style-name="P8" draw:layer="layout" svg:width="0.629cm" svg:height="0.239cm" svg:x="11.633cm" svg:y="16.146cm">
          <draw:text-box>
            <text:p text:style-name="P3"><text:span text:style-name="T3">C0402</text:span></text:p>
          </draw:text-box>
        </draw:frame>
        <draw:frame draw:style-name="gr10" draw:text-style-name="P8" draw:layer="layout" svg:width="0.51cm" svg:height="0.239cm" svg:x="4.229cm" svg:y="8.505cm">
          <draw:text-box>
            <text:p text:style-name="P3"><text:span text:style-name="T9">R253</text:span></text:p>
          </draw:text-box>
        </draw:frame>
        <draw:line draw:style-name="gr9" draw:text-style-name="P1" draw:layer="layout" svg:x1="5.422cm" svg:y1="8.739cm" svg:x2="5.664cm" svg:y2="8.739cm">
          <text:p/>
        </draw:line>
        <draw:line draw:style-name="gr9" draw:text-style-name="P1" draw:layer="layout" svg:x1="4.707cm" svg:y1="8.739cm" svg:x2="4.47cm" svg:y2="8.739cm">
          <text:p/>
        </draw:line>
        <draw:line draw:style-name="gr17" draw:text-style-name="P1" draw:layer="layout" svg:x1="20.942cm" svg:y1="15.901cm" svg:x2="20.942cm" svg:y2="15.948cm">
          <text:p/>
        </draw:line>
        <draw:line draw:style-name="gr17" draw:text-style-name="P1" draw:layer="layout" svg:x1="20.726cm" svg:y1="16.071cm" svg:x2="21.158cm" svg:y2="16.071cm">
          <text:p/>
        </draw:line>
        <draw:line draw:style-name="gr17" draw:text-style-name="P1" draw:layer="layout" svg:x1="20.726cm" svg:y1="15.948cm" svg:x2="21.158cm" svg:y2="15.948cm">
          <text:p/>
        </draw:line>
        <draw:line draw:style-name="gr17" draw:text-style-name="P1" draw:layer="layout" svg:x1="20.942cm" svg:y1="16.143cm" svg:x2="20.942cm" svg:y2="16.071cm">
          <text:p/>
        </draw:line>
        <draw:frame draw:style-name="gr10" draw:text-style-name="P8" draw:layer="layout" svg:width="1.077cm" svg:height="0.239cm" svg:x="5.423cm" svg:y="8.505cm">
          <draw:text-box>
            <text:p text:style-name="P3"><text:span text:style-name="T9">22R</text:span><text:span text:style-name="T3"> R0201</text:span></text:p>
          </draw:text-box>
        </draw:frame>
        <draw:frame draw:style-name="gr10" draw:text-style-name="P8" draw:layer="layout" svg:width="0.51cm" svg:height="0.239cm" svg:x="21.184cm" svg:y="15.668cm">
          <draw:text-box>
            <text:p text:style-name="P3"><text:span text:style-name="T9">C495</text:span></text:p>
          </draw:text-box>
        </draw:frame>
        <draw:frame draw:style-name="gr10" draw:text-style-name="P8" draw:layer="layout" svg:width="0.489cm" svg:height="0.239cm" svg:x="21.184cm" svg:y="15.905cm">
          <draw:text-box>
            <text:p text:style-name="P3"><text:span text:style-name="T9">10uF</text:span></text:p>
          </draw:text-box>
        </draw:frame>
        <draw:line draw:style-name="gr9" draw:text-style-name="P1" draw:layer="layout" svg:x1="20.942cm" svg:y1="15.901cm" svg:x2="20.942cm" svg:y2="15.664cm">
          <text:p/>
        </draw:line>
        <draw:line draw:style-name="gr9" draw:text-style-name="P1" draw:layer="layout" svg:x1="20.942cm" svg:y1="16.143cm" svg:x2="20.942cm" svg:y2="16.38cm">
          <text:p/>
        </draw:line>
        <draw:path draw:style-name="gr8" draw:text-style-name="P7" draw:layer="layout" svg:width="0.093cm" svg:height="0.093cm" svg:x="20.417cm" svg:y="11.317cm" svg:viewBox="0 0 94 94" svg:d="M94 46c0-29-22-46-48-46-29 0-46 17-46 46 0 26 17 48 46 48 26 0 48-22 48-48z">
          <text:p/>
        </draw:path>
        <draw:path draw:style-name="gr8" draw:text-style-name="P7" draw:layer="layout" svg:width="0.089cm" svg:height="0.089cm" svg:x="23.046cm" svg:y="9.886cm" svg:viewBox="0 0 90 90" svg:d="M90 43c0-25-21-43-48-43-25 0-42 18-42 43s17 47 42 47c27 0 48-22 48-47z">
          <text:p/>
        </draw:path>
        <draw:path draw:style-name="gr8" draw:text-style-name="P7" draw:layer="layout" svg:width="0.089cm" svg:height="0.093cm" svg:x="23.046cm" svg:y="10.123cm" svg:viewBox="0 0 90 94" svg:d="M90 46c0-29-21-46-48-46-25 0-42 17-42 46 0 27 17 48 42 48 27 0 48-21 48-48z">
          <text:p/>
        </draw:path>
        <draw:path draw:style-name="gr8" draw:text-style-name="P7" draw:layer="layout" svg:width="0.089cm" svg:height="0.094cm" svg:x="23.046cm" svg:y="9.407cm" svg:viewBox="0 0 90 95" svg:d="M90 48c0-31-21-48-48-48-25 0-42 17-42 48 0 25 17 47 42 47 27 0 48-22 48-47z">
          <text:p/>
        </draw:path>
        <draw:path draw:style-name="gr8" draw:text-style-name="P7" draw:layer="layout" svg:width="0.094cm" svg:height="0.093cm" svg:x="10.866cm" svg:y="11.317cm" svg:viewBox="0 0 95 94" svg:d="M95 46c0-29-22-46-48-46-30 0-47 17-47 46 0 26 17 48 47 48 26 0 48-22 48-48z">
          <text:p/>
        </draw:path>
        <draw:path draw:style-name="gr8" draw:text-style-name="P7" draw:layer="layout" svg:width="0.089cm" svg:height="0.089cm" svg:x="13.495cm" svg:y="9.886cm" svg:viewBox="0 0 90 90" svg:d="M90 43c0-25-21-43-46-43-26 0-44 18-44 43s18 47 44 47c25 0 46-22 46-47z">
          <text:p/>
        </draw:path>
        <draw:path draw:style-name="gr8" draw:text-style-name="P7" draw:layer="layout" svg:width="0.089cm" svg:height="0.093cm" svg:x="13.495cm" svg:y="10.123cm" svg:viewBox="0 0 90 94" svg:d="M90 46c0-29-21-46-46-46-26 0-44 17-44 46 0 27 18 48 44 48 25 0 46-21 46-48z">
          <text:p/>
        </draw:path>
        <draw:path draw:style-name="gr8" draw:text-style-name="P7" draw:layer="layout" svg:width="0.089cm" svg:height="0.094cm" svg:x="13.495cm" svg:y="9.407cm" svg:viewBox="0 0 90 95" svg:d="M90 48c0-31-21-48-46-48-26 0-44 17-44 48 0 25 18 47 44 47 25 0 46-22 46-47z">
          <text:p/>
        </draw:path>
        <draw:path draw:style-name="gr8" draw:text-style-name="P7" draw:layer="layout" svg:width="0.093cm" svg:height="0.093cm" svg:x="2.032cm" svg:y="11.317cm" svg:viewBox="0 0 94 94" svg:d="M94 46c0-29-22-46-48-46-30 0-46 17-46 46 0 26 16 48 46 48 26 0 48-22 48-48z">
          <text:p/>
        </draw:path>
        <draw:path draw:style-name="gr8" draw:text-style-name="P7" draw:layer="layout" svg:width="0.089cm" svg:height="0.093cm" svg:x="4.66cm" svg:y="10.123cm" svg:viewBox="0 0 90 94" svg:d="M90 46c0-29-21-46-47-46s-43 17-43 46c0 27 17 48 43 48s47-21 47-48z">
          <text:p/>
        </draw:path>
        <draw:path draw:style-name="gr8" draw:text-style-name="P7" draw:layer="layout" svg:width="0.089cm" svg:height="0.089cm" svg:x="4.66cm" svg:y="9.886cm" svg:viewBox="0 0 90 90" svg:d="M90 43c0-25-21-43-47-43s-43 18-43 43 17 47 43 47 47-22 47-47z">
          <text:p/>
        </draw:path>
        <draw:path draw:style-name="gr8" draw:text-style-name="P7" draw:layer="layout" svg:width="0.089cm" svg:height="0.094cm" svg:x="4.66cm" svg:y="9.407cm" svg:viewBox="0 0 90 95" svg:d="M90 48c0-31-21-48-47-48s-43 17-43 48c0 25 17 47 43 47s47-22 47-47z">
          <text:p/>
        </draw:path>
        <draw:frame draw:style-name="gr10" draw:text-style-name="P8" draw:layer="layout" svg:width="0.629cm" svg:height="0.239cm" svg:x="21.184cm" svg:y="16.146cm">
          <draw:text-box>
            <text:p text:style-name="P3"><text:span text:style-name="T3">C0402</text:span></text:p>
          </draw:text-box>
        </draw:frame>
        <draw:frame draw:style-name="gr18" draw:text-style-name="P13" draw:layer="layout" svg:width="10.78cm" svg:height="0.938cm" svg:x="9.496cm" svg:y="10.061cm">
          <draw:text-box>
            <text:p>ubuntu создание пользователя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ngXian" svg:font-family="DengXian" style:font-pitch="variable"/>
    <style:font-face style:name="DengXian1" svg:font-family="DengXi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SimSun" svg:font-family="NSimSun" style:font-pitch="variable"/>
    <style:font-face style:name="NSimSun1" svg:font-family="NSimSu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89" draw:style="rect" draw:dots1="1" draw:dots1-length="0.016cm" draw:distance="0.016cm"/>
    <draw:stroke-dash draw:name="stroke-dash227" draw:style="rect" draw:dots1="1" draw:distance="0.025cm"/>
    <draw:stroke-dash draw:name="stroke-dash308" draw:style="rect" draw:dots1="1" draw:dots1-length="0.025cm" draw:distance="0.025cm"/>
    <draw:stroke-dash draw:name="stroke-dash313" draw:style="rect" draw:dots1="1" draw:dots1-length="0.093cm" draw:distance="0.093cm"/>
    <draw:stroke-dash draw:name="stroke-dash360" draw:style="rect" draw:dots1="1" draw:dots1-length="0.042cm" draw:distance="0.042cm"/>
    <draw:stroke-dash draw:name="stroke-dash421" draw:style="rect" draw:dots1="1" draw:distance="0.067cm"/>
    <draw:stroke-dash draw:name="stroke-dash518" draw:style="rect" draw:dots1="1" draw:dots1-length="0.042cm" draw:dots2="1" draw:distance="0.042cm"/>
    <draw:stroke-dash draw:name="stroke-dash74" draw:style="rect" draw:dots1="1" draw:dots1-length="0.067cm" draw:distance="0.06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9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98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0-08T10:29:06.217062695</dc:date>
    <meta:editing-duration>PT43S</meta:editing-duration>
    <meta:editing-cycles>1</meta:editing-cycles>
    <meta:document-statistic meta:object-count="1141"/>
    <meta:generator>LibreOffice/7.3.7.2$Linux_X86_64 LibreOffice_project/30$Build-2</meta:generator>
  </office:meta>
</office:document-meta>
</file>